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Noto Symbol" svg:font-family="Noto Symbol"/>
  </office:font-face-decls>
  <office:automatic-styles>
    <style:style style:name="P1" style:family="paragraph" style:parent-style-name="Standard" style:master-page-name="Standard">
      <style:paragraph-properties fo:text-align="right" fo:break-before="auto" fo:text-indent="0cm" fo:line-height="100%" fo:margin-left="0cm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1.27cm" style:writing-mode="lr-tb"/>
    </style:style>
    <style:style style:name="P3" style:family="paragraph" style:parent-style-name="Standard">
      <style:paragraph-properties fo:text-align="center" fo:break-before="auto" fo:text-indent="0cm" fo:line-height="100%" fo:margin-left="1.27cm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 fo:font-weight="bold" style:font-weight-asian="bold" style:font-weight-complex="bold"/>
    </style:style>
    <style:style style:name="T3_5" style:family="text">
      <style:text-properties fo:font-size="12pt" style:font-size-asian="12pt" style:font-size-complex="12pt" fo:font-weight="bold" style:font-weight-asian="bold" style:font-weight-complex="bold"/>
    </style:style>
    <style:style style:name="T3_6" style:family="text">
      <style:text-properties fo:font-size="12pt" style:font-size-asian="12pt" style:font-size-complex="12pt" fo:font-weight="bold" style:font-weight-asian="bold" style:font-weight-complex="bold"/>
    </style:style>
    <style:style style:name="T3_7" style:family="text">
      <style:text-properties fo:font-size="12pt" style:font-size-asian="12pt" style:font-size-complex="12pt" fo:font-weight="bold" style:font-weight-asian="bold" style:font-weight-complex="bold"/>
    </style:style>
    <style:style style:name="T3_8" style:family="text">
      <style:text-properties fo:font-size="12pt" style:font-size-asian="12pt" style:font-size-complex="12pt" fo:font-weight="bold" style:font-weight-asian="bold" style:font-weight-complex="bold"/>
    </style:style>
    <style:style style:name="T3_9" style:family="text">
      <style:text-properties fo:font-size="12pt" style:font-size-asian="12pt" style:font-size-complex="12pt" fo:font-weight="bold" style:font-weight-asian="bold" style:font-weight-complex="bold"/>
    </style:style>
    <style:style style:name="T3_10" style:family="text">
      <style:text-properties fo:font-size="12pt" style:font-size-asian="12pt" style:font-size-complex="12pt" fo:font-weight="bold" style:font-weight-asian="bold" style:font-weight-complex="bold"/>
    </style:style>
    <style:style style:name="T3_11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text-indent="0cm" fo:line-height="100%" fo:margin-left="1.27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1.27cm" style:writing-mode="lr-tb"/>
    </style:style>
    <style:style style:name="P6" style:family="paragraph" style:parent-style-name="Standard">
      <style:paragraph-properties fo:break-before="auto" fo:text-indent="0cm" fo:line-height="100%" fo:margin-left="1.27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00%" fo:margin-left="1.27cm" style:writing-mode="lr-tb"/>
    </style:style>
    <style:style style:name="P8" style:family="paragraph" style:parent-style-name="Standard">
      <style:paragraph-properties fo:break-before="auto" fo:text-indent="0cm" fo:line-height="100%" fo:margin-left="1.27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00%" fo:margin-left="1.27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00%" fo:margin-left="1.27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 style:text-underline-style="solid" style:text-underline-color="font-color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00%" fo:margin-left="1.27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00%" fo:margin-left="1.27cm" style:writing-mode="lr-tb"/>
    </style:style>
    <style:style style:name="P13" style:family="paragraph" style:parent-style-name="Standard">
      <style:paragraph-properties fo:break-before="auto" fo:text-indent="-1.27cm" fo:line-height="100%" fo:margin-left="2.54cm" style:writing-mode="lr-tb">
        <style:tab-stops>
          <style:tab-stop style:type="left" style:leader-style="none" style:position="-3.81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00%" fo:margin-left="2.54cm" style:writing-mode="lr-tb"/>
    </style:style>
    <style:style style:name="T14_1" style:family="text">
      <style:text-properties fo:font-style="italic" style:font-style-asian="italic" style:font-style-complex="italic" fo:font-size="12pt" style:font-size-asian="12pt" style:font-size-complex="12pt"/>
    </style:style>
    <style:style style:name="T14_2" style:family="text">
      <style:text-properties fo:font-style="italic" style:font-style-asian="italic" style:font-style-complex="italic" fo:font-size="12pt" style:font-size-asian="12pt" style:font-size-complex="12pt"/>
    </style:style>
    <style:style style:name="T14_3" style:family="text">
      <style:text-properties fo:font-style="italic" style:font-style-asian="italic" style:font-style-complex="italic" fo:font-size="12pt" style:font-size-asian="12pt" style:font-size-complex="12pt"/>
    </style:style>
    <style:style style:name="T14_4" style:family="text">
      <style:text-properties fo:font-style="italic" style:font-style-asian="italic" style:font-style-complex="italic" fo:font-size="12pt" style:font-size-asian="12pt" style:font-size-complex="12pt"/>
    </style:style>
    <style:style style:name="T14_5" style:family="text">
      <style:text-properties fo:font-style="italic" style:font-style-asian="italic" style:font-style-complex="italic" fo:font-size="12pt" style:font-size-asian="12pt" style:font-size-complex="12pt"/>
    </style:style>
    <style:style style:name="T14_6" style:family="text">
      <style:text-properties fo:font-style="italic" style:font-style-asian="italic" style:font-style-complex="italic" fo:font-size="12pt" style:font-size-asian="12pt" style:font-size-complex="12pt"/>
    </style:style>
    <style:style style:name="T14_7" style:family="text">
      <style:text-properties fo:font-style="italic" style:font-style-asian="italic" style:font-style-complex="italic" fo:font-size="12pt" style:font-size-asian="12pt" style:font-size-complex="12pt"/>
    </style:style>
    <style:style style:name="T14_8" style:family="text">
      <style:text-properties fo:font-style="italic" style:font-style-asian="italic" style:font-style-complex="italic" fo:font-size="12pt" style:font-size-asian="12pt" style:font-size-complex="12pt"/>
    </style:style>
    <style:style style:name="T14_9" style:family="text">
      <style:text-properties fo:font-style="italic" style:font-style-asian="italic" style:font-style-complex="italic" fo:font-size="12pt" style:font-size-asian="12pt" style:font-size-complex="12pt"/>
    </style:style>
    <style:style style:name="T14_10" style:family="text">
      <style:text-properties fo:font-style="italic" style:font-style-asian="italic" style:font-style-complex="italic" fo:font-size="12pt" style:font-size-asian="12pt" style:font-size-complex="12pt"/>
    </style:style>
    <style:style style:name="T14_11" style:family="text">
      <style:text-properties fo:font-style="italic" style:font-style-asian="italic" style:font-style-complex="italic" fo:font-size="12pt" style:font-size-asian="12pt" style:font-size-complex="12pt"/>
    </style:style>
    <style:style style:name="T14_12" style:family="text">
      <style:text-properties fo:font-style="italic" style:font-style-asian="italic" style:font-style-complex="italic" fo:font-size="12pt" style:font-size-asian="12pt" style:font-size-complex="12pt"/>
    </style:style>
    <style:style style:name="T14_13" style:family="text">
      <style:text-properties fo:font-style="italic" style:font-style-asian="italic" style:font-style-complex="italic" fo:font-size="12pt" style:font-size-asian="12pt" style:font-size-complex="12pt"/>
    </style:style>
    <style:style style:name="T14_14" style:family="text">
      <style:text-properties fo:font-style="italic" style:font-style-asian="italic" style:font-style-complex="italic" fo:font-size="12pt" style:font-size-asian="12pt" style:font-size-complex="12pt"/>
    </style:style>
    <style:style style:name="T14_15" style:family="text">
      <style:text-properties fo:font-style="italic" style:font-style-asian="italic" style:font-style-complex="italic" fo:font-size="12pt" style:font-size-asian="12pt" style:font-size-complex="12pt"/>
    </style:style>
    <style:style style:name="T14_16" style:family="text">
      <style:text-properties fo:font-style="italic" style:font-style-asian="italic" style:font-style-complex="italic" fo:font-size="12pt" style:font-size-asian="12pt" style:font-size-complex="12pt"/>
    </style:style>
    <style:style style:name="T14_17" style:family="text">
      <style:text-properties fo:font-style="italic" style:font-style-asian="italic" style:font-style-complex="italic" fo:font-size="12pt" style:font-size-asian="12pt" style:font-size-complex="12pt"/>
    </style:style>
    <style:style style:name="T14_18" style:family="text">
      <style:text-properties fo:font-style="italic" style:font-style-asian="italic" style:font-style-complex="italic" fo:font-size="12pt" style:font-size-asian="12pt" style:font-size-complex="12pt"/>
    </style:style>
    <style:style style:name="T14_19" style:family="text">
      <style:text-properties fo:font-style="italic" style:font-style-asian="italic" style:font-style-complex="italic" fo:font-size="12pt" style:font-size-asian="12pt" style:font-size-complex="12pt"/>
    </style:style>
    <style:style style:name="T14_20" style:family="text">
      <style:text-properties fo:font-style="italic" style:font-style-asian="italic" style:font-style-complex="italic" fo:font-size="12pt" style:font-size-asian="12pt" style:font-size-complex="12pt"/>
    </style:style>
    <style:style style:name="T14_21" style:family="text">
      <style:text-properties fo:font-style="italic" style:font-style-asian="italic" style:font-style-complex="italic" fo:font-size="12pt" style:font-size-asian="12pt" style:font-size-complex="12pt"/>
    </style:style>
    <style:style style:name="T14_22" style:family="text">
      <style:text-properties fo:font-style="italic" style:font-style-asian="italic" style:font-style-complex="italic" fo:font-size="12pt" style:font-size-asian="12pt" style:font-size-complex="12pt"/>
    </style:style>
    <style:style style:name="T14_23" style:family="text">
      <style:text-properties fo:font-style="italic" style:font-style-asian="italic" style:font-style-complex="italic" fo:font-size="12pt" style:font-size-asian="12pt" style:font-size-complex="12pt"/>
    </style:style>
    <style:style style:name="T14_24" style:family="text">
      <style:text-properties fo:font-style="italic" style:font-style-asian="italic" style:font-style-complex="italic" fo:font-size="12pt" style:font-size-asian="12pt" style:font-size-complex="12pt"/>
    </style:style>
    <style:style style:name="T14_25" style:family="text">
      <style:text-properties fo:font-style="italic" style:font-style-asian="italic" style:font-style-complex="italic" fo:font-size="12pt" style:font-size-asian="12pt" style:font-size-complex="12pt"/>
    </style:style>
    <style:style style:name="T14_26" style:family="text">
      <style:text-properties fo:font-style="italic" style:font-style-asian="italic" style:font-style-complex="italic" fo:font-size="12pt" style:font-size-asian="12pt" style:font-size-complex="12pt"/>
    </style:style>
    <style:style style:name="T14_27" style:family="text">
      <style:text-properties fo:font-style="italic" style:font-style-asian="italic" style:font-style-complex="italic" fo:font-size="12pt" style:font-size-asian="12pt" style:font-size-complex="12pt"/>
    </style:style>
    <style:style style:name="T14_28" style:family="text">
      <style:text-properties fo:font-style="italic" style:font-style-asian="italic" style:font-style-complex="italic"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00%" fo:margin-left="1.27cm" style:writing-mode="lr-tb"/>
    </style:style>
    <style:style style:name="P16" style:family="paragraph" style:parent-style-name="Standard">
      <style:paragraph-properties fo:break-before="auto" fo:text-indent="-1.27cm" fo:line-height="100%" fo:margin-left="2.54cm" style:writing-mode="lr-tb">
        <style:tab-stops>
          <style:tab-stop style:type="left" style:leader-style="none" style:position="-3.81cm"/>
        </style:tab-stops>
      </style:paragraph-properties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style:font-name="Noto Symbol" fo:font-size="12pt" style:font-name-asian="Noto Symbol" style:font-size-asian="12pt" style:font-name-complex="Noto Symbol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T16_127" style:family="text">
      <style:text-properties fo:font-size="12pt" style:font-size-asian="12pt" style:font-size-complex="12pt"/>
    </style:style>
    <style:style style:name="T16_128" style:family="text">
      <style:text-properties fo:font-size="12pt" style:font-size-asian="12pt" style:font-size-complex="12pt"/>
    </style:style>
    <style:style style:name="T16_129" style:family="text">
      <style:text-properties fo:font-size="12pt" style:font-size-asian="12pt" style:font-size-complex="12pt"/>
    </style:style>
    <style:style style:name="T16_130" style:family="text">
      <style:text-properties fo:font-size="12pt" style:font-size-asian="12pt" style:font-size-complex="12pt"/>
    </style:style>
    <style:style style:name="T16_131" style:family="text">
      <style:text-properties fo:font-size="12pt" style:font-size-asian="12pt" style:font-size-complex="12pt"/>
    </style:style>
    <style:style style:name="T16_132" style:family="text">
      <style:text-properties fo:font-size="12pt" style:font-size-asian="12pt" style:font-size-complex="12pt"/>
    </style:style>
    <style:style style:name="T16_133" style:family="text">
      <style:text-properties fo:font-size="12pt" style:font-size-asian="12pt" style:font-size-complex="12pt"/>
    </style:style>
    <style:style style:name="T16_134" style:family="text">
      <style:text-properties fo:font-size="12pt" style:font-size-asian="12pt" style:font-size-complex="12pt"/>
    </style:style>
    <style:style style:name="T16_135" style:family="text">
      <style:text-properties fo:font-size="12pt" style:font-size-asian="12pt" style:font-size-complex="12pt"/>
    </style:style>
    <style:style style:name="T16_136" style:family="text">
      <style:text-properties fo:font-size="12pt" style:font-size-asian="12pt" style:font-size-complex="12pt"/>
    </style:style>
    <style:style style:name="T16_137" style:family="text">
      <style:text-properties fo:font-size="12pt" style:font-size-asian="12pt" style:font-size-complex="12pt"/>
    </style:style>
    <style:style style:name="T16_138" style:family="text">
      <style:text-properties fo:font-size="12pt" style:font-size-asian="12pt" style:font-size-complex="12pt"/>
    </style:style>
    <style:style style:name="T16_139" style:family="text">
      <style:text-properties fo:font-size="12pt" style:font-size-asian="12pt" style:font-size-complex="12pt"/>
    </style:style>
    <style:style style:name="T16_140" style:family="text">
      <style:text-properties fo:font-size="12pt" style:font-size-asian="12pt" style:font-size-complex="12pt"/>
    </style:style>
    <style:style style:name="T16_141" style:family="text">
      <style:text-properties fo:font-size="12pt" style:font-size-asian="12pt" style:font-size-complex="12pt"/>
    </style:style>
    <style:style style:name="T16_142" style:family="text">
      <style:text-properties fo:font-size="12pt" style:font-size-asian="12pt" style:font-size-complex="12pt"/>
    </style:style>
    <style:style style:name="T16_143" style:family="text">
      <style:text-properties fo:font-size="12pt" style:font-size-asian="12pt" style:font-size-complex="12pt"/>
    </style:style>
    <style:style style:name="T16_144" style:family="text">
      <style:text-properties fo:font-size="12pt" style:font-size-asian="12pt" style:font-size-complex="12pt"/>
    </style:style>
    <style:style style:name="T16_145" style:family="text">
      <style:text-properties fo:font-size="12pt" style:font-size-asian="12pt" style:font-size-complex="12pt"/>
    </style:style>
    <style:style style:name="T16_146" style:family="text">
      <style:text-properties fo:font-size="12pt" style:font-size-asian="12pt" style:font-size-complex="12pt"/>
    </style:style>
    <style:style style:name="T16_147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00%" fo:margin-left="1.27cm" style:writing-mode="lr-tb"/>
    </style:style>
    <style:style style:name="P18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00%" fo:margin-left="1.27cm" style:writing-mode="lr-tb"/>
    </style:style>
    <style:style style:name="P20" style:family="paragraph" style:parent-style-name="Standard">
      <style:paragraph-properties fo:break-before="auto" fo:text-indent="0cm" fo:line-height="100%" fo:margin-left="1.27cm" style:writing-mode="lr-tb"/>
    </style:style>
    <style:style style:name="P21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00%" fo:margin-left="1.27cm" style:writing-mode="lr-tb"/>
    </style:style>
    <style:style style:name="P23" style:family="paragraph" style:parent-style-name="Standard">
      <style:paragraph-properties fo:break-before="auto" fo:text-indent="0cm" fo:line-height="100%" fo:margin-left="2.54cm" style:writing-mode="lr-tb"/>
    </style:style>
    <style:style style:name="P24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00%" fo:margin-left="1.27cm" style:writing-mode="lr-tb"/>
    </style:style>
    <style:style style:name="P26" style:family="paragraph" style:parent-style-name="Standard">
      <style:paragraph-properties fo:break-before="auto" fo:text-indent="0cm" fo:line-height="100%" fo:margin-left="1.27cm" style:writing-mode="lr-tb"/>
    </style:style>
    <style:style style:name="P27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0cm" fo:line-height="100%" fo:margin-left="1.27cm" style:writing-mode="lr-tb"/>
    </style:style>
    <style:style style:name="P29" style:family="paragraph" style:parent-style-name="Standard">
      <style:paragraph-properties fo:break-before="auto" fo:text-indent="0cm" fo:line-height="100%" fo:margin-left="1.27cm" style:writing-mode="lr-tb"/>
    </style:style>
    <style:style style:name="P30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0cm" fo:line-height="100%" fo:margin-left="1.27cm" style:writing-mode="lr-tb"/>
    </style:style>
    <style:style style:name="P32" style:family="paragraph" style:parent-style-name="Standard">
      <style:paragraph-properties fo:break-before="auto" fo:text-indent="0cm" fo:line-height="100%" fo:margin-left="1.27cm" style:writing-mode="lr-tb"/>
    </style:style>
    <style:style style:name="P33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text-indent="0cm" fo:line-height="100%" fo:margin-left="1.27cm" style:writing-mode="lr-tb"/>
    </style:style>
    <style:style style:name="P35" style:family="paragraph" style:parent-style-name="Standard">
      <style:paragraph-properties fo:break-before="auto" fo:text-indent="0cm" fo:line-height="100%" fo:margin-left="1.27cm" style:writing-mode="lr-tb"/>
    </style:style>
    <style:style style:name="P36" style:family="paragraph" style:parent-style-name="Standard">
      <style:paragraph-properties fo:break-before="auto" fo:text-indent="-1.27cm" fo:line-height="100%" fo:margin-left="3.81cm" style:writing-mode="lr-tb">
        <style:tab-stops>
          <style:tab-stop style:type="left" style:leader-style="none" style:position="-5.08cm"/>
        </style:tab-stops>
      </style:paragraph-properties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P38" style:family="paragraph" style:parent-style-name="Standard">
      <style:paragraph-properties fo:text-align="center" fo:break-before="page" fo:text-indent="0cm" fo:line-height="100%" fo:margin-left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 fo:font-weight="bold" style:font-weight-asian="bold" style:font-weight-complex="bold"/>
    </style:style>
    <style:style style:name="T38_13" style:family="text">
      <style:text-properties fo:font-size="12pt" style:font-size-asian="12pt" style:font-size-complex="12pt" fo:font-weight="bold" style:font-weight-asian="bold" style:font-weight-complex="bold"/>
    </style:style>
    <style:style style:name="T38_14" style:family="text">
      <style:text-properties fo:font-size="12pt" style:font-size-asian="12pt" style:font-size-complex="12pt" fo:font-weight="bold" style:font-weight-asian="bold" style:font-weight-complex="bold"/>
    </style:style>
    <style:style style:name="T38_15" style:family="text">
      <style:text-properties fo:font-size="12pt" style:font-size-asian="12pt" style:font-size-complex="12pt" fo:font-weight="bold" style:font-weight-asian="bold" style:font-weight-complex="bold"/>
    </style:style>
    <style:style style:name="Table1" style:family="table">
      <style:table-properties table:align="left" style:width="25.4cm" fo:margin-left="0.212cm"/>
    </style:style>
    <style:style style:name="Column1" style:family="table-column">
      <style:table-column-properties style:column-width="2.222cm"/>
    </style:style>
    <style:style style:name="Column2" style:family="table-column">
      <style:table-column-properties style:column-width="3.016cm"/>
    </style:style>
    <style:style style:name="Column3" style:family="table-column">
      <style:table-column-properties style:column-width="7.938cm"/>
    </style:style>
    <style:style style:name="Column4" style:family="table-column">
      <style:table-column-properties style:column-width="7.461cm"/>
    </style:style>
    <style:style style:name="Column5" style:family="table-column">
      <style:table-column-properties style:column-width="4.762cm"/>
    </style:style>
    <style:style style:name="Row1" style:family="table-row"/>
    <style:style style:name="Cell1" style:family="table-cell">
      <style:table-cell-properties style:vertical-align="top" fo:padding-left="0.212cm" fo:padding-right="0.212cm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bottom="0.102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left="0.212cm" fo:padding-right="0.212cm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left="0.212cm" fo:padding-right="0.212cm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left="0.212cm" fo:padding-right="0.212cm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left="0.212cm" fo:padding-right="0.212cm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center" style:leader-style="none" style:position="2.17cm"/>
        </style:tab-stops>
      </style:paragraph-properties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fo:background-color="#ffffff" style:vertical-align="top" fo:padding-left="0.212cm" fo:padding-right="0.212cm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padding-left="0.212cm" fo:padding-right="0.212cm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left="0.212cm" fo:padding-right="0.212cm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padding-left="0.212cm" fo:padding-right="0.212cm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left="0.212cm" fo:padding-right="0.212cm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text-indent="0cm" fo:line-height="100%" fo:margin-left="0cm" style:writing-mode="lr-tb"/>
    </style:style>
    <style:style style:name="Table2" style:family="table">
      <style:table-properties table:align="left" style:width="25.396cm" fo:margin-left="0.212cm"/>
    </style:style>
    <style:style style:name="Column6" style:family="table-column">
      <style:table-column-properties style:column-width="2.222cm"/>
    </style:style>
    <style:style style:name="Column7" style:family="table-column">
      <style:table-column-properties style:column-width="3.016cm"/>
    </style:style>
    <style:style style:name="Column8" style:family="table-column">
      <style:table-column-properties style:column-width="3.334cm"/>
    </style:style>
    <style:style style:name="Column9" style:family="table-column">
      <style:table-column-properties style:column-width="3.411cm"/>
    </style:style>
    <style:style style:name="Column10" style:family="table-column">
      <style:table-column-properties style:column-width="3.889cm"/>
    </style:style>
    <style:style style:name="Column11" style:family="table-column">
      <style:table-column-properties style:column-width="3.33cm"/>
    </style:style>
    <style:style style:name="Column12" style:family="table-column">
      <style:table-column-properties style:column-width="3.016cm"/>
    </style:style>
    <style:style style:name="Column13" style:family="table-column">
      <style:table-column-properties style:column-width="3.177cm"/>
    </style:style>
    <style:style style:name="Row3" style:family="table-row"/>
    <style:style style:name="Cell11" style:family="table-cell">
      <style:table-cell-properties style:vertical-align="top" fo:padding-left="0.212cm" fo:padding-right="0.212cm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left="0.212cm" fo:padding-right="0.212cm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left="0.212cm" fo:padding-right="0.212cm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left="0.212cm" fo:padding-right="0.212cm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left="0.212cm" fo:padding-right="0.212cm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left="0.212cm" fo:padding-right="0.212cm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left="0.212cm" fo:padding-right="0.212cm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left="0.212cm" fo:padding-right="0.212cm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left="0.212cm" fo:padding-right="0.212cm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left="0.212cm" fo:padding-right="0.212cm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left="0.212cm" fo:padding-right="0.212cm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left="0.212cm" fo:padding-right="0.212cm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left="0.212cm" fo:padding-right="0.212cm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left="0.212cm" fo:padding-right="0.212cm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left="0.212cm" fo:padding-right="0.212cm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left="0.212cm" fo:padding-right="0.212cm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7" style:family="table-cell">
      <style:table-cell-properties fo:background-color="#ffffff" style:vertical-align="top" fo:padding-left="0.212cm" fo:padding-right="0.212cm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left="0.212cm" fo:padding-right="0.212cm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29" style:family="table-cell">
      <style:table-cell-properties fo:background-color="#ffffff" style:vertical-align="top" fo:padding-left="0.212cm" fo:padding-right="0.212cm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padding-left="0.212cm" fo:padding-right="0.212cm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padding-left="0.212cm" fo:padding-right="0.212cm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padding-left="0.212cm" fo:padding-right="0.212cm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3" style:family="table-cell">
      <style:table-cell-properties fo:background-color="#ffffff" style:vertical-align="top" fo:padding-left="0.212cm" fo:padding-right="0.212cm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padding-left="0.212cm" fo:padding-right="0.212cm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able3" style:family="table">
      <style:table-properties table:align="left" style:width="25.395cm" fo:margin-left="0.212cm"/>
    </style:style>
    <style:style style:name="Column14" style:family="table-column">
      <style:table-column-properties style:column-width="1.864cm"/>
    </style:style>
    <style:style style:name="Column15" style:family="table-column">
      <style:table-column-properties style:column-width="1.864cm"/>
    </style:style>
    <style:style style:name="Column16" style:family="table-column">
      <style:table-column-properties style:column-width="1.864cm"/>
    </style:style>
    <style:style style:name="Column17" style:family="table-column">
      <style:table-column-properties style:column-width="1.864cm"/>
    </style:style>
    <style:style style:name="Column18" style:family="table-column">
      <style:table-column-properties style:column-width="1.864cm"/>
    </style:style>
    <style:style style:name="Column19" style:family="table-column">
      <style:table-column-properties style:column-width="1.864cm"/>
    </style:style>
    <style:style style:name="Column20" style:family="table-column">
      <style:table-column-properties style:column-width="1.864cm"/>
    </style:style>
    <style:style style:name="Column21" style:family="table-column">
      <style:table-column-properties style:column-width="1.864cm"/>
    </style:style>
    <style:style style:name="Column22" style:family="table-column">
      <style:table-column-properties style:column-width="1.864cm"/>
    </style:style>
    <style:style style:name="Column23" style:family="table-column">
      <style:table-column-properties style:column-width="1.864cm"/>
    </style:style>
    <style:style style:name="Column24" style:family="table-column">
      <style:table-column-properties style:column-width="1.08cm"/>
    </style:style>
    <style:style style:name="Column25" style:family="table-column">
      <style:table-column-properties style:column-width="1.104cm"/>
    </style:style>
    <style:style style:name="Column26" style:family="table-column">
      <style:table-column-properties style:column-width="1.101cm"/>
    </style:style>
    <style:style style:name="Column27" style:family="table-column">
      <style:table-column-properties style:column-width="1.101cm"/>
    </style:style>
    <style:style style:name="Column28" style:family="table-column">
      <style:table-column-properties style:column-width="1.101cm"/>
    </style:style>
    <style:style style:name="Column29" style:family="table-column">
      <style:table-column-properties style:column-width="1.265cm"/>
    </style:style>
    <style:style style:name="Row6" style:family="table-row"/>
    <style:style style:name="Cell35" style:family="table-cell">
      <style:table-cell-properties fo:background-color="#ffffff" style:vertical-align="top" fo:padding-left="0.212cm" fo:padding-right="0.212cm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padding-left="0.212cm" fo:padding-right="0.212cm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7" style:family="table-cell">
      <style:table-cell-properties fo:background-color="#ffffff" style:vertical-align="top" fo:padding-left="0.212cm" fo:padding-right="0.212cm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left="0.212cm" fo:padding-right="0.212cm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padding-left="0.212cm" fo:padding-right="0.212cm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left="0.212cm" fo:padding-right="0.212cm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1" style:family="table-cell">
      <style:table-cell-properties fo:background-color="#ffffff" style:vertical-align="top" fo:padding-left="0.212cm" fo:padding-right="0.212cm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Noto Symbol" fo:font-size="9pt" style:font-name-asian="Noto Symbol" style:font-size-asian="9pt" style:font-name-complex="Noto Symbol" style:font-size-complex="9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9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left="0.212cm" fo:padding-right="0.212cm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top" fo:padding-left="0.212cm" fo:padding-right="0.212cm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left="0.212cm" fo:padding-right="0.212cm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left="0.212cm" fo:padding-right="0.212cm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left="0.212cm" fo:padding-right="0.212cm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left="0.212cm" fo:padding-right="0.212cm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left="0.212cm" fo:padding-right="0.212cm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left="0.212cm" fo:padding-right="0.212cm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left="0.212cm" fo:padding-right="0.212cm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51" style:family="table-cell">
      <style:table-cell-properties fo:background-color="#ffffff" style:vertical-align="top" fo:padding-left="0.212cm" fo:padding-right="0.212cm"/>
    </style:style>
    <style:style style:name="P14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left="0.212cm" fo:padding-right="0.212cm"/>
    </style:style>
    <style:style style:name="P14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padding-left="0.212cm" fo:padding-right="0.212cm"/>
    </style:style>
    <style:style style:name="P14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top" fo:padding-left="0.212cm" fo:padding-right="0.212cm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top" fo:padding-left="0.212cm" fo:padding-right="0.212cm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6" style:family="table-cell">
      <style:table-cell-properties fo:background-color="#ffffff" style:vertical-align="top" fo:padding-left="0.212cm" fo:padding-right="0.212cm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57" style:family="table-cell">
      <style:table-cell-properties fo:background-color="#ffffff" style:vertical-align="top" fo:padding-left="0.212cm" fo:padding-right="0.212cm"/>
    </style:style>
    <style:style style:name="P15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padding-left="0.212cm" fo:padding-right="0.212cm"/>
    </style:style>
    <style:style style:name="P15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padding-left="0.212cm" fo:padding-right="0.212cm"/>
    </style:style>
    <style:style style:name="P16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fo:background-color="#ffffff" style:vertical-align="top" fo:padding-left="0.212cm" fo:padding-right="0.212cm"/>
    </style:style>
    <style:style style:name="P16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" style:family="table-cell">
      <style:table-cell-properties fo:background-color="#ffffff" style:vertical-align="top" fo:padding-left="0.212cm" fo:padding-right="0.212cm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2" style:family="table-cell">
      <style:table-cell-properties fo:background-color="#ffffff" style:vertical-align="top" fo:padding-left="0.212cm" fo:padding-right="0.212cm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3" style:family="table-cell">
      <style:table-cell-properties fo:background-color="#ffffff" style:vertical-align="top" fo:padding-left="0.212cm" fo:padding-right="0.212cm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left="0.212cm" fo:padding-right="0.212cm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left="0.212cm" fo:padding-right="0.212cm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left="0.212cm" fo:padding-right="0.212cm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67" style:family="table-cell">
      <style:table-cell-properties fo:background-color="#ffffff" style:vertical-align="top" fo:padding-left="0.212cm" fo:padding-right="0.212cm"/>
    </style:style>
    <style:style style:name="P17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" style:family="table-cell">
      <style:table-cell-properties fo:background-color="#ffffff" style:vertical-align="top" fo:padding-left="0.212cm" fo:padding-right="0.212cm"/>
    </style:style>
    <style:style style:name="P17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" style:family="table-cell">
      <style:table-cell-properties fo:background-color="#ffffff" style:vertical-align="top" fo:padding-left="0.212cm" fo:padding-right="0.212cm"/>
    </style:style>
    <style:style style:name="P17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top" fo:padding-left="0.212cm" fo:padding-right="0.212cm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" style:family="table-cell">
      <style:table-cell-properties fo:background-color="#ffffff" style:vertical-align="top" fo:padding-left="0.212cm" fo:padding-right="0.212cm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fo:background-color="#ffffff" style:vertical-align="top" fo:padding-left="0.212cm" fo:padding-right="0.212cm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" style:family="table-cell">
      <style:table-cell-properties fo:background-color="#ffffff" style:vertical-align="top" fo:padding-left="0.212cm" fo:padding-right="0.212cm"/>
    </style:style>
    <style:style style:name="P18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fo:background-color="#ffffff" style:vertical-align="top" fo:padding-left="0.212cm" fo:padding-right="0.212cm"/>
    </style:style>
    <style:style style:name="P18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" style:family="table-cell">
      <style:table-cell-properties fo:background-color="#ffffff" style:vertical-align="top" fo:padding-left="0.212cm" fo:padding-right="0.212cm"/>
    </style:style>
    <style:style style:name="P18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fo:background-color="#ffffff" style:vertical-align="top" fo:padding-left="0.212cm" fo:padding-right="0.212cm"/>
    </style:style>
    <style:style style:name="P18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" style:family="table-cell">
      <style:table-cell-properties fo:background-color="#ffffff" style:vertical-align="top" fo:padding-left="0.212cm" fo:padding-right="0.212cm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Cell78" style:family="table-cell">
      <style:table-cell-properties fo:background-color="#ffffff" style:vertical-align="top" fo:padding-left="0.212cm" fo:padding-right="0.212cm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Cell79" style:family="table-cell">
      <style:table-cell-properties fo:background-color="#ffffff" style:vertical-align="top" fo:padding-left="0.212cm" fo:padding-right="0.212cm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Cell80" style:family="table-cell">
      <style:table-cell-properties fo:background-color="#ffffff" style:vertical-align="top" fo:padding-left="0.212cm" fo:padding-right="0.212cm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Cell81" style:family="table-cell">
      <style:table-cell-properties fo:background-color="#ffffff" style:vertical-align="top" fo:padding-left="0.212cm" fo:padding-right="0.212cm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center" fo:break-before="auto" fo:text-indent="0cm" fo:line-height="100%" fo:margin-top="0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Cell82" style:family="table-cell">
      <style:table-cell-properties fo:background-color="#ffffff" style:vertical-align="top" fo:padding-left="0.212cm" fo:padding-right="0.212cm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7pt" style:font-name-asian="Times New Roman" style:font-size-asian="7pt" style:font-name-complex="Times New Roman" style:font-size-complex="7pt" fo:font-weight="normal" style:font-weight-asian="normal" style:font-weight-complex="normal" style:text-underline-style="none"/>
    </style:style>
    <style:style style:name="Row9" style:family="table-row"/>
    <style:style style:name="Cell83" style:family="table-cell">
      <style:table-cell-properties style:vertical-align="top" fo:padding-left="0.212cm" fo:padding-right="0.212cm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left="0.212cm" fo:padding-right="0.212cm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left="0.212cm" fo:padding-right="0.212cm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left="0.212cm" fo:padding-right="0.212cm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left="0.212cm" fo:padding-right="0.212cm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left="0.212cm" fo:padding-right="0.212cm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left="0.212cm" fo:padding-right="0.212cm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left="0.212cm" fo:padding-right="0.212cm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left="0.212cm" fo:padding-right="0.212cm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left="0.212cm" fo:padding-right="0.212cm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left="0.212cm" fo:padding-right="0.212cm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left="0.212cm" fo:padding-right="0.212cm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2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left="0.212cm" fo:padding-right="0.212cm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left="0.212cm" fo:padding-right="0.212cm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left="0.212cm" fo:padding-right="0.212cm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left="0.212cm" fo:padding-right="0.212cm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3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99" style:family="table-cell">
      <style:table-cell-properties style:vertical-align="top" fo:padding-left="0.212cm" fo:padding-right="0.212cm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left="0.212cm" fo:padding-right="0.212cm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left="0.212cm" fo:padding-right="0.212cm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left="0.212cm" fo:padding-right="0.212cm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left="0.212cm" fo:padding-right="0.212cm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left="0.212cm" fo:padding-right="0.212cm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left="0.212cm" fo:padding-right="0.212cm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left="0.212cm" fo:padding-right="0.212cm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left="0.212cm" fo:padding-right="0.212cm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left="0.212cm" fo:padding-right="0.212cm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left="0.212cm" fo:padding-right="0.212cm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left="0.212cm" fo:padding-right="0.212cm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5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left="0.212cm" fo:padding-right="0.212cm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left="0.212cm" fo:padding-right="0.212cm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left="0.212cm" fo:padding-right="0.212cm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left="0.212cm" fo:padding-right="0.212cm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6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115" style:family="table-cell">
      <style:table-cell-properties style:vertical-align="top" fo:padding-left="0.212cm" fo:padding-right="0.212cm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left="0.212cm" fo:padding-right="0.212cm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left="0.212cm" fo:padding-right="0.212cm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left="0.212cm" fo:padding-right="0.212cm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left="0.212cm" fo:padding-right="0.212cm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left="0.212cm" fo:padding-right="0.212cm"/>
    </style:style>
    <style:style style:name="P2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left="0.212cm" fo:padding-right="0.212cm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left="0.212cm" fo:padding-right="0.212cm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left="0.212cm" fo:padding-right="0.212cm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left="0.212cm" fo:padding-right="0.212cm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left="0.212cm" fo:padding-right="0.212cm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left="0.212cm" fo:padding-right="0.212cm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9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left="0.212cm" fo:padding-right="0.212cm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left="0.212cm" fo:padding-right="0.212cm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left="0.212cm" fo:padding-right="0.212cm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left="0.212cm" fo:padding-right="0.212cm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0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131" style:family="table-cell">
      <style:table-cell-properties style:vertical-align="top" fo:padding-left="0.212cm" fo:padding-right="0.212cm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left="0.212cm" fo:padding-right="0.212cm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left="0.212cm" fo:padding-right="0.212cm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left="0.212cm" fo:padding-right="0.212cm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left="0.212cm" fo:padding-right="0.212cm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left="0.212cm" fo:padding-right="0.212cm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left="0.212cm" fo:padding-right="0.212cm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left="0.212cm" fo:padding-right="0.212cm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left="0.212cm" fo:padding-right="0.212cm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left="0.212cm" fo:padding-right="0.212cm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left="0.212cm" fo:padding-right="0.212cm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left="0.212cm" fo:padding-right="0.212cm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2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left="0.212cm" fo:padding-right="0.212cm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left="0.212cm" fo:padding-right="0.212cm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left="0.212cm" fo:padding-right="0.212cm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left="0.212cm" fo:padding-right="0.212cm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3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147" style:family="table-cell">
      <style:table-cell-properties style:vertical-align="top" fo:padding-left="0.212cm" fo:padding-right="0.212cm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left="0.212cm" fo:padding-right="0.212cm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left="0.212cm" fo:padding-right="0.212cm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left="0.212cm" fo:padding-right="0.212cm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left="0.212cm" fo:padding-right="0.212cm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left="0.212cm" fo:padding-right="0.212cm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left="0.212cm" fo:padding-right="0.212cm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left="0.212cm" fo:padding-right="0.212cm"/>
    </style:style>
    <style:style style:name="P3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left="0.212cm" fo:padding-right="0.212cm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left="0.212cm" fo:padding-right="0.212cm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left="0.212cm" fo:padding-right="0.212cm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left="0.212cm" fo:padding-right="0.212cm"/>
    </style:style>
    <style:style style:name="P3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6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left="0.212cm" fo:padding-right="0.212cm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left="0.212cm" fo:padding-right="0.212cm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left="0.212cm" fo:padding-right="0.212cm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left="0.212cm" fo:padding-right="0.212cm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7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163" style:family="table-cell">
      <style:table-cell-properties style:vertical-align="top" fo:padding-left="0.212cm" fo:padding-right="0.212cm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left="0.212cm" fo:padding-right="0.212cm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left="0.212cm" fo:padding-right="0.212cm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left="0.212cm" fo:padding-right="0.212cm"/>
    </style:style>
    <style:style style:name="P3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left="0.212cm" fo:padding-right="0.212cm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left="0.212cm" fo:padding-right="0.212cm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left="0.212cm" fo:padding-right="0.212cm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left="0.212cm" fo:padding-right="0.212cm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left="0.212cm" fo:padding-right="0.212cm"/>
    </style:style>
    <style:style style:name="P3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left="0.212cm" fo:padding-right="0.212cm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left="0.212cm" fo:padding-right="0.212cm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left="0.212cm" fo:padding-right="0.212cm"/>
    </style:style>
    <style:style style:name="P3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39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left="0.212cm" fo:padding-right="0.212cm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left="0.212cm" fo:padding-right="0.212cm"/>
    </style:style>
    <style:style style:name="P3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left="0.212cm" fo:padding-right="0.212cm"/>
    </style:style>
    <style:style style:name="P4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left="0.212cm" fo:padding-right="0.212cm"/>
    </style:style>
    <style:style style:name="P4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0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179" style:family="table-cell">
      <style:table-cell-properties style:vertical-align="top" fo:padding-left="0.212cm" fo:padding-right="0.212cm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left="0.212cm" fo:padding-right="0.212cm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left="0.212cm" fo:padding-right="0.212cm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left="0.212cm" fo:padding-right="0.212cm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left="0.212cm" fo:padding-right="0.212cm"/>
    </style:style>
    <style:style style:name="P4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left="0.212cm" fo:padding-right="0.212cm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left="0.212cm" fo:padding-right="0.212cm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left="0.212cm" fo:padding-right="0.212cm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left="0.212cm" fo:padding-right="0.212cm"/>
    </style:style>
    <style:style style:name="P4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left="0.212cm" fo:padding-right="0.212cm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left="0.212cm" fo:padding-right="0.212cm"/>
    </style:style>
    <style:style style:name="P4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left="0.212cm" fo:padding-right="0.212cm"/>
    </style:style>
    <style:style style:name="P4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2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left="0.212cm" fo:padding-right="0.212cm"/>
    </style:style>
    <style:style style:name="P4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left="0.212cm" fo:padding-right="0.212cm"/>
    </style:style>
    <style:style style:name="P4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left="0.212cm" fo:padding-right="0.212cm"/>
    </style:style>
    <style:style style:name="P4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left="0.212cm" fo:padding-right="0.212cm"/>
    </style:style>
    <style:style style:name="P4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3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195" style:family="table-cell">
      <style:table-cell-properties style:vertical-align="top" fo:padding-left="0.212cm" fo:padding-right="0.212cm"/>
    </style:style>
    <style:style style:name="P4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left="0.212cm" fo:padding-right="0.212cm"/>
    </style:style>
    <style:style style:name="P4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left="0.212cm" fo:padding-right="0.212cm"/>
    </style:style>
    <style:style style:name="P4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left="0.212cm" fo:padding-right="0.212cm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left="0.212cm" fo:padding-right="0.212cm"/>
    </style:style>
    <style:style style:name="P4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left="0.212cm" fo:padding-right="0.212cm"/>
    </style:style>
    <style:style style:name="P4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left="0.212cm" fo:padding-right="0.212cm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left="0.212cm" fo:padding-right="0.212cm"/>
    </style:style>
    <style:style style:name="P4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left="0.212cm" fo:padding-right="0.212cm"/>
    </style:style>
    <style:style style:name="P4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left="0.212cm" fo:padding-right="0.212cm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left="0.212cm" fo:padding-right="0.212cm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left="0.212cm" fo:padding-right="0.212cm"/>
    </style:style>
    <style:style style:name="P4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6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left="0.212cm" fo:padding-right="0.212cm"/>
    </style:style>
    <style:style style:name="P4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left="0.212cm" fo:padding-right="0.212cm"/>
    </style:style>
    <style:style style:name="P4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left="0.212cm" fo:padding-right="0.212cm"/>
    </style:style>
    <style:style style:name="P4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left="0.212cm" fo:padding-right="0.212cm"/>
    </style:style>
    <style:style style:name="P4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7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211" style:family="table-cell">
      <style:table-cell-properties style:vertical-align="top" fo:padding-left="0.212cm" fo:padding-right="0.212cm"/>
    </style:style>
    <style:style style:name="P4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left="0.212cm" fo:padding-right="0.212cm"/>
    </style:style>
    <style:style style:name="P4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left="0.212cm" fo:padding-right="0.212cm"/>
    </style:style>
    <style:style style:name="P4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left="0.212cm" fo:padding-right="0.212cm"/>
    </style:style>
    <style:style style:name="P4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left="0.212cm" fo:padding-right="0.212cm"/>
    </style:style>
    <style:style style:name="P4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left="0.212cm" fo:padding-right="0.212cm"/>
    </style:style>
    <style:style style:name="P4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left="0.212cm" fo:padding-right="0.212cm"/>
    </style:style>
    <style:style style:name="P4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left="0.212cm" fo:padding-right="0.212cm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left="0.212cm" fo:padding-right="0.212cm"/>
    </style:style>
    <style:style style:name="P4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left="0.212cm" fo:padding-right="0.212cm"/>
    </style:style>
    <style:style style:name="P4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left="0.212cm" fo:padding-right="0.212cm"/>
    </style:style>
    <style:style style:name="P4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left="0.212cm" fo:padding-right="0.212cm"/>
    </style:style>
    <style:style style:name="P4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49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left="0.212cm" fo:padding-right="0.212cm"/>
    </style:style>
    <style:style style:name="P4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left="0.212cm" fo:padding-right="0.212cm"/>
    </style:style>
    <style:style style:name="P5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left="0.212cm" fo:padding-right="0.212cm"/>
    </style:style>
    <style:style style:name="P5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left="0.212cm" fo:padding-right="0.212cm"/>
    </style:style>
    <style:style style:name="P5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50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227" style:family="table-cell">
      <style:table-cell-properties style:vertical-align="top" fo:padding-left="0.212cm" fo:padding-right="0.212cm"/>
    </style:style>
    <style:style style:name="P5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left="0.212cm" fo:padding-right="0.212cm"/>
    </style:style>
    <style:style style:name="P5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left="0.212cm" fo:padding-right="0.212cm"/>
    </style:style>
    <style:style style:name="P5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left="0.212cm" fo:padding-right="0.212cm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left="0.212cm" fo:padding-right="0.212cm"/>
    </style:style>
    <style:style style:name="P5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left="0.212cm" fo:padding-right="0.212cm"/>
    </style:style>
    <style:style style:name="P5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left="0.212cm" fo:padding-right="0.212cm"/>
    </style:style>
    <style:style style:name="P5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left="0.212cm" fo:padding-right="0.212cm"/>
    </style:style>
    <style:style style:name="P5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left="0.212cm" fo:padding-right="0.212cm"/>
    </style:style>
    <style:style style:name="P5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left="0.212cm" fo:padding-right="0.212cm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left="0.212cm" fo:padding-right="0.212cm"/>
    </style:style>
    <style:style style:name="P5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left="0.212cm" fo:padding-right="0.212cm"/>
    </style:style>
    <style:style style:name="P5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531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left="0.212cm" fo:padding-right="0.212cm"/>
    </style:style>
    <style:style style:name="P5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left="0.212cm" fo:padding-right="0.212cm"/>
    </style:style>
    <style:style style:name="P5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left="0.212cm" fo:padding-right="0.212cm"/>
    </style:style>
    <style:style style:name="P5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37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left="0.212cm" fo:padding-right="0.212cm"/>
    </style:style>
    <style:style style:name="P5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540" style:family="paragraph" style:parent-style-name="Standard">
      <style:paragraph-properties fo:text-align="justify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break-before="auto" fo:text-indent="0cm" fo:line-height="100%" fo:margin-left="0cm" style:writing-mode="lr-tb"/>
    </style:style>
    <style:style style:name="Table4" style:family="table">
      <style:table-properties table:align="left" style:width="25.398cm" fo:margin-left="0.318cm"/>
    </style:style>
    <style:style style:name="Column30" style:family="table-column">
      <style:table-column-properties style:column-width="6.131cm"/>
    </style:style>
    <style:style style:name="Column31" style:family="table-column">
      <style:table-column-properties style:column-width="8.789cm"/>
    </style:style>
    <style:style style:name="Column32" style:family="table-column">
      <style:table-column-properties style:column-width="4.604cm"/>
    </style:style>
    <style:style style:name="Column33" style:family="table-column">
      <style:table-column-properties style:column-width="5.874cm"/>
    </style:style>
    <style:style style:name="Row19" style:family="table-row"/>
    <style:style style:name="Cell243" style:family="table-cell">
      <style:table-cell-properties fo:background-color="#ffffff" style:vertical-align="top" fo:padding-left="0.318cm" fo:padding-right="0.318cm"/>
    </style:style>
    <style:style style:name="P5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3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54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244" style:family="table-cell">
      <style:table-cell-properties fo:background-color="#ffffff" style:vertical-align="top" fo:padding-left="0.318cm" fo:padding-right="0.318cm"/>
    </style:style>
    <style:style style:name="P5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5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5" style:family="table-cell">
      <style:table-cell-properties fo:background-color="#ffffff" style:vertical-align="top" fo:padding-left="0.318cm" fo:padding-right="0.318cm"/>
    </style:style>
    <style:style style:name="P5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4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left="0.318cm" fo:padding-right="0.318cm"/>
    </style:style>
    <style:style style:name="P5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-1.053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19.9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  <style:tab-stop style:type="left" style:leader-style="none" style:position="25.4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break-before="auto" fo:text-indent="0cm" fo:line-height="100%" fo:margin-left="0cm" style:writing-mode="lr-tb"/>
    </style:style>
    <style:style style:name="P551" style:family="paragraph" style:parent-style-name="Standard">
      <style:paragraph-properties fo:break-before="page" fo:text-indent="-22.86cm" fo:line-height="100%" fo:margin-left="22.86cm" style:writing-mode="lr-tb">
        <style:tab-stops>
          <style:tab-stop style:type="center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</style:tab-stops>
      </style:paragraph-properties>
    </style:style>
    <style:style style:name="T551_1" style:family="text">
      <style:text-properties fo:font-weight="bold" style:font-weight-asian="bold" style:font-weight-complex="bold"/>
    </style:style>
    <style:style style:name="T551_2" style:family="text">
      <style:text-properties fo:font-weight="bold" style:font-weight-asian="bold" style:font-weight-complex="bold"/>
    </style:style>
    <style:style style:name="T551_3" style:family="text">
      <style:text-properties fo:font-weight="bold" style:font-weight-asian="bold" style:font-weight-complex="bold"/>
    </style:style>
    <style:style style:name="T551_4" style:family="text">
      <style:text-properties fo:font-weight="bold" style:font-weight-asian="bold" style:font-weight-complex="bold"/>
    </style:style>
    <style:style style:name="T551_5" style:family="text">
      <style:text-properties fo:font-weight="bold" style:font-weight-asian="bold" style:font-weight-complex="bold"/>
    </style:style>
    <style:style style:name="T551_6" style:family="text">
      <style:text-properties fo:font-weight="bold" style:font-weight-asian="bold" style:font-weight-complex="bold"/>
    </style:style>
    <style:style style:name="T551_7" style:family="text">
      <style:text-properties fo:font-weight="bold" style:font-weight-asian="bold" style:font-weight-complex="bold"/>
    </style:style>
    <style:style style:name="T551_8" style:family="text">
      <style:text-properties fo:font-weight="bold" style:font-weight-asian="bold" style:font-weight-complex="bold"/>
    </style:style>
    <style:style style:name="T551_9" style:family="text">
      <style:text-properties fo:font-weight="bold" style:font-weight-asian="bold" style:font-weight-complex="bold"/>
    </style:style>
    <style:style style:name="T551_10" style:family="text">
      <style:text-properties fo:font-weight="bold" style:font-weight-asian="bold" style:font-weight-complex="bold"/>
    </style:style>
    <style:style style:name="Table5" style:family="table">
      <style:table-properties table:align="left" style:width="26.035cm" fo:margin-left="0.212cm"/>
    </style:style>
    <style:style style:name="Column34" style:family="table-column">
      <style:table-column-properties style:column-width="2.54cm"/>
    </style:style>
    <style:style style:name="Column35" style:family="table-column">
      <style:table-column-properties style:column-width="2.381cm"/>
    </style:style>
    <style:style style:name="Column36" style:family="table-column">
      <style:table-column-properties style:column-width="6.032cm"/>
    </style:style>
    <style:style style:name="Column37" style:family="table-column">
      <style:table-column-properties style:column-width="8.096cm"/>
    </style:style>
    <style:style style:name="Column38" style:family="table-column">
      <style:table-column-properties style:column-width="6.985cm"/>
    </style:style>
    <style:style style:name="Row20" style:family="table-row"/>
    <style:style style:name="Cell247" style:family="table-cell">
      <style:table-cell-properties style:vertical-align="top" fo:padding-left="0.212cm" fo:padding-right="0.212cm"/>
    </style:style>
    <style:style style:name="P5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text-indent="0cm" fo:line-height="100%" fo:margin-top="0cm" fo:margin-bottom="0.102cm" fo:margin-left="1.27cm" fo:margin-right="0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left="0.212cm" fo:padding-right="0.212cm"/>
    </style:style>
    <style:style style:name="P5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left="0.212cm" fo:padding-right="0.212cm"/>
    </style:style>
    <style:style style:name="P5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left="0.212cm" fo:padding-right="0.212cm"/>
    </style:style>
    <style:style style:name="P5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left="0.212cm" fo:padding-right="0.212cm"/>
    </style:style>
    <style:style style:name="P5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center" style:leader-style="none" style:position="3.281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1" style:family="table-row"/>
    <style:style style:name="Cell252" style:family="table-cell">
      <style:table-cell-properties fo:background-color="#ffffff" style:vertical-align="top" fo:padding-left="0.212cm" fo:padding-right="0.212cm"/>
    </style:style>
    <style:style style:name="P5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53" style:family="table-cell">
      <style:table-cell-properties fo:background-color="#ffffff" style:vertical-align="top" fo:padding-left="0.212cm" fo:padding-right="0.212cm"/>
    </style:style>
    <style:style style:name="P5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54" style:family="table-cell">
      <style:table-cell-properties fo:background-color="#ffffff" style:vertical-align="top" fo:padding-left="0.212cm" fo:padding-right="0.212cm"/>
    </style:style>
    <style:style style:name="P5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7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55" style:family="table-cell">
      <style:table-cell-properties fo:background-color="#ffffff" style:vertical-align="top" fo:padding-left="0.212cm" fo:padding-right="0.212cm"/>
    </style:style>
    <style:style style:name="P5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56" style:family="table-cell">
      <style:table-cell-properties fo:background-color="#ffffff" style:vertical-align="top" fo:padding-left="0.212cm" fo:padding-right="0.212cm"/>
    </style:style>
    <style:style style:name="P5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572" style:family="paragraph" style:parent-style-name="Standard">
      <style:paragraph-properties fo:break-before="auto" fo:text-indent="0cm" fo:line-height="100%" fo:margin-left="15.24cm" style:writing-mode="lr-tb">
        <style:tab-stops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</style:tab-stops>
      </style:paragraph-properties>
    </style:style>
    <style:style style:name="P57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able6" style:family="table">
      <style:table-properties table:align="left" style:width="26.035cm" fo:margin-left="0.212cm"/>
    </style:style>
    <style:style style:name="Column39" style:family="table-column">
      <style:table-column-properties style:column-width="3.016cm"/>
    </style:style>
    <style:style style:name="Column40" style:family="table-column">
      <style:table-column-properties style:column-width="3.175cm"/>
    </style:style>
    <style:style style:name="Column41" style:family="table-column">
      <style:table-column-properties style:column-width="3.81cm"/>
    </style:style>
    <style:style style:name="Column42" style:family="table-column">
      <style:table-column-properties style:column-width="4.128cm"/>
    </style:style>
    <style:style style:name="Column43" style:family="table-column">
      <style:table-column-properties style:column-width="4.921cm"/>
    </style:style>
    <style:style style:name="Column44" style:family="table-column">
      <style:table-column-properties style:column-width="6.985cm"/>
    </style:style>
    <style:style style:name="Row22" style:family="table-row"/>
    <style:style style:name="Cell257" style:family="table-cell">
      <style:table-cell-properties style:vertical-align="top" fo:padding-left="0.212cm" fo:padding-right="0.212cm"/>
    </style:style>
    <style:style style:name="P5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75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center" style:leader-style="none" style:position="1.296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58" style:family="table-cell">
      <style:table-cell-properties style:vertical-align="top" fo:padding-left="0.212cm" fo:padding-right="0.212cm"/>
    </style:style>
    <style:style style:name="P5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left="0.212cm" fo:padding-right="0.212cm"/>
    </style:style>
    <style:style style:name="P5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left="0.212cm" fo:padding-right="0.212cm"/>
    </style:style>
    <style:style style:name="P5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left="0.212cm" fo:padding-right="0.212cm"/>
    </style:style>
    <style:style style:name="P5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left="0.212cm" fo:padding-right="0.212cm"/>
    </style:style>
    <style:style style:name="P5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263" style:family="table-cell">
      <style:table-cell-properties style:vertical-align="top" fo:padding-left="0.212cm" fo:padding-right="0.212cm"/>
    </style:style>
    <style:style style:name="P5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82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left="0.212cm" fo:padding-right="0.212cm"/>
    </style:style>
    <style:style style:name="P5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left="0.212cm" fo:padding-right="0.212cm"/>
    </style:style>
    <style:style style:name="P5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left="0.212cm" fo:padding-right="0.212cm"/>
    </style:style>
    <style:style style:name="P5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88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left="0.212cm" fo:padding-right="0.212cm"/>
    </style:style>
    <style:style style:name="P5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0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left="0.212cm" fo:padding-right="0.212cm"/>
    </style:style>
    <style:style style:name="P5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text-align="left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269" style:family="table-cell">
      <style:table-cell-properties fo:background-color="#ffffff" style:vertical-align="top" fo:padding-left="0.212cm" fo:padding-right="0.212cm"/>
    </style:style>
    <style:style style:name="P5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4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0" style:family="table-cell">
      <style:table-cell-properties fo:background-color="#ffffff" style:vertical-align="top" fo:padding-left="0.212cm" fo:padding-right="0.212cm"/>
    </style:style>
    <style:style style:name="P5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1" style:family="table-cell">
      <style:table-cell-properties fo:background-color="#ffffff" style:vertical-align="top" fo:padding-left="0.212cm" fo:padding-right="0.212cm"/>
    </style:style>
    <style:style style:name="P5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8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5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2" style:family="table-cell">
      <style:table-cell-properties fo:background-color="#ffffff" style:vertical-align="top" fo:padding-left="0.212cm" fo:padding-right="0.212cm"/>
    </style:style>
    <style:style style:name="P5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6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3" style:family="table-cell">
      <style:table-cell-properties fo:background-color="#ffffff" style:vertical-align="top" fo:padding-left="0.212cm" fo:padding-right="0.212cm"/>
    </style:style>
    <style:style style:name="P6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6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4" style:family="table-cell">
      <style:table-cell-properties fo:background-color="#ffffff" style:vertical-align="top" fo:padding-left="0.212cm" fo:padding-right="0.212cm"/>
    </style:style>
    <style:style style:name="P6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04" style:family="paragraph" style:parent-style-name="Standard">
      <style:paragraph-properties fo:text-align="center" fo:break-before="auto" fo:text-indent="0cm" fo:line-height="100%" fo:margin-top="0cm" fo:margin-bottom="0.102cm" fo:margin-left="0cm" fo:margin-righ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T6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0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60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P606" style:family="paragraph" style:parent-style-name="Standard">
      <style:paragraph-properties fo:break-before="auto" fo:text-indent="0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P607" style:family="paragraph" style:parent-style-name="Standard">
      <style:paragraph-properties fo:break-before="auto" fo:text-indent="1.27cm" fo:line-height="100%" fo:margin-left="13.97cm" style:writing-mode="lr-tb">
        <style:tab-stops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</style:tab-stops>
      </style:paragraph-properties>
    </style:style>
    <style:style style:name="T607_1" style:family="text"/>
    <style:style style:name="P608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08_1" style:family="text">
      <style:text-properties style:text-underline-style="solid" style:text-underline-color="font-color"/>
    </style:style>
    <style:style style:name="T608_2" style:family="text"/>
    <style:style style:name="T608_3" style:family="text">
      <style:text-properties style:text-underline-style="solid" style:text-underline-color="font-color"/>
    </style:style>
    <style:style style:name="T608_4" style:family="text"/>
    <style:style style:name="T608_5" style:family="text">
      <style:text-properties style:text-underline-style="solid" style:text-underline-color="font-color"/>
    </style:style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P609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T609_19" style:family="text"/>
    <style:style style:name="T609_20" style:family="text"/>
    <style:style style:name="P610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T610_20" style:family="text"/>
    <style:style style:name="T610_21" style:family="text"/>
    <style:style style:name="T610_22" style:family="text"/>
    <style:style style:name="T610_23" style:family="text">
      <style:text-properties style:font-name="Arial" style:font-name-asian="Arial" style:font-name-complex="Arial"/>
    </style:style>
    <style:style style:name="P611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1_1" style:family="text">
      <style:text-properties style:font-name="Arial" style:font-name-asian="Arial" style:font-name-complex="Arial"/>
    </style:style>
    <style:style style:name="T611_2" style:family="text">
      <style:text-properties style:font-name="Arial" style:font-name-asian="Arial" style:font-name-complex="Arial"/>
    </style:style>
    <style:style style:name="T611_3" style:family="text">
      <style:text-properties style:font-name="Arial" style:font-name-asian="Arial" style:font-name-complex="Arial"/>
    </style:style>
    <style:style style:name="T611_4" style:family="text">
      <style:text-properties style:font-name="Arial" style:font-name-asian="Arial" style:font-name-complex="Arial"/>
    </style:style>
    <style:style style:name="T611_5" style:family="text">
      <style:text-properties style:font-name="Arial" style:font-name-asian="Arial" style:font-name-complex="Arial"/>
    </style:style>
    <style:style style:name="T611_6" style:family="text">
      <style:text-properties style:font-name="Arial" style:font-name-asian="Arial" style:font-name-complex="Arial"/>
    </style:style>
    <style:style style:name="T611_7" style:family="text">
      <style:text-properties style:font-name="Arial" style:font-name-asian="Arial" style:font-name-complex="Arial"/>
    </style:style>
    <style:style style:name="T611_8" style:family="text">
      <style:text-properties style:font-name="Arial" style:font-name-asian="Arial" style:font-name-complex="Arial"/>
    </style:style>
    <style:style style:name="P612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2_1" style:family="text">
      <style:text-properties style:font-name="Arial" style:font-name-asian="Arial" style:font-name-complex="Arial"/>
    </style:style>
    <style:style style:name="T612_2" style:family="text">
      <style:text-properties style:font-name="Arial" style:font-name-asian="Arial" style:font-name-complex="Arial"/>
    </style:style>
    <style:style style:name="T612_3" style:family="text">
      <style:text-properties style:font-name="Arial" style:font-name-asian="Arial" style:font-name-complex="Arial"/>
    </style:style>
    <style:style style:name="T612_4" style:family="text">
      <style:text-properties style:font-name="Arial" style:font-name-asian="Arial" style:font-name-complex="Arial"/>
    </style:style>
    <style:style style:name="T612_5" style:family="text">
      <style:text-properties style:font-name="Arial" style:font-name-asian="Arial" style:font-name-complex="Arial"/>
    </style:style>
    <style:style style:name="T612_6" style:family="text">
      <style:text-properties style:font-name="Arial" style:font-name-asian="Arial" style:font-name-complex="Arial"/>
    </style:style>
    <style:style style:name="T612_7" style:family="text">
      <style:text-properties style:font-name="Arial" style:font-name-asian="Arial" style:font-name-complex="Arial"/>
    </style:style>
    <style:style style:name="T612_8" style:family="text">
      <style:text-properties style:font-name="Arial" style:font-name-asian="Arial" style:font-name-complex="Arial"/>
    </style:style>
    <style:style style:name="T612_9" style:family="text">
      <style:text-properties style:font-name="Arial" style:font-name-asian="Arial" style:font-name-complex="Arial"/>
    </style:style>
    <style:style style:name="T612_10" style:family="text">
      <style:text-properties style:font-name="Arial" style:font-name-asian="Arial" style:font-name-complex="Arial"/>
    </style:style>
    <style:style style:name="T612_11" style:family="text">
      <style:text-properties style:font-name="Arial" style:font-name-asian="Arial" style:font-name-complex="Arial"/>
    </style:style>
    <style:style style:name="T612_12" style:family="text">
      <style:text-properties style:font-name="Arial" style:font-name-asian="Arial" style:font-name-complex="Arial"/>
    </style:style>
    <style:style style:name="T612_13" style:family="text">
      <style:text-properties style:font-name="Arial" style:font-name-asian="Arial" style:font-name-complex="Arial"/>
    </style:style>
    <style:style style:name="T612_14" style:family="text">
      <style:text-properties style:font-name="Arial" style:font-name-asian="Arial" style:font-name-complex="Arial"/>
    </style:style>
    <style:style style:name="P613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3_1" style:family="text">
      <style:text-properties style:font-name="Arial" style:font-name-asian="Arial" style:font-name-complex="Arial"/>
    </style:style>
    <style:style style:name="T613_2" style:family="text">
      <style:text-properties style:font-name="Arial" style:font-name-asian="Arial" style:font-name-complex="Arial"/>
    </style:style>
    <style:style style:name="T613_3" style:family="text">
      <style:text-properties style:font-name="Arial" style:font-name-asian="Arial" style:font-name-complex="Arial"/>
    </style:style>
    <style:style style:name="T613_4" style:family="text">
      <style:text-properties style:font-name="Arial" style:font-name-asian="Arial" style:font-name-complex="Arial"/>
    </style:style>
    <style:style style:name="T613_5" style:family="text">
      <style:text-properties style:font-name="Arial" style:font-name-asian="Arial" style:font-name-complex="Arial"/>
    </style:style>
    <style:style style:name="T613_6" style:family="text">
      <style:text-properties style:font-name="Arial" style:font-name-asian="Arial" style:font-name-complex="Arial"/>
    </style:style>
    <style:style style:name="T613_7" style:family="text">
      <style:text-properties style:font-name="Arial" style:font-name-asian="Arial" style:font-name-complex="Arial"/>
    </style:style>
    <style:style style:name="T613_8" style:family="text">
      <style:text-properties style:font-name="Arial" style:font-name-asian="Arial" style:font-name-complex="Arial"/>
    </style:style>
    <style:style style:name="T613_9" style:family="text">
      <style:text-properties style:font-name="Arial" style:font-name-asian="Arial" style:font-name-complex="Arial"/>
    </style:style>
    <style:style style:name="T613_10" style:family="text">
      <style:text-properties style:font-name="Arial" style:font-name-asian="Arial" style:font-name-complex="Arial"/>
    </style:style>
    <style:style style:name="P614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4_1" style:family="text">
      <style:text-properties style:font-name="Arial" style:font-name-asian="Arial" style:font-name-complex="Arial"/>
    </style:style>
    <style:style style:name="T614_2" style:family="text">
      <style:text-properties style:font-name="Arial" style:font-name-asian="Arial" style:font-name-complex="Arial"/>
    </style:style>
    <style:style style:name="T614_3" style:family="text">
      <style:text-properties style:font-name="Arial" style:font-name-asian="Arial" style:font-name-complex="Arial"/>
    </style:style>
    <style:style style:name="T614_4" style:family="text">
      <style:text-properties style:font-name="Arial" style:font-name-asian="Arial" style:font-name-complex="Arial"/>
    </style:style>
    <style:style style:name="T614_5" style:family="text">
      <style:text-properties style:font-name="Arial" style:font-name-asian="Arial" style:font-name-complex="Arial"/>
    </style:style>
    <style:style style:name="T614_6" style:family="text">
      <style:text-properties style:font-name="Arial" style:font-name-asian="Arial" style:font-name-complex="Arial"/>
    </style:style>
    <style:style style:name="T614_7" style:family="text">
      <style:text-properties style:font-name="Arial" style:font-name-asian="Arial" style:font-name-complex="Arial"/>
    </style:style>
    <style:style style:name="T614_8" style:family="text">
      <style:text-properties style:font-name="Arial" style:font-name-asian="Arial" style:font-name-complex="Arial"/>
    </style:style>
    <style:style style:name="T614_9" style:family="text">
      <style:text-properties style:font-name="Arial" style:font-name-asian="Arial" style:font-name-complex="Arial"/>
    </style:style>
    <style:style style:name="T614_10" style:family="text">
      <style:text-properties style:font-name="Arial" style:font-name-asian="Arial" style:font-name-complex="Arial"/>
    </style:style>
    <style:style style:name="T614_11" style:family="text">
      <style:text-properties style:font-name="Arial" style:font-name-asian="Arial" style:font-name-complex="Arial"/>
    </style:style>
    <style:style style:name="T614_12" style:family="text">
      <style:text-properties style:font-name="Arial" style:font-name-asian="Arial" style:font-name-complex="Arial"/>
    </style:style>
    <style:style style:name="T614_13" style:family="text">
      <style:text-properties style:font-name="Arial" style:font-name-asian="Arial" style:font-name-complex="Arial"/>
    </style:style>
    <style:style style:name="T614_14" style:family="text">
      <style:text-properties style:font-name="Arial" style:font-name-asian="Arial" style:font-name-complex="Arial"/>
    </style:style>
    <style:style style:name="T614_15" style:family="text">
      <style:text-properties style:font-name="Arial" style:font-name-asian="Arial" style:font-name-complex="Arial"/>
    </style:style>
    <style:style style:name="T614_16" style:family="text">
      <style:text-properties style:font-name="Arial" style:font-name-asian="Arial" style:font-name-complex="Arial"/>
    </style:style>
    <style:style style:name="P615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5_1" style:family="text">
      <style:text-properties style:font-name="Arial" style:font-name-asian="Arial" style:font-name-complex="Arial"/>
    </style:style>
    <style:style style:name="T615_2" style:family="text">
      <style:text-properties style:font-name="Arial" style:font-name-asian="Arial" style:font-name-complex="Arial"/>
    </style:style>
    <style:style style:name="T615_3" style:family="text">
      <style:text-properties style:font-name="Arial" style:font-name-asian="Arial" style:font-name-complex="Arial"/>
    </style:style>
    <style:style style:name="T615_4" style:family="text">
      <style:text-properties style:font-name="Arial" style:font-name-asian="Arial" style:font-name-complex="Arial"/>
    </style:style>
    <style:style style:name="T615_5" style:family="text">
      <style:text-properties style:font-name="Arial" style:font-name-asian="Arial" style:font-name-complex="Arial"/>
    </style:style>
    <style:style style:name="T615_6" style:family="text">
      <style:text-properties style:font-name="Arial" style:font-name-asian="Arial" style:font-name-complex="Arial"/>
    </style:style>
    <style:style style:name="T615_7" style:family="text">
      <style:text-properties style:font-name="Arial" style:font-name-asian="Arial" style:font-name-complex="Arial"/>
    </style:style>
    <style:style style:name="T615_8" style:family="text">
      <style:text-properties style:font-name="Arial" style:font-name-asian="Arial" style:font-name-complex="Arial"/>
    </style:style>
    <style:style style:name="T615_9" style:family="text">
      <style:text-properties style:font-name="Arial" style:font-name-asian="Arial" style:font-name-complex="Arial"/>
    </style:style>
    <style:style style:name="T615_10" style:family="text">
      <style:text-properties style:font-name="Arial" style:font-name-asian="Arial" style:font-name-complex="Arial"/>
    </style:style>
    <style:style style:name="T615_11" style:family="text">
      <style:text-properties style:font-name="Arial" style:font-name-asian="Arial" style:font-name-complex="Arial"/>
    </style:style>
    <style:style style:name="T615_12" style:family="text">
      <style:text-properties style:font-name="Arial" style:font-name-asian="Arial" style:font-name-complex="Arial"/>
    </style:style>
    <style:style style:name="T615_13" style:family="text">
      <style:text-properties style:font-name="Arial" style:font-name-asian="Arial" style:font-name-complex="Arial"/>
    </style:style>
    <style:style style:name="T615_14" style:family="text">
      <style:text-properties style:font-name="Arial" style:font-name-asian="Arial" style:font-name-complex="Arial"/>
    </style:style>
    <style:style style:name="T615_15" style:family="text">
      <style:text-properties style:font-name="Arial" style:font-name-asian="Arial" style:font-name-complex="Arial"/>
    </style:style>
    <style:style style:name="T615_16" style:family="text">
      <style:text-properties style:font-name="Arial" style:font-name-asian="Arial" style:font-name-complex="Arial"/>
    </style:style>
    <style:style style:name="P616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6_1" style:family="text">
      <style:text-properties style:font-name="Arial" style:font-name-asian="Arial" style:font-name-complex="Arial"/>
    </style:style>
    <style:style style:name="T616_2" style:family="text">
      <style:text-properties style:font-name="Arial" style:font-name-asian="Arial" style:font-name-complex="Arial"/>
    </style:style>
    <style:style style:name="T616_3" style:family="text">
      <style:text-properties style:font-name="Arial" style:font-name-asian="Arial" style:font-name-complex="Arial"/>
    </style:style>
    <style:style style:name="T616_4" style:family="text">
      <style:text-properties style:font-name="Arial" style:font-name-asian="Arial" style:font-name-complex="Arial"/>
    </style:style>
    <style:style style:name="T616_5" style:family="text">
      <style:text-properties style:font-name="Arial" style:font-name-asian="Arial" style:font-name-complex="Arial"/>
    </style:style>
    <style:style style:name="T616_6" style:family="text">
      <style:text-properties style:font-name="Arial" style:font-name-asian="Arial" style:font-name-complex="Arial"/>
    </style:style>
    <style:style style:name="T616_7" style:family="text">
      <style:text-properties style:font-name="Arial" style:font-name-asian="Arial" style:font-name-complex="Arial"/>
    </style:style>
    <style:style style:name="T616_8" style:family="text">
      <style:text-properties style:font-name="Arial" style:font-name-asian="Arial" style:font-name-complex="Arial"/>
    </style:style>
    <style:style style:name="T616_9" style:family="text">
      <style:text-properties style:font-name="Arial" style:font-name-asian="Arial" style:font-name-complex="Arial"/>
    </style:style>
    <style:style style:name="T616_10" style:family="text">
      <style:text-properties style:font-name="Arial" style:font-name-asian="Arial" style:font-name-complex="Arial"/>
    </style:style>
    <style:style style:name="T616_11" style:family="text">
      <style:text-properties style:font-name="Arial" style:font-name-asian="Arial" style:font-name-complex="Arial"/>
    </style:style>
    <style:style style:name="T616_12" style:family="text">
      <style:text-properties style:font-name="Arial" style:font-name-asian="Arial" style:font-name-complex="Arial"/>
    </style:style>
    <style:style style:name="T616_13" style:family="text">
      <style:text-properties style:font-name="Arial" style:font-name-asian="Arial" style:font-name-complex="Arial"/>
    </style:style>
    <style:style style:name="T616_14" style:family="text">
      <style:text-properties style:font-name="Arial" style:font-name-asian="Arial" style:font-name-complex="Arial"/>
    </style:style>
    <style:style style:name="T616_15" style:family="text">
      <style:text-properties style:font-name="Arial" style:font-name-asian="Arial" style:font-name-complex="Arial"/>
    </style:style>
    <style:style style:name="T616_16" style:family="text">
      <style:text-properties style:font-name="Arial" style:font-name-asian="Arial" style:font-name-complex="Arial"/>
    </style:style>
    <style:style style:name="P617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7_1" style:family="text">
      <style:text-properties style:font-name="Arial" style:font-name-asian="Arial" style:font-name-complex="Arial"/>
    </style:style>
    <style:style style:name="T617_2" style:family="text">
      <style:text-properties style:font-name="Arial" style:font-name-asian="Arial" style:font-name-complex="Arial"/>
    </style:style>
    <style:style style:name="T617_3" style:family="text">
      <style:text-properties style:font-name="Arial" style:font-name-asian="Arial" style:font-name-complex="Arial"/>
    </style:style>
    <style:style style:name="T617_4" style:family="text">
      <style:text-properties style:font-name="Arial" style:font-name-asian="Arial" style:font-name-complex="Arial"/>
    </style:style>
    <style:style style:name="T617_5" style:family="text">
      <style:text-properties style:font-name="Arial" style:font-name-asian="Arial" style:font-name-complex="Arial"/>
    </style:style>
    <style:style style:name="T617_6" style:family="text">
      <style:text-properties style:font-name="Arial" style:font-name-asian="Arial" style:font-name-complex="Arial"/>
    </style:style>
    <style:style style:name="T617_7" style:family="text">
      <style:text-properties style:font-name="Arial" style:font-name-asian="Arial" style:font-name-complex="Arial"/>
    </style:style>
    <style:style style:name="T617_8" style:family="text">
      <style:text-properties style:font-name="Arial" style:font-name-asian="Arial" style:font-name-complex="Arial"/>
    </style:style>
    <style:style style:name="T617_9" style:family="text">
      <style:text-properties style:font-name="Arial" style:font-name-asian="Arial" style:font-name-complex="Arial"/>
    </style:style>
    <style:style style:name="T617_10" style:family="text">
      <style:text-properties style:font-name="Arial" style:font-name-asian="Arial" style:font-name-complex="Arial"/>
    </style:style>
    <style:style style:name="T617_11" style:family="text">
      <style:text-properties style:font-name="Arial" style:font-name-asian="Arial" style:font-name-complex="Arial"/>
    </style:style>
    <style:style style:name="T617_12" style:family="text">
      <style:text-properties style:font-name="Arial" style:font-name-asian="Arial" style:font-name-complex="Arial"/>
    </style:style>
    <style:style style:name="T617_13" style:family="text">
      <style:text-properties style:font-name="Arial" style:font-name-asian="Arial" style:font-name-complex="Arial"/>
    </style:style>
    <style:style style:name="T617_14" style:family="text">
      <style:text-properties style:font-name="Arial" style:font-name-asian="Arial" style:font-name-complex="Arial"/>
    </style:style>
    <style:style style:name="T617_15" style:family="text">
      <style:text-properties style:font-name="Arial" style:font-name-asian="Arial" style:font-name-complex="Arial"/>
    </style:style>
    <style:style style:name="T617_16" style:family="text">
      <style:text-properties style:font-name="Arial" style:font-name-asian="Arial" style:font-name-complex="Arial"/>
    </style:style>
    <style:style style:name="P618" style:family="paragraph" style:parent-style-name="Standard">
      <style:paragraph-properties fo:break-before="auto" fo:text-indent="-19.05cm" fo:line-height="100%" fo:margin-left="19.05cm" style:writing-mode="lr-tb">
        <style:tab-stops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18_1" style:family="text">
      <style:text-properties style:font-name="Arial" style:font-name-asian="Arial" style:font-name-complex="Arial"/>
    </style:style>
    <style:style style:name="T618_2" style:family="text">
      <style:text-properties style:font-name="Arial" style:font-name-asian="Arial" style:font-name-complex="Arial"/>
    </style:style>
    <style:style style:name="T618_3" style:family="text">
      <style:text-properties style:font-name="Arial" style:font-name-asian="Arial" style:font-name-complex="Arial"/>
    </style:style>
    <style:style style:name="T618_4" style:family="text">
      <style:text-properties style:font-name="Arial" style:font-name-asian="Arial" style:font-name-complex="Arial"/>
    </style:style>
    <style:style style:name="T618_5" style:family="text">
      <style:text-properties style:font-name="Arial" style:font-name-asian="Arial" style:font-name-complex="Arial"/>
    </style:style>
    <style:style style:name="T618_6" style:family="text">
      <style:text-properties style:font-name="Arial" style:font-name-asian="Arial" style:font-name-complex="Arial"/>
    </style:style>
    <style:style style:name="T618_7" style:family="text">
      <style:text-properties style:font-name="Arial" style:font-name-asian="Arial" style:font-name-complex="Arial"/>
    </style:style>
    <style:style style:name="T618_8" style:family="text">
      <style:text-properties style:font-name="Arial" style:font-name-asian="Arial" style:font-name-complex="Arial"/>
    </style:style>
    <style:style style:name="T618_9" style:family="text">
      <style:text-properties style:font-name="Arial" style:font-name-asian="Arial" style:font-name-complex="Arial"/>
    </style:style>
    <style:style style:name="T618_10" style:family="text">
      <style:text-properties style:font-name="Arial" style:font-name-asian="Arial" style:font-name-complex="Arial"/>
    </style:style>
    <style:style style:name="T618_11" style:family="text">
      <style:text-properties style:font-name="Arial" style:font-name-asian="Arial" style:font-name-complex="Arial"/>
    </style:style>
    <style:style style:name="T618_12" style:family="text">
      <style:text-properties style:font-name="Arial" style:font-name-asian="Arial" style:font-name-complex="Arial"/>
    </style:style>
    <style:style style:name="T618_13" style:family="text">
      <style:text-properties style:font-name="Arial" style:font-name-asian="Arial" style:font-name-complex="Arial"/>
    </style:style>
    <style:style style:name="T618_14" style:family="text">
      <style:text-properties style:font-name="Arial" style:font-name-asian="Arial" style:font-name-complex="Arial"/>
    </style:style>
    <style:style style:name="P619" style:family="paragraph" style:parent-style-name="Standard">
      <style:paragraph-properties fo:break-before="auto" fo:text-indent="-10.16cm" fo:line-height="100%" fo:margin-left="11.43cm" style:writing-mode="lr-tb">
        <style:tab-stops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</style:tab-stops>
      </style:paragraph-properties>
    </style:style>
    <style:style style:name="T619_1" style:family="text">
      <style:text-properties style:font-name="Arial" style:font-name-asian="Arial" style:font-name-complex="Arial" fo:font-weight="bold" style:font-weight-asian="bold" style:font-weight-complex="bold"/>
    </style:style>
    <style:style style:name="T619_2" style:family="text">
      <style:text-properties style:font-name="Arial" style:font-name-asian="Arial" style:font-name-complex="Arial" fo:font-weight="bold" style:font-weight-asian="bold" style:font-weight-complex="bold"/>
    </style:style>
    <style:style style:name="T619_3" style:family="text">
      <style:text-properties style:font-name="Arial" style:font-name-asian="Arial" style:font-name-complex="Arial" fo:font-weight="bold" style:font-weight-asian="bold" style:font-weight-complex="bold"/>
    </style:style>
    <style:style style:name="T619_4" style:family="text">
      <style:text-properties style:font-name="Arial" style:font-name-asian="Arial" style:font-name-complex="Arial" fo:font-weight="bold" style:font-weight-asian="bold" style:font-weight-complex="bold"/>
    </style:style>
    <style:style style:name="T619_5" style:family="text">
      <style:text-properties style:font-name="Arial" style:font-name-asian="Arial" style:font-name-complex="Arial" fo:font-weight="bold" style:font-weight-asian="bold" style:font-weight-complex="bold"/>
    </style:style>
    <style:style style:name="T619_6" style:family="text">
      <style:text-properties style:font-name="Arial" style:font-name-asian="Arial" style:font-name-complex="Arial" fo:font-weight="bold" style:font-weight-asian="bold" style:font-weight-complex="bold"/>
    </style:style>
    <style:style style:name="T619_7" style:family="text">
      <style:text-properties style:font-name="Arial" style:font-name-asian="Arial" style:font-name-complex="Arial" fo:font-weight="bold" style:font-weight-asian="bold" style:font-weight-complex="bold"/>
    </style:style>
    <style:style style:name="T619_8" style:family="text">
      <style:text-properties style:font-name="Arial" style:font-name-asian="Arial" style:font-name-complex="Arial" fo:font-weight="bold" style:font-weight-asian="bold" style:font-weight-complex="bold"/>
    </style:style>
    <style:style style:name="T619_9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0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1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2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3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4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5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6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7" style:family="text">
      <style:text-properties style:font-name="Arial" style:font-name-asian="Arial" style:font-name-complex="Arial" fo:font-weight="bold" style:font-weight-asian="bold" style:font-weight-complex="bold"/>
    </style:style>
    <style:style style:name="T619_18" style:family="text">
      <style:text-properties style:font-name="Arial" style:font-name-asian="Arial" style:font-name-complex="Arial"/>
    </style:style>
    <style:style style:name="T619_19" style:family="text">
      <style:text-properties style:font-name="Arial" style:font-name-asian="Arial" style:font-name-complex="Arial" fo:font-weight="bold" style:font-weight-asian="bold" style:font-weight-complex="bold"/>
    </style:style>
    <style:style style:name="T619_20" style:family="text">
      <style:text-properties style:font-name="Arial" style:font-name-asian="Arial" style:font-name-complex="Arial"/>
    </style:style>
    <style:style style:name="P620" style:family="paragraph" style:parent-style-name="Standard">
      <style:paragraph-properties fo:break-before="auto" fo:text-indent="0cm" fo:line-height="100%" fo:margin-left="11.43cm" style:writing-mode="lr-tb">
        <style:tab-stops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</style:tab-stops>
      </style:paragraph-properties>
    </style:style>
    <style:style style:name="P621" style:family="paragraph" style:parent-style-name="Standard">
      <style:paragraph-properties fo:break-before="auto" fo:text-indent="-19.05cm" fo:line-height="100%" fo:margin-left="20.32cm" style:writing-mode="lr-tb">
        <style:tab-stops>
          <style:tab-stop style:type="left" style:leader-style="none" style:position="-20.32cm"/>
          <style:tab-stop style:type="left" style:leader-style="none" style:position="-19.05cm"/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center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</style:tab-stops>
      </style:paragraph-properties>
    </style:style>
    <style:style style:name="T621_1" style:family="text">
      <style:text-properties style:font-name="Arial" style:font-name-asian="Arial" style:font-name-complex="Arial"/>
    </style:style>
    <style:style style:name="T621_2" style:family="text">
      <style:text-properties style:font-name="Arial" style:font-name-asian="Arial" style:font-name-complex="Arial"/>
    </style:style>
    <style:style style:name="T621_3" style:family="text">
      <style:text-properties style:font-name="Arial" style:font-name-asian="Arial" style:font-name-complex="Arial"/>
    </style:style>
    <style:style style:name="T621_4" style:family="text">
      <style:text-properties style:font-name="Arial" style:font-name-asian="Arial" style:font-name-complex="Arial"/>
    </style:style>
    <style:style style:name="T621_5" style:family="text">
      <style:text-properties style:font-name="Arial" style:font-name-asian="Arial" style:font-name-complex="Arial"/>
    </style:style>
    <style:style style:name="T621_6" style:family="text">
      <style:text-properties style:font-name="Arial" style:font-name-asian="Arial" style:font-name-complex="Arial"/>
    </style:style>
    <style:style style:name="T621_7" style:family="text">
      <style:text-properties style:font-name="Arial" style:font-name-asian="Arial" style:font-name-complex="Arial"/>
    </style:style>
    <style:style style:name="T621_8" style:family="text">
      <style:text-properties style:font-name="Arial" style:font-name-asian="Arial" style:font-name-complex="Arial"/>
    </style:style>
    <style:style style:name="T621_9" style:family="text">
      <style:text-properties style:font-name="Arial" style:font-name-asian="Arial" style:font-name-complex="Arial"/>
    </style:style>
    <style:style style:name="T621_10" style:family="text">
      <style:text-properties style:font-name="Arial" style:font-name-asian="Arial" style:font-name-complex="Arial"/>
    </style:style>
    <style:style style:name="T621_11" style:family="text">
      <style:text-properties style:font-name="Arial" style:font-name-asian="Arial" style:font-name-complex="Arial"/>
    </style:style>
    <style:style style:name="T621_12" style:family="text">
      <style:text-properties style:font-name="Arial" style:font-name-asian="Arial" style:font-name-complex="Arial"/>
    </style:style>
    <style:style style:name="T621_13" style:family="text">
      <style:text-properties style:font-name="Arial" style:font-name-asian="Arial" style:font-name-complex="Arial"/>
    </style:style>
    <style:style style:name="T621_14" style:family="text">
      <style:text-properties style:font-name="Arial" style:font-name-asian="Arial" style:font-name-complex="Arial"/>
    </style:style>
    <style:style style:name="P622" style:family="paragraph" style:parent-style-name="Standard">
      <style:paragraph-properties fo:break-before="auto" fo:text-indent="-13.97cm" fo:line-height="100%" fo:margin-left="15.24cm" style:writing-mode="lr-tb">
        <style:tab-stops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</style:tab-stops>
      </style:paragraph-properties>
    </style:style>
    <style:style style:name="T622_1" style:family="text">
      <style:text-properties style:font-name="Arial" style:font-name-asian="Arial" style:font-name-complex="Arial"/>
    </style:style>
    <style:style style:name="T622_2" style:family="text">
      <style:text-properties style:font-name="Arial" style:font-name-asian="Arial" style:font-name-complex="Arial"/>
    </style:style>
    <style:style style:name="T622_3" style:family="text">
      <style:text-properties style:font-name="Arial" style:font-name-asian="Arial" style:font-name-complex="Arial"/>
    </style:style>
    <style:style style:name="T622_4" style:family="text">
      <style:text-properties style:font-name="Arial" style:font-name-asian="Arial" style:font-name-complex="Arial"/>
    </style:style>
    <style:style style:name="T622_5" style:family="text">
      <style:text-properties style:font-name="Arial" style:font-name-asian="Arial" style:font-name-complex="Arial"/>
    </style:style>
    <style:style style:name="T622_6" style:family="text">
      <style:text-properties style:font-name="Arial" style:font-name-asian="Arial" style:font-name-complex="Arial"/>
    </style:style>
    <style:style style:name="T622_7" style:family="text">
      <style:text-properties style:font-name="Arial" style:font-name-asian="Arial" style:font-name-complex="Arial"/>
    </style:style>
    <style:style style:name="T622_8" style:family="text">
      <style:text-properties style:font-name="Arial" style:font-name-asian="Arial" style:font-name-complex="Arial"/>
    </style:style>
    <style:style style:name="T622_9" style:family="text">
      <style:text-properties style:font-name="Arial" style:font-name-asian="Arial" style:font-name-complex="Arial"/>
    </style:style>
    <style:style style:name="T622_10" style:family="text">
      <style:text-properties style:font-name="Arial" style:font-name-asian="Arial" style:font-name-complex="Arial"/>
    </style:style>
    <style:style style:name="T622_11" style:family="text">
      <style:text-properties style:font-name="Arial" style:font-name-asian="Arial" style:font-name-complex="Arial"/>
    </style:style>
    <style:style style:name="T622_12" style:family="text">
      <style:text-properties style:font-name="Arial" style:font-name-asian="Arial" style:font-name-complex="Arial"/>
    </style:style>
    <style:style style:name="T622_13" style:family="text">
      <style:text-properties style:font-name="Arial" style:font-name-asian="Arial" style:font-name-complex="Arial"/>
    </style:style>
    <style:style style:name="T622_14" style:family="text">
      <style:text-properties style:font-name="Arial" style:font-name-asian="Arial" style:font-name-complex="Arial"/>
    </style:style>
    <style:style style:name="P623" style:family="paragraph" style:parent-style-name="Standard">
      <style:paragraph-properties fo:break-before="auto" fo:text-indent="-11.43cm" fo:line-height="100%" fo:margin-left="12.7cm" style:writing-mode="lr-tb">
        <style:tab-stops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 style:parent-style-name="Standard"/>
    <style:style style:name="P624" style:family="paragraph" style:parent-style-name="Standard">
      <style:paragraph-properties fo:break-before="auto" fo:text-indent="1.27cm" fo:line-height="100%" fo:margin-bottom="0.423cm" fo:margin-left="1.27cm" fo:margin-right="1.27cm" style:writing-mode="lr-tb"/>
    </style:style>
    <style:style style:name="T624_1" style:family="text">
      <style:text-properties style:font-name="Arial" style:font-name-asian="Arial" style:font-name-complex="Arial"/>
    </style:style>
    <style:style style:name="T624_2" style:family="text">
      <style:text-properties style:font-name="Arial" style:font-name-asian="Arial" style:font-name-complex="Arial"/>
    </style:style>
    <style:style style:name="T624_3" style:family="text">
      <style:text-properties style:font-name="Arial" style:font-name-asian="Arial" style:font-name-complex="Arial"/>
    </style:style>
    <style:style style:name="T624_4" style:family="text">
      <style:text-properties style:font-name="Arial" style:font-name-asian="Arial" style:font-name-complex="Arial"/>
    </style:style>
    <style:style style:name="T624_5" style:family="text">
      <style:text-properties style:font-name="Arial" style:font-name-asian="Arial" style:font-name-complex="Arial"/>
    </style:style>
    <style:style style:name="T624_6" style:family="text">
      <style:text-properties style:font-name="Arial" style:font-name-asian="Arial" style:font-name-complex="Arial"/>
    </style:style>
    <style:style style:name="T624_7" style:family="text">
      <style:text-properties style:font-name="Arial" style:font-name-asian="Arial" style:font-name-complex="Arial"/>
    </style:style>
    <style:style style:name="T624_8" style:family="text">
      <style:text-properties style:font-name="Arial" style:font-name-asian="Arial" style:font-name-complex="Arial"/>
    </style:style>
    <style:style style:name="T624_9" style:family="text">
      <style:text-properties style:font-name="Arial" style:font-name-asian="Arial" style:font-name-complex="Arial"/>
    </style:style>
    <style:style style:name="T624_10" style:family="text">
      <style:text-properties style:font-name="Arial" style:font-name-asian="Arial" style:font-name-complex="Arial"/>
    </style:style>
    <style:style style:name="T624_11" style:family="text">
      <style:text-properties style:font-name="Arial" style:font-name-asian="Arial" style:font-name-complex="Arial"/>
    </style:style>
    <style:style style:name="T624_12" style:family="text">
      <style:text-properties style:font-name="Arial" style:font-name-asian="Arial" style:font-name-complex="Arial"/>
    </style:style>
    <style:style style:name="T624_13" style:family="text">
      <style:text-properties style:font-name="Arial" style:font-name-asian="Arial" style:font-name-complex="Arial"/>
    </style:style>
    <style:style style:name="T624_14" style:family="text">
      <style:text-properties style:font-name="Arial" style:font-name-asian="Arial" style:font-name-complex="Arial"/>
    </style:style>
    <style:style style:name="T624_15" style:family="text">
      <style:text-properties style:font-name="Arial" style:font-name-asian="Arial" style:font-name-complex="Arial"/>
    </style:style>
    <style:style style:name="T624_16" style:family="text">
      <style:text-properties style:font-name="Arial" style:font-name-asian="Arial" style:font-name-complex="Arial"/>
    </style:style>
    <style:style style:name="T624_17" style:family="text">
      <style:text-properties style:font-name="Arial" style:font-name-asian="Arial" style:font-name-complex="Arial"/>
    </style:style>
    <style:style style:name="T624_18" style:family="text">
      <style:text-properties style:font-name="Arial" style:font-name-asian="Arial" style:font-name-complex="Arial"/>
    </style:style>
    <style:style style:name="T624_19" style:family="text">
      <style:text-properties style:font-name="Arial" style:font-name-asian="Arial" style:font-name-complex="Arial"/>
    </style:style>
    <style:style style:name="T624_20" style:family="text">
      <style:text-properties style:font-name="Arial" style:font-name-asian="Arial" style:font-name-complex="Arial"/>
    </style:style>
    <style:style style:name="T624_21" style:family="text">
      <style:text-properties style:font-name="Arial" style:font-name-asian="Arial" style:font-name-complex="Arial"/>
    </style:style>
    <style:style style:name="T624_22" style:family="text">
      <style:text-properties style:font-name="Arial" style:font-name-asian="Arial" style:font-name-complex="Arial"/>
    </style:style>
    <style:style style:name="T624_23" style:family="text">
      <style:text-properties style:font-name="Arial" style:font-name-asian="Arial" style:font-name-complex="Arial"/>
    </style:style>
    <style:style style:name="T624_24" style:family="text">
      <style:text-properties style:font-name="Arial" style:font-name-asian="Arial" style:font-name-complex="Arial"/>
    </style:style>
    <style:style style:name="T624_25" style:family="text">
      <style:text-properties style:font-name="Arial" style:font-name-asian="Arial" style:font-name-complex="Arial"/>
    </style:style>
    <style:style style:name="T624_26" style:family="text">
      <style:text-properties style:font-name="Arial" style:font-name-asian="Arial" style:font-name-complex="Arial"/>
    </style:style>
    <style:style style:name="T624_27" style:family="text">
      <style:text-properties style:font-name="Arial" style:font-name-asian="Arial" style:font-name-complex="Arial"/>
    </style:style>
    <style:style style:name="T624_28" style:family="text">
      <style:text-properties style:font-name="Arial" style:font-name-asian="Arial" style:font-name-complex="Arial"/>
    </style:style>
    <style:style style:name="T624_29" style:family="text">
      <style:text-properties style:font-name="Arial" style:font-name-asian="Arial" style:font-name-complex="Arial"/>
    </style:style>
    <style:style style:name="T624_30" style:family="text">
      <style:text-properties style:font-name="Arial" style:font-name-asian="Arial" style:font-name-complex="Arial"/>
    </style:style>
    <style:style style:name="T624_31" style:family="text">
      <style:text-properties style:font-name="Arial" style:font-name-asian="Arial" style:font-name-complex="Arial"/>
    </style:style>
    <style:style style:name="T624_32" style:family="text"/>
    <style:style style:name="T624_33" style:family="text"/>
    <style:style style:name="T624_34" style:family="text"/>
    <style:style style:name="P625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</style:tab-stops>
      </style:paragraph-properties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P6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  <style:tab-stop style:type="left" style:leader-style="none" style:position="20.32cm"/>
          <style:tab-stop style:type="left" style:leader-style="none" style:position="21.59cm"/>
          <style:tab-stop style:type="left" style:leader-style="none" style:position="22.86cm"/>
          <style:tab-stop style:type="left" style:leader-style="none" style:position="24.13cm"/>
        </style:tab-stops>
      </style:paragraph-properties>
    </style:style>
    <style:style style:name="P627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27_1" style:family="text">
      <style:text-properties fo:font-size="11pt" style:font-size-asian="11pt" style:font-size-complex="11pt"/>
    </style:style>
    <style:style style:name="T627_2" style:family="text">
      <style:text-properties fo:font-size="11pt" style:font-size-asian="11pt" style:font-size-complex="11pt"/>
    </style:style>
    <style:style style:name="T627_3" style:family="text">
      <style:text-properties fo:font-size="11pt" style:font-size-asian="11pt" style:font-size-complex="11pt"/>
    </style:style>
    <style:style style:name="T627_4" style:family="text">
      <style:text-properties fo:font-size="11pt" style:font-size-asian="11pt" style:font-size-complex="11pt"/>
    </style:style>
    <style:style style:name="T627_5" style:family="text">
      <style:text-properties fo:font-size="11pt" style:font-size-asian="11pt" style:font-size-complex="11pt"/>
    </style:style>
    <style:style style:name="T627_6" style:family="text">
      <style:text-properties fo:font-size="11pt" style:font-size-asian="11pt" style:font-size-complex="11pt"/>
    </style:style>
    <style:style style:name="T627_7" style:family="text">
      <style:text-properties fo:font-size="11pt" style:font-size-asian="11pt" style:font-size-complex="11pt"/>
    </style:style>
    <style:style style:name="T627_8" style:family="text">
      <style:text-properties fo:font-size="11pt" style:font-size-asian="11pt" style:font-size-complex="11pt"/>
    </style:style>
    <style:style style:name="T627_9" style:family="text">
      <style:text-properties fo:font-size="11pt" style:font-size-asian="11pt" style:font-size-complex="11pt"/>
    </style:style>
    <style:style style:name="P628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28_1" style:family="text">
      <style:text-properties fo:font-size="11pt" style:font-size-asian="11pt" style:font-size-complex="11pt"/>
    </style:style>
    <style:style style:name="T628_2" style:family="text">
      <style:text-properties fo:font-size="11pt" style:font-size-asian="11pt" style:font-size-complex="11pt"/>
    </style:style>
    <style:style style:name="T628_3" style:family="text">
      <style:text-properties fo:font-size="11pt" style:font-size-asian="11pt" style:font-size-complex="11pt"/>
    </style:style>
    <style:style style:name="T628_4" style:family="text">
      <style:text-properties fo:font-size="11pt" style:font-size-asian="11pt" style:font-size-complex="11pt"/>
    </style:style>
    <style:style style:name="T628_5" style:family="text">
      <style:text-properties fo:font-size="11pt" style:font-size-asian="11pt" style:font-size-complex="11pt"/>
    </style:style>
    <style:style style:name="T628_6" style:family="text">
      <style:text-properties fo:font-size="11pt" style:font-size-asian="11pt" style:font-size-complex="11pt"/>
    </style:style>
    <style:style style:name="T628_7" style:family="text">
      <style:text-properties fo:font-size="11pt" style:font-size-asian="11pt" style:font-size-complex="11pt"/>
    </style:style>
    <style:style style:name="T628_8" style:family="text">
      <style:text-properties fo:font-size="11pt" style:font-size-asian="11pt" style:font-size-complex="11pt"/>
    </style:style>
    <style:style style:name="T628_9" style:family="text">
      <style:text-properties fo:font-size="11pt" style:font-size-asian="11pt" style:font-size-complex="11pt"/>
    </style:style>
    <style:style style:name="T628_10" style:family="text">
      <style:text-properties fo:font-size="11pt" style:font-size-asian="11pt" style:font-size-complex="11pt"/>
    </style:style>
    <style:style style:name="T628_11" style:family="text">
      <style:text-properties fo:font-size="11pt" style:font-size-asian="11pt" style:font-size-complex="11pt"/>
    </style:style>
    <style:style style:name="T628_12" style:family="text">
      <style:text-properties fo:font-size="11pt" style:font-size-asian="11pt" style:font-size-complex="11pt"/>
    </style:style>
    <style:style style:name="T628_13" style:family="text">
      <style:text-properties fo:font-size="11pt" style:font-size-asian="11pt" style:font-size-complex="11pt"/>
    </style:style>
    <style:style style:name="T628_14" style:family="text">
      <style:text-properties fo:font-size="11pt" style:font-size-asian="11pt" style:font-size-complex="11pt"/>
    </style:style>
    <style:style style:name="T628_15" style:family="text">
      <style:text-properties fo:font-size="11pt" style:font-size-asian="11pt" style:font-size-complex="11pt"/>
    </style:style>
    <style:style style:name="T628_16" style:family="text">
      <style:text-properties fo:font-size="11pt" style:font-size-asian="11pt" style:font-size-complex="11pt"/>
    </style:style>
    <style:style style:name="T628_17" style:family="text">
      <style:text-properties fo:font-size="11pt" style:font-size-asian="11pt" style:font-size-complex="11pt"/>
    </style:style>
    <style:style style:name="T628_18" style:family="text">
      <style:text-properties fo:font-size="11pt" style:font-size-asian="11pt" style:font-size-complex="11pt"/>
    </style:style>
    <style:style style:name="T628_19" style:family="text">
      <style:text-properties fo:font-size="11pt" style:font-size-asian="11pt" style:font-size-complex="11pt" fo:font-weight="bold" style:font-weight-asian="bold" style:font-weight-complex="bold"/>
    </style:style>
    <style:style style:name="T628_20" style:family="text">
      <style:text-properties fo:font-size="11pt" style:font-size-asian="11pt" style:font-size-complex="11pt" fo:font-weight="bold" style:font-weight-asian="bold" style:font-weight-complex="bold"/>
    </style:style>
    <style:style style:name="T628_21" style:family="text">
      <style:text-properties fo:font-size="11pt" style:font-size-asian="11pt" style:font-size-complex="11pt" fo:font-weight="bold" style:font-weight-asian="bold" style:font-weight-complex="bold"/>
    </style:style>
    <style:style style:name="P62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30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30_1" style:family="text">
      <style:text-properties fo:font-size="11pt" style:font-size-asian="11pt" style:font-size-complex="11pt"/>
    </style:style>
    <style:style style:name="T630_2" style:family="text">
      <style:text-properties fo:font-size="11pt" style:font-size-asian="11pt" style:font-size-complex="11pt"/>
    </style:style>
    <style:style style:name="T630_3" style:family="text">
      <style:text-properties fo:font-size="11pt" style:font-size-asian="11pt" style:font-size-complex="11pt"/>
    </style:style>
    <style:style style:name="T630_4" style:family="text">
      <style:text-properties fo:font-size="11pt" style:font-size-asian="11pt" style:font-size-complex="11pt"/>
    </style:style>
    <style:style style:name="T630_5" style:family="text">
      <style:text-properties fo:font-size="11pt" style:font-size-asian="11pt" style:font-size-complex="11pt"/>
    </style:style>
    <style:style style:name="T630_6" style:family="text">
      <style:text-properties fo:font-size="11pt" style:font-size-asian="11pt" style:font-size-complex="11pt"/>
    </style:style>
    <style:style style:name="P631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31_1" style:family="text">
      <style:text-properties fo:font-size="11pt" style:font-size-asian="11pt" style:font-size-complex="11pt"/>
    </style:style>
    <style:style style:name="T631_2" style:family="text">
      <style:text-properties fo:font-size="11pt" style:font-size-asian="11pt" style:font-size-complex="11pt"/>
    </style:style>
    <style:style style:name="T631_3" style:family="text">
      <style:text-properties fo:font-size="11pt" style:font-size-asian="11pt" style:font-size-complex="11pt"/>
    </style:style>
    <style:style style:name="T631_4" style:family="text">
      <style:text-properties fo:font-size="11pt" style:font-size-asian="11pt" style:font-size-complex="11pt"/>
    </style:style>
    <style:style style:name="T631_5" style:family="text">
      <style:text-properties fo:font-size="11pt" style:font-size-asian="11pt" style:font-size-complex="11pt"/>
    </style:style>
    <style:style style:name="T631_6" style:family="text">
      <style:text-properties fo:font-size="11pt" style:font-size-asian="11pt" style:font-size-complex="11pt" fo:font-weight="bold" style:font-weight-asian="bold" style:font-weight-complex="bold"/>
    </style:style>
    <style:style style:name="T631_7" style:family="text">
      <style:text-properties fo:font-size="11pt" style:font-size-asian="11pt" style:font-size-complex="11pt" fo:font-weight="bold" style:font-weight-asian="bold" style:font-weight-complex="bold"/>
    </style:style>
    <style:style style:name="T631_8" style:family="text">
      <style:text-properties fo:font-size="11pt" style:font-size-asian="11pt" style:font-size-complex="11pt" fo:font-weight="bold" style:font-weight-asian="bold" style:font-weight-complex="bold"/>
    </style:style>
    <style:style style:name="T631_9" style:family="text">
      <style:text-properties fo:font-size="11pt" style:font-size-asian="11pt" style:font-size-complex="11pt"/>
    </style:style>
    <style:style style:name="T631_10" style:family="text">
      <style:text-properties fo:font-size="11pt" style:font-size-asian="11pt" style:font-size-complex="11pt"/>
    </style:style>
    <style:style style:name="T631_11" style:family="text">
      <style:text-properties fo:font-size="11pt" style:font-size-asian="11pt" style:font-size-complex="11pt"/>
    </style:style>
    <style:style style:name="T631_12" style:family="text">
      <style:text-properties fo:font-size="11pt" style:font-size-asian="11pt" style:font-size-complex="11pt"/>
    </style:style>
    <style:style style:name="T631_13" style:family="text">
      <style:text-properties fo:font-size="11pt" style:font-size-asian="11pt" style:font-size-complex="11pt"/>
    </style:style>
    <style:style style:name="T631_14" style:family="text">
      <style:text-properties fo:font-size="11pt" style:font-size-asian="11pt" style:font-size-complex="11pt"/>
    </style:style>
    <style:style style:name="T631_15" style:family="text">
      <style:text-properties fo:font-size="11pt" style:font-size-asian="11pt" style:font-size-complex="11pt"/>
    </style:style>
    <style:style style:name="T631_16" style:family="text">
      <style:text-properties fo:font-size="11pt" style:font-size-asian="11pt" style:font-size-complex="11pt"/>
    </style:style>
    <style:style style:name="T631_17" style:family="text">
      <style:text-properties fo:font-size="11pt" style:font-size-asian="11pt" style:font-size-complex="11pt"/>
    </style:style>
    <style:style style:name="P632" style:family="paragraph" style:parent-style-name="Standard">
      <style:paragraph-properties fo:text-align="justify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33" style:family="paragraph" style:parent-style-name="Standard">
      <style:paragraph-properties fo:break-before="auto" fo:text-indent="-13.97cm" fo:line-height="100%" fo:margin-left="13.97cm" style:writing-mode="lr-tb">
        <style:tab-stops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33_1" style:family="text">
      <style:text-properties fo:font-size="11pt" style:font-size-asian="11pt" style:font-size-complex="11pt" fo:font-weight="bold" style:font-weight-asian="bold" style:font-weight-complex="bold"/>
    </style:style>
    <style:style style:name="T633_2" style:family="text">
      <style:text-properties fo:font-size="11pt" style:font-size-asian="11pt" style:font-size-complex="11pt" fo:font-weight="bold" style:font-weight-asian="bold" style:font-weight-complex="bold"/>
    </style:style>
    <style:style style:name="T633_3" style:family="text">
      <style:text-properties fo:font-size="11pt" style:font-size-asian="11pt" style:font-size-complex="11pt" fo:font-weight="bold" style:font-weight-asian="bold" style:font-weight-complex="bold"/>
    </style:style>
    <style:style style:name="T633_4" style:family="text">
      <style:text-properties fo:font-size="11pt" style:font-size-asian="11pt" style:font-size-complex="11pt"/>
    </style:style>
    <style:style style:name="T633_5" style:family="text">
      <style:text-properties fo:font-size="11pt" style:font-size-asian="11pt" style:font-size-complex="11pt" style:text-underline-style="solid" style:text-underline-color="font-color"/>
    </style:style>
    <style:style style:name="T633_6" style:family="text">
      <style:text-properties fo:font-size="11pt" style:font-size-asian="11pt" style:font-size-complex="11pt"/>
    </style:style>
    <style:style style:name="T633_7" style:family="text">
      <style:text-properties fo:font-size="11pt" style:font-size-asian="11pt" style:font-size-complex="11pt" fo:font-weight="bold" style:font-weight-asian="bold" style:font-weight-complex="bold"/>
    </style:style>
    <style:style style:name="T633_8" style:family="text">
      <style:text-properties fo:font-size="11pt" style:font-size-asian="11pt" style:font-size-complex="11pt" fo:font-weight="bold" style:font-weight-asian="bold" style:font-weight-complex="bold"/>
    </style:style>
    <style:style style:name="T633_9" style:family="text">
      <style:text-properties fo:font-size="11pt" style:font-size-asian="11pt" style:font-size-complex="11pt" fo:font-weight="bold" style:font-weight-asian="bold" style:font-weight-complex="bold"/>
    </style:style>
    <style:style style:name="T633_10" style:family="text">
      <style:text-properties fo:font-size="11pt" style:font-size-asian="11pt" style:font-size-complex="11pt"/>
    </style:style>
    <style:style style:name="T633_11" style:family="text">
      <style:text-properties fo:font-size="11pt" style:font-size-asian="11pt" style:font-size-complex="11pt" style:text-underline-style="solid" style:text-underline-color="font-color"/>
    </style:style>
    <style:style style:name="T633_12" style:family="text">
      <style:text-properties fo:font-size="11pt" style:font-size-asian="11pt" style:font-size-complex="11pt"/>
    </style:style>
    <style:style style:name="P634" style:family="paragraph" style:parent-style-name="Standard">
      <style:paragraph-properties fo:break-before="auto" fo:text-indent="0cm" fo:line-height="100%" fo:margin-left="13.97cm" style:writing-mode="lr-tb">
        <style:tab-stops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34_1" style:family="text">
      <style:text-properties fo:font-size="11pt" style:font-size-asian="11pt" style:font-size-complex="11pt"/>
    </style:style>
    <style:style style:name="T634_2" style:family="text">
      <style:text-properties fo:font-size="11pt" style:font-size-asian="11pt" style:font-size-complex="11pt"/>
    </style:style>
    <style:style style:name="T634_3" style:family="text">
      <style:text-properties fo:font-size="11pt" style:font-size-asian="11pt" style:font-size-complex="11pt"/>
    </style:style>
    <style:style style:name="T634_4" style:family="text">
      <style:text-properties fo:font-size="11pt" style:font-size-asian="11pt" style:font-size-complex="11pt"/>
    </style:style>
    <style:style style:name="T634_5" style:family="text">
      <style:text-properties fo:font-size="11pt" style:font-size-asian="11pt" style:font-size-complex="11pt"/>
    </style:style>
    <style:style style:name="P6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35_1" style:family="text">
      <style:text-properties fo:font-size="11pt" style:font-size-asian="11pt" style:font-size-complex="11pt" fo:font-weight="bold" style:font-weight-asian="bold" style:font-weight-complex="bold"/>
    </style:style>
    <style:style style:name="T635_2" style:family="text">
      <style:text-properties fo:font-size="11pt" style:font-size-asian="11pt" style:font-size-complex="11pt" fo:font-weight="bold" style:font-weight-asian="bold" style:font-weight-complex="bold"/>
    </style:style>
    <style:style style:name="T635_3" style:family="text">
      <style:text-properties fo:font-size="11pt" style:font-size-asian="11pt" style:font-size-complex="11pt" fo:font-weight="bold" style:font-weight-asian="bold" style:font-weight-complex="bold"/>
    </style:style>
    <style:style style:name="T635_4" style:family="text">
      <style:text-properties fo:font-size="11pt" style:font-size-asian="11pt" style:font-size-complex="11pt"/>
    </style:style>
    <style:style style:name="T635_5" style:family="text">
      <style:text-properties fo:font-size="11pt" style:font-size-asian="11pt" style:font-size-complex="11pt" style:text-underline-style="solid" style:text-underline-color="font-color"/>
    </style:style>
    <style:style style:name="T635_6" style:family="text">
      <style:text-properties fo:font-size="11pt" style:font-size-asian="11pt" style:font-size-complex="11pt"/>
    </style:style>
    <style:style style:name="P636" style:family="paragraph" style:parent-style-name="Standard">
      <style:paragraph-properties fo:break-before="auto" fo:text-indent="0cm" fo:line-height="100%" fo:margin-left="17.78cm" style:writing-mode="lr-tb">
        <style:tab-stops>
          <style:tab-stop style:type="left" style:leader-style="none" style:position="-17.78cm"/>
          <style:tab-stop style:type="left" style:leader-style="none" style:position="-16.51cm"/>
          <style:tab-stop style:type="left" style:leader-style="none" style:position="-15.24cm"/>
          <style:tab-stop style:type="left" style:leader-style="none" style:position="-13.97cm"/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</style:tab-stops>
      </style:paragraph-properties>
    </style:style>
    <style:style style:name="P637" style:family="paragraph" style:parent-style-name="Standard">
      <style:paragraph-properties fo:break-before="auto" fo:text-indent="-11.43cm" fo:line-height="100%" fo:margin-left="11.43cm" style:writing-mode="lr-tb">
        <style:tab-stops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7_1" style:family="text">
      <style:text-properties fo:font-size="11pt" style:font-size-asian="11pt" style:font-size-complex="11pt"/>
    </style:style>
    <style:style style:name="T637_2" style:family="text">
      <style:text-properties fo:font-size="11pt" style:font-size-asian="11pt" style:font-size-complex="11pt"/>
    </style:style>
    <style:style style:name="T637_3" style:family="text">
      <style:text-properties fo:font-size="11pt" style:font-size-asian="11pt" style:font-size-complex="11pt"/>
    </style:style>
    <style:style style:name="T637_4" style:family="text">
      <style:text-properties fo:font-size="11pt" style:font-size-asian="11pt" style:font-size-complex="11pt"/>
    </style:style>
    <style:style style:name="T637_5" style:family="text">
      <style:text-properties fo:font-size="11pt" style:font-size-asian="11pt" style:font-size-complex="11pt"/>
    </style:style>
    <style:style style:name="T637_6" style:family="text">
      <style:text-properties fo:font-size="11pt" style:font-size-asian="11pt" style:font-size-complex="11pt"/>
    </style:style>
    <style:style style:name="T637_7" style:family="text">
      <style:text-properties fo:font-size="11pt" style:font-size-asian="11pt" style:font-size-complex="11pt"/>
    </style:style>
    <style:style style:name="T637_8" style:family="text">
      <style:text-properties fo:font-size="11pt" style:font-size-asian="11pt" style:font-size-complex="11pt"/>
    </style:style>
    <style:style style:name="T637_9" style:family="text">
      <style:text-properties fo:font-size="11pt" style:font-size-asian="11pt" style:font-size-complex="11pt"/>
    </style:style>
    <style:style style:name="T637_10" style:family="text">
      <style:text-properties fo:font-size="11pt" style:font-size-asian="11pt" style:font-size-complex="11pt"/>
    </style:style>
    <style:style style:name="T637_11" style:family="text">
      <style:text-properties fo:font-size="11pt" style:font-size-asian="11pt" style:font-size-complex="11pt"/>
    </style:style>
    <style:style style:name="T637_12" style:family="text">
      <style:text-properties fo:font-size="11pt" style:font-size-asian="11pt" style:font-size-complex="11pt" style:text-underline-style="solid" style:text-underline-color="font-color"/>
    </style:style>
    <style:style style:name="P638" style:family="paragraph" style:parent-style-name="Standard">
      <style:paragraph-properties fo:break-before="auto" fo:text-indent="-5.08cm" fo:line-height="100%" fo:margin-left="7.62cm" style:writing-mode="lr-tb">
        <style:tab-stops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38_1" style:family="text">
      <style:text-properties fo:font-size="11pt" style:font-size-asian="11pt" style:font-size-complex="11pt"/>
    </style:style>
    <style:style style:name="T638_2" style:family="text">
      <style:text-properties fo:font-size="11pt" style:font-size-asian="11pt" style:font-size-complex="11pt"/>
    </style:style>
    <style:style style:name="T638_3" style:family="text">
      <style:text-properties fo:font-size="11pt" style:font-size-asian="11pt" style:font-size-complex="11pt"/>
    </style:style>
    <style:style style:name="T638_4" style:family="text">
      <style:text-properties fo:font-size="11pt" style:font-size-asian="11pt" style:font-size-complex="11pt"/>
    </style:style>
    <style:style style:name="T638_5" style:family="text">
      <style:text-properties fo:font-size="11pt" style:font-size-asian="11pt" style:font-size-complex="11pt"/>
    </style:style>
    <style:style style:name="T638_6" style:family="text">
      <style:text-properties fo:font-size="11pt" style:font-size-asian="11pt" style:font-size-complex="11pt"/>
    </style:style>
    <style:style style:name="T638_7" style:family="text">
      <style:text-properties fo:font-size="11pt" style:font-size-asian="11pt" style:font-size-complex="11pt" style:text-underline-style="solid" style:text-underline-color="font-color"/>
    </style:style>
    <style:style style:name="T638_8" style:family="text">
      <style:text-properties fo:font-size="11pt" style:font-size-asian="11pt" style:font-size-complex="11pt"/>
    </style:style>
    <style:style style:name="P639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</style:tab-stops>
      </style:paragraph-properties>
    </style:style>
    <style:style style:name="P640" style:family="paragraph" style:parent-style-name="Standard">
      <style:paragraph-properties fo:break-before="auto" fo:text-indent="-7.62cm" fo:line-height="100%" fo:margin-left="7.62cm" style:writing-mode="lr-tb">
        <style:tab-stops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40_1" style:family="text">
      <style:text-properties fo:font-size="11pt" style:font-size-asian="11pt" style:font-size-complex="11pt"/>
    </style:style>
    <style:style style:name="T640_2" style:family="text">
      <style:text-properties fo:font-size="11pt" style:font-size-asian="11pt" style:font-size-complex="11pt"/>
    </style:style>
    <style:style style:name="T640_3" style:family="text">
      <style:text-properties fo:font-size="11pt" style:font-size-asian="11pt" style:font-size-complex="11pt"/>
    </style:style>
    <style:style style:name="T640_4" style:family="text">
      <style:text-properties fo:font-size="11pt" style:font-size-asian="11pt" style:font-size-complex="11pt"/>
    </style:style>
    <style:style style:name="T640_5" style:family="text">
      <style:text-properties fo:font-size="11pt" style:font-size-asian="11pt" style:font-size-complex="11pt"/>
    </style:style>
    <style:style style:name="T640_6" style:family="text">
      <style:text-properties fo:font-size="11pt" style:font-size-asian="11pt" style:font-size-complex="11pt"/>
    </style:style>
    <style:style style:name="T640_7" style:family="text">
      <style:text-properties fo:font-size="11pt" style:font-size-asian="11pt" style:font-size-complex="11pt"/>
    </style:style>
    <style:style style:name="T640_8" style:family="text">
      <style:text-properties fo:font-size="11pt" style:font-size-asian="11pt" style:font-size-complex="11pt"/>
    </style:style>
    <style:style style:name="T640_9" style:family="text">
      <style:text-properties fo:font-size="11pt" style:font-size-asian="11pt" style:font-size-complex="11pt"/>
    </style:style>
    <style:style style:name="T640_10" style:family="text">
      <style:text-properties fo:font-size="11pt" style:font-size-asian="11pt" style:font-size-complex="11pt"/>
    </style:style>
    <style:style style:name="T640_11" style:family="text">
      <style:text-properties fo:font-size="11pt" style:font-size-asian="11pt" style:font-size-complex="11pt"/>
    </style:style>
    <style:style style:name="T640_12" style:family="text">
      <style:text-properties fo:font-size="11pt" style:font-size-asian="11pt" style:font-size-complex="11pt"/>
    </style:style>
    <style:style style:name="T640_13" style:family="text">
      <style:text-properties fo:font-size="11pt" style:font-size-asian="11pt" style:font-size-complex="11pt"/>
    </style:style>
    <style:style style:name="T640_14" style:family="text">
      <style:text-properties fo:font-size="11pt" style:font-size-asian="11pt" style:font-size-complex="11pt"/>
    </style:style>
    <style:style style:name="T640_15" style:family="text">
      <style:text-properties fo:font-size="11pt" style:font-size-asian="11pt" style:font-size-complex="11pt"/>
    </style:style>
    <style:style style:name="T640_16" style:family="text">
      <style:text-properties fo:font-size="11pt" style:font-size-asian="11pt" style:font-size-complex="11pt"/>
    </style:style>
    <style:style style:name="T640_17" style:family="text">
      <style:text-properties fo:font-size="11pt" style:font-size-asian="11pt" style:font-size-complex="11pt"/>
    </style:style>
    <style:style style:name="T640_18" style:family="text">
      <style:text-properties fo:font-size="11pt" style:font-size-asian="11pt" style:font-size-complex="11pt"/>
    </style:style>
    <style:style style:name="T640_19" style:family="text">
      <style:text-properties fo:font-size="11pt" style:font-size-asian="11pt" style:font-size-complex="11pt"/>
    </style:style>
    <style:style style:name="T640_20" style:family="text">
      <style:text-properties fo:font-size="11pt" style:font-size-asian="11pt" style:font-size-complex="11pt" style:text-underline-style="solid" style:text-underline-color="font-color"/>
    </style:style>
    <style:style style:name="P641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</style:tab-stops>
      </style:paragraph-properties>
    </style:style>
    <style:style style:name="T641_1" style:family="text">
      <style:text-properties fo:font-size="11pt" style:font-size-asian="11pt" style:font-size-complex="11pt" fo:font-weight="bold" style:font-weight-asian="bold" style:font-weight-complex="bold"/>
    </style:style>
    <style:style style:name="P64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42_1" style:family="text">
      <style:text-properties fo:font-size="11pt" style:font-size-asian="11pt" style:font-size-complex="11pt"/>
    </style:style>
    <style:style style:name="T642_2" style:family="text">
      <style:text-properties fo:font-size="11pt" style:font-size-asian="11pt" style:font-size-complex="11pt" fo:font-weight="bold" style:font-weight-asian="bold" style:font-weight-complex="bold"/>
    </style:style>
    <style:style style:name="T642_3" style:family="text">
      <style:text-properties fo:font-size="11pt" style:font-size-asian="11pt" style:font-size-complex="11pt" fo:font-weight="bold" style:font-weight-asian="bold" style:font-weight-complex="bold"/>
    </style:style>
    <style:style style:name="T642_4" style:family="text">
      <style:text-properties fo:font-size="11pt" style:font-size-asian="11pt" style:font-size-complex="11pt" fo:font-weight="bold" style:font-weight-asian="bold" style:font-weight-complex="bold"/>
    </style:style>
    <style:style style:name="T642_5" style:family="text">
      <style:text-properties fo:font-size="11pt" style:font-size-asian="11pt" style:font-size-complex="11pt" fo:font-weight="bold" style:font-weight-asian="bold" style:font-weight-complex="bold"/>
    </style:style>
    <style:style style:name="T642_6" style:family="text">
      <style:text-properties fo:font-size="11pt" style:font-size-asian="11pt" style:font-size-complex="11pt" fo:font-weight="bold" style:font-weight-asian="bold" style:font-weight-complex="bold"/>
    </style:style>
    <style:style style:name="T642_7" style:family="text">
      <style:text-properties fo:font-size="11pt" style:font-size-asian="11pt" style:font-size-complex="11pt" fo:font-weight="bold" style:font-weight-asian="bold" style:font-weight-complex="bold"/>
    </style:style>
    <style:style style:name="T642_8" style:family="text">
      <style:text-properties fo:font-size="11pt" style:font-size-asian="11pt" style:font-size-complex="11pt" fo:font-weight="bold" style:font-weight-asian="bold" style:font-weight-complex="bold"/>
    </style:style>
    <style:style style:name="T642_9" style:family="text">
      <style:text-properties fo:font-size="11pt" style:font-size-asian="11pt" style:font-size-complex="11pt" fo:font-weight="bold" style:font-weight-asian="bold" style:font-weight-complex="bold"/>
    </style:style>
    <style:style style:name="T642_10" style:family="text">
      <style:text-properties fo:font-size="11pt" style:font-size-asian="11pt" style:font-size-complex="11pt" fo:font-weight="bold" style:font-weight-asian="bold" style:font-weight-complex="bold"/>
    </style:style>
    <style:style style:name="T642_11" style:family="text">
      <style:text-properties fo:font-size="11pt" style:font-size-asian="11pt" style:font-size-complex="11pt"/>
    </style:style>
    <style:style style:name="T642_12" style:family="text">
      <style:text-properties fo:font-size="11pt" style:font-size-asian="11pt" style:font-size-complex="11pt" style:text-underline-style="solid" style:text-underline-color="font-color"/>
    </style:style>
    <style:style style:name="T642_13" style:family="text">
      <style:text-properties fo:font-size="11pt" style:font-size-asian="11pt" style:font-size-complex="11pt" fo:font-weight="bold" style:font-weight-asian="bold" style:font-weight-complex="bold"/>
    </style:style>
    <style:style style:name="T642_14" style:family="text">
      <style:text-properties fo:font-size="11pt" style:font-size-asian="11pt" style:font-size-complex="11pt"/>
    </style:style>
    <style:style style:name="P643" style:family="paragraph" style:parent-style-name="Standard">
      <style:paragraph-properties fo:break-before="auto" fo:text-indent="-3.81cm" fo:line-height="100%" fo:margin-left="3.81cm" style:writing-mode="lr-tb">
        <style:tab-stops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</style:tab-stops>
      </style:paragraph-properties>
    </style:style>
    <style:style style:name="T643_1" style:family="text">
      <style:text-properties fo:font-size="11pt" style:font-size-asian="11pt" style:font-size-complex="11pt"/>
    </style:style>
    <style:style style:name="T643_2" style:family="text">
      <style:text-properties fo:font-size="11pt" style:font-size-asian="11pt" style:font-size-complex="11pt"/>
    </style:style>
    <style:style style:name="T643_3" style:family="text">
      <style:text-properties fo:font-size="11pt" style:font-size-asian="11pt" style:font-size-complex="11pt"/>
    </style:style>
    <style:style style:name="T643_4" style:family="text">
      <style:text-properties fo:font-size="11pt" style:font-size-asian="11pt" style:font-size-complex="11pt"/>
    </style:style>
    <style:style style:name="T643_5" style:family="text">
      <style:text-properties fo:font-size="11pt" style:font-size-asian="11pt" style:font-size-complex="11pt"/>
    </style:style>
    <style:style style:name="T643_6" style:family="text">
      <style:text-properties fo:font-size="11pt" style:font-size-asian="11pt" style:font-size-complex="11pt" style:text-underline-style="solid" style:text-underline-color="font-color"/>
    </style:style>
    <style:style style:name="T643_7" style:family="text">
      <style:text-properties fo:font-size="11pt" style:font-size-asian="11pt" style:font-size-complex="11pt"/>
    </style:style>
    <style:style style:name="P644" style:family="paragraph" style:parent-style-name="Standard">
      <style:paragraph-properties fo:break-before="auto" fo:text-indent="6.35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44_1" style:family="text">
      <style:text-properties fo:font-size="11pt" style:font-size-asian="11pt" style:font-size-complex="11pt"/>
    </style:style>
    <style:style style:name="T644_2" style:family="text">
      <style:text-properties fo:font-size="11pt" style:font-size-asian="11pt" style:font-size-complex="11pt"/>
    </style:style>
    <style:style style:name="T644_3" style:family="text">
      <style:text-properties fo:font-size="11pt" style:font-size-asian="11pt" style:font-size-complex="11pt"/>
    </style:style>
    <style:style style:name="T644_4" style:family="text">
      <style:text-properties fo:font-size="11pt" style:font-size-asian="11pt" style:font-size-complex="11pt"/>
    </style:style>
    <style:style style:name="T644_5" style:family="text">
      <style:text-properties fo:font-size="11pt" style:font-size-asian="11pt" style:font-size-complex="11pt"/>
    </style:style>
    <style:style style:name="P64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46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46_1" style:family="text">
      <style:text-properties fo:font-size="11pt" style:font-size-asian="11pt" style:font-size-complex="11pt" fo:font-weight="bold" style:font-weight-asian="bold" style:font-weight-complex="bold"/>
    </style:style>
    <style:style style:name="T646_2" style:family="text">
      <style:text-properties fo:font-size="11pt" style:font-size-asian="11pt" style:font-size-complex="11pt" fo:font-weight="bold" style:font-weight-asian="bold" style:font-weight-complex="bold"/>
    </style:style>
    <style:style style:name="T646_3" style:family="text">
      <style:text-properties fo:font-size="11pt" style:font-size-asian="11pt" style:font-size-complex="11pt" fo:font-weight="bold" style:font-weight-asian="bold" style:font-weight-complex="bold"/>
    </style:style>
    <style:style style:name="T646_4" style:family="text">
      <style:text-properties fo:font-size="11pt" style:font-size-asian="11pt" style:font-size-complex="11pt" fo:font-weight="bold" style:font-weight-asian="bold" style:font-weight-complex="bold"/>
    </style:style>
    <style:style style:name="T646_5" style:family="text">
      <style:text-properties fo:font-size="11pt" style:font-size-asian="11pt" style:font-size-complex="11pt" fo:font-weight="bold" style:font-weight-asian="bold" style:font-weight-complex="bold"/>
    </style:style>
    <style:style style:name="T646_6" style:family="text">
      <style:text-properties fo:font-size="11pt" style:font-size-asian="11pt" style:font-size-complex="11pt" fo:font-weight="bold" style:font-weight-asian="bold" style:font-weight-complex="bold"/>
    </style:style>
    <style:style style:name="T646_7" style:family="text">
      <style:text-properties fo:font-size="11pt" style:font-size-asian="11pt" style:font-size-complex="11pt" fo:font-weight="bold" style:font-weight-asian="bold" style:font-weight-complex="bold"/>
    </style:style>
    <style:style style:name="T646_8" style:family="text">
      <style:text-properties fo:font-size="11pt" style:font-size-asian="11pt" style:font-size-complex="11pt" fo:font-weight="bold" style:font-weight-asian="bold" style:font-weight-complex="bold"/>
    </style:style>
    <style:style style:name="T646_9" style:family="text">
      <style:text-properties fo:font-size="11pt" style:font-size-asian="11pt" style:font-size-complex="11pt" fo:font-weight="bold" style:font-weight-asian="bold" style:font-weight-complex="bold"/>
    </style:style>
    <style:style style:name="T646_10" style:family="text">
      <style:text-properties fo:font-size="11pt" style:font-size-asian="11pt" style:font-size-complex="11pt" fo:font-weight="bold" style:font-weight-asian="bold" style:font-weight-complex="bold"/>
    </style:style>
    <style:style style:name="T646_11" style:family="text">
      <style:text-properties fo:font-size="11pt" style:font-size-asian="11pt" style:font-size-complex="11pt" fo:font-weight="bold" style:font-weight-asian="bold" style:font-weight-complex="bold"/>
    </style:style>
    <style:style style:name="P647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48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</style:tab-stops>
      </style:paragraph-properties>
    </style:style>
    <style:style style:name="T648_1" style:family="text">
      <style:text-properties fo:font-size="11pt" style:font-size-asian="11pt" style:font-size-complex="11pt" fo:font-weight="bold" style:font-weight-asian="bold" style:font-weight-complex="bold"/>
    </style:style>
    <style:style style:name="T648_2" style:family="text">
      <style:text-properties fo:font-size="11pt" style:font-size-asian="11pt" style:font-size-complex="11pt" fo:font-weight="bold" style:font-weight-asian="bold" style:font-weight-complex="bold"/>
    </style:style>
    <style:style style:name="T648_3" style:family="text">
      <style:text-properties fo:font-size="11pt" style:font-size-asian="11pt" style:font-size-complex="11pt" fo:font-weight="bold" style:font-weight-asian="bold" style:font-weight-complex="bold"/>
    </style:style>
    <style:style style:name="T648_4" style:family="text">
      <style:text-properties fo:font-size="11pt" style:font-size-asian="11pt" style:font-size-complex="11pt" fo:font-weight="bold" style:font-weight-asian="bold" style:font-weight-complex="bold"/>
    </style:style>
    <style:style style:name="T648_5" style:family="text">
      <style:text-properties fo:font-size="11pt" style:font-size-asian="11pt" style:font-size-complex="11pt" fo:font-weight="bold" style:font-weight-asian="bold" style:font-weight-complex="bold"/>
    </style:style>
    <style:style style:name="T648_6" style:family="text">
      <style:text-properties fo:font-size="11pt" style:font-size-asian="11pt" style:font-size-complex="11pt" fo:font-weight="bold" style:font-weight-asian="bold" style:font-weight-complex="bold"/>
    </style:style>
    <style:style style:name="T648_7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648_8" style:family="text"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P64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49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650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</style:tab-stops>
      </style:paragraph-properties>
    </style:style>
    <style:style style:name="T650_1" style:family="text">
      <style:text-properties fo:font-size="11pt" style:font-size-asian="11pt" style:font-size-complex="11pt" fo:font-weight="bold" style:font-weight-asian="bold" style:font-weight-complex="bold"/>
    </style:style>
    <style:style style:name="T650_2" style:family="text">
      <style:text-properties fo:font-size="11pt" style:font-size-asian="11pt" style:font-size-complex="11pt" fo:font-weight="bold" style:font-weight-asian="bold" style:font-weight-complex="bold"/>
    </style:style>
    <style:style style:name="T650_3" style:family="text">
      <style:text-properties fo:font-size="11pt" style:font-size-asian="11pt" style:font-size-complex="11pt" fo:font-weight="bold" style:font-weight-asian="bold" style:font-weight-complex="bold"/>
    </style:style>
    <style:style style:name="T650_4" style:family="text">
      <style:text-properties fo:font-size="11pt" style:font-size-asian="11pt" style:font-size-complex="11pt" fo:font-weight="bold" style:font-weight-asian="bold" style:font-weight-complex="bold"/>
    </style:style>
    <style:style style:name="T650_5" style:family="text">
      <style:text-properties fo:font-size="11pt" style:font-size-asian="11pt" style:font-size-complex="11pt" fo:font-weight="bold" style:font-weight-asian="bold" style:font-weight-complex="bold"/>
    </style:style>
    <style:style style:name="T650_6" style:family="text">
      <style:text-properties fo:font-size="11pt" style:font-size-asian="11pt" style:font-size-complex="11pt" fo:font-weight="bold" style:font-weight-asian="bold" style:font-weight-complex="bold"/>
    </style:style>
    <style:style style:name="T650_7" style:family="text">
      <style:text-properties fo:font-size="11pt" style:font-size-asian="11pt" style:font-size-complex="11pt" fo:font-weight="bold" style:font-weight-asian="bold" style:font-weight-complex="bold"/>
    </style:style>
    <style:style style:name="T650_8" style:family="text">
      <style:text-properties fo:font-size="11pt" style:font-size-asian="11pt" style:font-size-complex="11pt" fo:font-weight="bold" style:font-weight-asian="bold" style:font-weight-complex="bold"/>
    </style:style>
    <style:style style:name="T650_9" style:family="text">
      <style:text-properties fo:font-size="11pt" style:font-size-asian="11pt" style:font-size-complex="11pt" fo:font-weight="bold" style:font-weight-asian="bold" style:font-weight-complex="bold"/>
    </style:style>
    <style:style style:name="T650_10" style:family="text">
      <style:text-properties fo:font-size="11pt" style:font-size-asian="11pt" style:font-size-complex="11pt" fo:font-weight="bold" style:font-weight-asian="bold" style:font-weight-complex="bold"/>
    </style:style>
    <style:style style:name="P65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52" style:family="paragraph" style:parent-style-name="Standard">
      <style:paragraph-properties fo:break-before="auto" fo:text-indent="-7.62cm" fo:line-height="100%" fo:margin-left="8.89cm" style:writing-mode="lr-tb">
        <style:tab-stops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</style:tab-stops>
      </style:paragraph-properties>
    </style:style>
    <style:style style:name="T652_1" style:family="text">
      <style:text-properties fo:font-size="11pt" style:font-size-asian="11pt" style:font-size-complex="11pt" fo:font-weight="bold" style:font-weight-asian="bold" style:font-weight-complex="bold"/>
    </style:style>
    <style:style style:name="T652_2" style:family="text">
      <style:text-properties fo:font-size="11pt" style:font-size-asian="11pt" style:font-size-complex="11pt" fo:font-weight="bold" style:font-weight-asian="bold" style:font-weight-complex="bold"/>
    </style:style>
    <style:style style:name="T652_3" style:family="text">
      <style:text-properties fo:font-size="11pt" style:font-size-asian="11pt" style:font-size-complex="11pt" fo:font-weight="bold" style:font-weight-asian="bold" style:font-weight-complex="bold"/>
    </style:style>
    <style:style style:name="T652_4" style:family="text">
      <style:text-properties fo:font-size="11pt" style:font-size-asian="11pt" style:font-size-complex="11pt" fo:font-weight="bold" style:font-weight-asian="bold" style:font-weight-complex="bold"/>
    </style:style>
    <style:style style:name="T652_5" style:family="text">
      <style:text-properties fo:font-size="11pt" style:font-size-asian="11pt" style:font-size-complex="11pt" fo:font-weight="bold" style:font-weight-asian="bold" style:font-weight-complex="bold"/>
    </style:style>
    <style:style style:name="T652_6" style:family="text">
      <style:text-properties fo:font-size="11pt" style:font-size-asian="11pt" style:font-size-complex="11pt" fo:font-weight="bold" style:font-weight-asian="bold" style:font-weight-complex="bold"/>
    </style:style>
    <style:style style:name="T652_7" style:family="text">
      <style:text-properties fo:font-size="11pt" style:font-size-asian="11pt" style:font-size-complex="11pt" fo:font-weight="bold" style:font-weight-asian="bold" style:font-weight-complex="bold"/>
    </style:style>
    <style:style style:name="T652_8" style:family="text">
      <style:text-properties fo:font-size="11pt" style:font-size-asian="11pt" style:font-size-complex="11pt" fo:font-weight="bold" style:font-weight-asian="bold" style:font-weight-complex="bold"/>
    </style:style>
    <style:style style:name="T652_9" style:family="text">
      <style:text-properties fo:font-size="11pt" style:font-size-asian="11pt" style:font-size-complex="11pt" fo:font-weight="bold" style:font-weight-asian="bold" style:font-weight-complex="bold"/>
    </style:style>
    <style:style style:name="T652_10" style:family="text">
      <style:text-properties fo:font-size="11pt" style:font-size-asian="11pt" style:font-size-complex="11pt" fo:font-weight="bold" style:font-weight-asian="bold" style:font-weight-complex="bold"/>
    </style:style>
    <style:style style:name="T652_11" style:family="text">
      <style:text-properties fo:font-size="11pt" style:font-size-asian="11pt" style:font-size-complex="11pt"/>
    </style:style>
    <style:style style:name="T652_12" style:family="text">
      <style:text-properties fo:font-size="11pt" style:font-size-asian="11pt" style:font-size-complex="11pt" style:text-underline-style="solid" style:text-underline-color="font-color"/>
    </style:style>
    <style:style style:name="P653" style:family="paragraph" style:parent-style-name="Standard">
      <style:paragraph-properties fo:break-before="auto" fo:text-indent="-7.62cm" fo:line-height="100%" fo:margin-left="8.89cm" style:writing-mode="lr-tb">
        <style:tab-stops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</style:tab-stops>
      </style:paragraph-properties>
    </style:style>
    <style:style style:name="T653_1" style:family="text">
      <style:text-properties fo:font-size="11pt" style:font-size-asian="11pt" style:font-size-complex="11pt"/>
    </style:style>
    <style:style style:name="T653_2" style:family="text">
      <style:text-properties fo:font-size="11pt" style:font-size-asian="11pt" style:font-size-complex="11pt"/>
    </style:style>
    <style:style style:name="T653_3" style:family="text">
      <style:text-properties fo:font-size="11pt" style:font-size-asian="11pt" style:font-size-complex="11pt"/>
    </style:style>
    <style:style style:name="T653_4" style:family="text">
      <style:text-properties fo:font-size="11pt" style:font-size-asian="11pt" style:font-size-complex="11pt"/>
    </style:style>
    <style:style style:name="T653_5" style:family="text">
      <style:text-properties fo:font-size="11pt" style:font-size-asian="11pt" style:font-size-complex="11pt"/>
    </style:style>
    <style:style style:name="T653_6" style:family="text">
      <style:text-properties fo:font-size="11pt" style:font-size-asian="11pt" style:font-size-complex="11pt"/>
    </style:style>
    <style:style style:name="T653_7" style:family="text">
      <style:text-properties fo:font-size="11pt" style:font-size-asian="11pt" style:font-size-complex="11pt"/>
    </style:style>
    <style:style style:name="T653_8" style:family="text">
      <style:text-properties fo:font-size="11pt" style:font-size-asian="11pt" style:font-size-complex="11pt"/>
    </style:style>
    <style:style style:name="T653_9" style:family="text">
      <style:text-properties fo:font-size="11pt" style:font-size-asian="11pt" style:font-size-complex="11pt"/>
    </style:style>
    <style:style style:name="T653_10" style:family="text">
      <style:text-properties fo:font-size="11pt" style:font-size-asian="11pt" style:font-size-complex="11pt"/>
    </style:style>
    <style:style style:name="T653_11" style:family="text">
      <style:text-properties fo:font-size="11pt" style:font-size-asian="11pt" style:font-size-complex="11pt" style:text-underline-style="solid" style:text-underline-color="font-color"/>
    </style:style>
    <style:style style:name="P654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</style:tab-stops>
      </style:paragraph-properties>
    </style:style>
    <style:style style:name="T654_1" style:family="text">
      <style:text-properties fo:font-size="11pt" style:font-size-asian="11pt" style:font-size-complex="11pt"/>
    </style:style>
    <style:style style:name="P65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55_1" style:family="text">
      <style:text-properties fo:font-size="11pt" style:font-size-asian="11pt" style:font-size-complex="11pt"/>
    </style:style>
    <style:style style:name="T655_2" style:family="text">
      <style:text-properties fo:font-size="11pt" style:font-size-asian="11pt" style:font-size-complex="11pt"/>
    </style:style>
    <style:style style:name="T655_3" style:family="text">
      <style:text-properties fo:font-size="11pt" style:font-size-asian="11pt" style:font-size-complex="11pt"/>
    </style:style>
    <style:style style:name="T655_4" style:family="text">
      <style:text-properties fo:font-size="11pt" style:font-size-asian="11pt" style:font-size-complex="11pt"/>
    </style:style>
    <style:style style:name="T655_5" style:family="text">
      <style:text-properties fo:font-size="11pt" style:font-size-asian="11pt" style:font-size-complex="11pt"/>
    </style:style>
    <style:style style:name="T655_6" style:family="text">
      <style:text-properties fo:font-size="11pt" style:font-size-asian="11pt" style:font-size-complex="11pt"/>
    </style:style>
    <style:style style:name="T655_7" style:family="text">
      <style:text-properties fo:font-size="11pt" style:font-size-asian="11pt" style:font-size-complex="11pt"/>
    </style:style>
    <style:style style:name="T655_8" style:family="text">
      <style:text-properties fo:font-size="11pt" style:font-size-asian="11pt" style:font-size-complex="11pt"/>
    </style:style>
    <style:style style:name="T655_9" style:family="text">
      <style:text-properties fo:font-size="11pt" style:font-size-asian="11pt" style:font-size-complex="11pt"/>
    </style:style>
    <style:style style:name="T655_10" style:family="text">
      <style:text-properties fo:font-size="11pt" style:font-size-asian="11pt" style:font-size-complex="11pt"/>
    </style:style>
    <style:style style:name="T655_11" style:family="text">
      <style:text-properties fo:font-size="11pt" style:font-size-asian="11pt" style:font-size-complex="11pt"/>
    </style:style>
    <style:style style:name="T655_12" style:family="text">
      <style:text-properties fo:font-size="11pt" style:font-size-asian="11pt" style:font-size-complex="11pt"/>
    </style:style>
    <style:style style:name="T655_13" style:family="text">
      <style:text-properties fo:font-size="11pt" style:font-size-asian="11pt" style:font-size-complex="11pt"/>
    </style:style>
    <style:style style:name="T655_14" style:family="text">
      <style:text-properties fo:font-size="11pt" style:font-size-asian="11pt" style:font-size-complex="11pt"/>
    </style:style>
    <style:style style:name="T655_15" style:family="text">
      <style:text-properties fo:font-size="11pt" style:font-size-asian="11pt" style:font-size-complex="11pt"/>
    </style:style>
    <style:style style:name="T655_16" style:family="text">
      <style:text-properties fo:font-size="11pt" style:font-size-asian="11pt" style:font-size-complex="11pt"/>
    </style:style>
    <style:style style:name="T655_17" style:family="text">
      <style:text-properties fo:font-size="11pt" style:font-size-asian="11pt" style:font-size-complex="11pt"/>
    </style:style>
    <style:style style:name="T655_18" style:family="text">
      <style:text-properties fo:font-size="11pt" style:font-size-asian="11pt" style:font-size-complex="11pt"/>
    </style:style>
    <style:style style:name="T655_19" style:family="text">
      <style:text-properties fo:font-size="11pt" style:font-size-asian="11pt" style:font-size-complex="11pt"/>
    </style:style>
    <style:style style:name="T655_20" style:family="text">
      <style:text-properties fo:font-size="11pt" style:font-size-asian="11pt" style:font-size-complex="11pt"/>
    </style:style>
    <style:style style:name="T655_21" style:family="text">
      <style:text-properties fo:font-size="11pt" style:font-size-asian="11pt" style:font-size-complex="11pt"/>
    </style:style>
    <style:style style:name="T655_22" style:family="text">
      <style:text-properties fo:font-size="11pt" style:font-size-asian="11pt" style:font-size-complex="11pt"/>
    </style:style>
    <style:style style:name="T655_23" style:family="text">
      <style:text-properties fo:font-size="11pt" style:font-size-asian="11pt" style:font-size-complex="11pt"/>
    </style:style>
    <style:style style:name="T655_24" style:family="text">
      <style:text-properties fo:font-size="11pt" style:font-size-asian="11pt" style:font-size-complex="11pt"/>
    </style:style>
    <style:style style:name="T655_25" style:family="text">
      <style:text-properties fo:font-size="11pt" style:font-size-asian="11pt" style:font-size-complex="11pt"/>
    </style:style>
    <style:style style:name="T655_26" style:family="text">
      <style:text-properties fo:font-size="11pt" style:font-size-asian="11pt" style:font-size-complex="11pt"/>
    </style:style>
    <style:style style:name="T655_27" style:family="text">
      <style:text-properties fo:font-size="11pt" style:font-size-asian="11pt" style:font-size-complex="11pt"/>
    </style:style>
    <style:style style:name="T655_28" style:family="text">
      <style:text-properties fo:font-size="11pt" style:font-size-asian="11pt" style:font-size-complex="11pt"/>
    </style:style>
    <style:style style:name="T655_29" style:family="text">
      <style:text-properties fo:font-size="11pt" style:font-size-asian="11pt" style:font-size-complex="11pt"/>
    </style:style>
    <style:style style:name="T655_30" style:family="text">
      <style:text-properties fo:font-size="11pt" style:font-size-asian="11pt" style:font-size-complex="11pt"/>
    </style:style>
    <style:style style:name="T655_31" style:family="text">
      <style:text-properties fo:font-size="11pt" style:font-size-asian="11pt" style:font-size-complex="11pt"/>
    </style:style>
    <style:style style:name="T655_32" style:family="text">
      <style:text-properties fo:font-size="11pt" style:font-size-asian="11pt" style:font-size-complex="11pt"/>
    </style:style>
    <style:style style:name="T655_33" style:family="text">
      <style:text-properties fo:font-size="11pt" style:font-size-asian="11pt" style:font-size-complex="11pt"/>
    </style:style>
    <style:style style:name="T655_34" style:family="text">
      <style:text-properties fo:font-size="11pt" style:font-size-asian="11pt" style:font-size-complex="11pt"/>
    </style:style>
    <style:style style:name="P65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57" style:family="paragraph" style:parent-style-name="Standard">
      <style:paragraph-properties fo:break-before="auto" fo:text-indent="-10.16cm" fo:line-height="100%" fo:margin-left="10.16cm" style:writing-mode="lr-tb">
        <style:tab-stops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</style:tab-stops>
      </style:paragraph-properties>
    </style:style>
    <style:style style:name="T657_1" style:family="text">
      <style:text-properties fo:font-size="11pt" style:font-size-asian="11pt" style:font-size-complex="11pt" style:text-underline-style="solid" style:text-underline-color="font-color"/>
    </style:style>
    <style:style style:name="T657_2" style:family="text">
      <style:text-properties fo:font-size="11pt" style:font-size-asian="11pt" style:font-size-complex="11pt"/>
    </style:style>
    <style:style style:name="T657_3" style:family="text">
      <style:text-properties fo:font-size="11pt" style:font-size-asian="11pt" style:font-size-complex="11pt" style:text-underline-style="solid" style:text-underline-color="font-color"/>
    </style:style>
    <style:style style:name="T657_4" style:family="text">
      <style:text-properties fo:font-size="11pt" style:font-size-asian="11pt" style:font-size-complex="11pt"/>
    </style:style>
    <style:style style:name="T657_5" style:family="text">
      <style:text-properties fo:font-size="11pt" style:font-size-asian="11pt" style:font-size-complex="11pt" style:text-underline-style="solid" style:text-underline-color="font-color"/>
    </style:style>
    <style:style style:name="P658" style:family="paragraph" style:parent-style-name="Standard">
      <style:paragraph-properties fo:break-before="auto" fo:text-indent="-10.16cm" fo:line-height="100%" fo:margin-left="10.16cm" style:writing-mode="lr-tb">
        <style:tab-stops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</style:tab-stops>
      </style:paragraph-properties>
    </style:style>
    <style:style style:name="T658_1" style:family="text">
      <style:text-properties fo:font-style="italic" style:font-style-asian="italic" style:font-style-complex="italic" fo:font-size="11pt" style:font-size-asian="11pt" style:font-size-complex="11pt"/>
    </style:style>
    <style:style style:name="T658_2" style:family="text">
      <style:text-properties fo:font-style="italic" style:font-style-asian="italic" style:font-style-complex="italic" fo:font-size="11pt" style:font-size-asian="11pt" style:font-size-complex="11pt"/>
    </style:style>
    <style:style style:name="T658_3" style:family="text">
      <style:text-properties fo:font-style="italic" style:font-style-asian="italic" style:font-style-complex="italic" fo:font-size="11pt" style:font-size-asian="11pt" style:font-size-complex="11pt"/>
    </style:style>
    <style:style style:name="T658_4" style:family="text">
      <style:text-properties fo:font-style="italic" style:font-style-asian="italic" style:font-style-complex="italic" fo:font-size="11pt" style:font-size-asian="11pt" style:font-size-complex="11pt"/>
    </style:style>
    <style:style style:name="T658_5" style:family="text">
      <style:text-properties fo:font-style="italic" style:font-style-asian="italic" style:font-style-complex="italic" fo:font-size="11pt" style:font-size-asian="11pt" style:font-size-complex="11pt"/>
    </style:style>
    <style:style style:name="T658_6" style:family="text">
      <style:text-properties fo:font-style="italic" style:font-style-asian="italic" style:font-style-complex="italic" fo:font-size="11pt" style:font-size-asian="11pt" style:font-size-complex="11pt"/>
    </style:style>
    <style:style style:name="T658_7" style:family="text">
      <style:text-properties fo:font-style="italic" style:font-style-asian="italic" style:font-style-complex="italic" fo:font-size="11pt" style:font-size-asian="11pt" style:font-size-complex="11pt"/>
    </style:style>
    <style:style style:name="T658_8" style:family="text">
      <style:text-properties fo:font-style="italic" style:font-style-asian="italic" style:font-style-complex="italic" fo:font-size="11pt" style:font-size-asian="11pt" style:font-size-complex="11pt"/>
    </style:style>
    <style:style style:name="T658_9" style:family="text">
      <style:text-properties fo:font-style="italic" style:font-style-asian="italic" style:font-style-complex="italic" fo:font-size="11pt" style:font-size-asian="11pt" style:font-size-complex="11pt"/>
    </style:style>
    <style:style style:name="T658_10" style:family="text">
      <style:text-properties fo:font-style="italic" style:font-style-asian="italic" style:font-style-complex="italic" fo:font-size="11pt" style:font-size-asian="11pt" style:font-size-complex="11pt"/>
    </style:style>
    <style:style style:name="T658_11" style:family="text">
      <style:text-properties fo:font-style="italic" style:font-style-asian="italic" style:font-style-complex="italic" fo:font-size="11pt" style:font-size-asian="11pt" style:font-size-complex="11pt"/>
    </style:style>
    <style:style style:name="T658_12" style:family="text">
      <style:text-properties fo:font-style="italic" style:font-style-asian="italic" style:font-style-complex="italic" fo:font-size="11pt" style:font-size-asian="11pt" style:font-size-complex="11pt"/>
    </style:style>
    <style:style style:name="T658_13" style:family="text">
      <style:text-properties fo:font-style="italic" style:font-style-asian="italic" style:font-style-complex="italic" fo:font-size="11pt" style:font-size-asian="11pt" style:font-size-complex="11pt"/>
    </style:style>
    <style:style style:name="P65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6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6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61_1" style:family="text">
      <style:text-properties fo:font-size="11pt" style:font-size-asian="11pt" style:font-size-complex="11pt"/>
    </style:style>
    <style:style style:name="T661_2" style:family="text">
      <style:text-properties fo:font-size="11pt" style:font-size-asian="11pt" style:font-size-complex="11pt"/>
    </style:style>
    <style:style style:name="T661_3" style:family="text">
      <style:text-properties fo:font-size="11pt" style:font-size-asian="11pt" style:font-size-complex="11pt"/>
    </style:style>
    <style:style style:name="T661_4" style:family="text">
      <style:text-properties fo:font-size="11pt" style:font-size-asian="11pt" style:font-size-complex="11pt"/>
    </style:style>
    <style:style style:name="T661_5" style:family="text">
      <style:text-properties fo:font-size="11pt" style:font-size-asian="11pt" style:font-size-complex="11pt" style:text-underline-style="solid" style:text-underline-color="font-color"/>
    </style:style>
    <style:style style:name="T661_6" style:family="text">
      <style:text-properties fo:font-size="11pt" style:font-size-asian="11pt" style:font-size-complex="11pt"/>
    </style:style>
    <style:style style:name="T661_7" style:family="text">
      <style:text-properties fo:font-size="11pt" style:font-size-asian="11pt" style:font-size-complex="11pt"/>
    </style:style>
    <style:style style:name="T661_8" style:family="text">
      <style:text-properties fo:font-size="11pt" style:font-size-asian="11pt" style:font-size-complex="11pt"/>
    </style:style>
    <style:style style:name="T661_9" style:family="text">
      <style:text-properties fo:font-size="11pt" style:font-size-asian="11pt" style:font-size-complex="11pt"/>
    </style:style>
    <style:style style:name="T661_10" style:family="text">
      <style:text-properties fo:font-size="11pt" style:font-size-asian="11pt" style:font-size-complex="11pt"/>
    </style:style>
    <style:style style:name="T661_11" style:family="text">
      <style:text-properties fo:font-size="11pt" style:font-size-asian="11pt" style:font-size-complex="11pt" style:text-underline-style="solid" style:text-underline-color="font-color"/>
    </style:style>
    <style:style style:name="T661_12" style:family="text">
      <style:text-properties fo:font-size="11pt" style:font-size-asian="11pt" style:font-size-complex="11pt"/>
    </style:style>
    <style:style style:name="T661_13" style:family="text">
      <style:text-properties fo:font-size="11pt" style:font-size-asian="11pt" style:font-size-complex="11pt"/>
    </style:style>
    <style:style style:name="T661_14" style:family="text">
      <style:text-properties fo:font-size="11pt" style:font-size-asian="11pt" style:font-size-complex="11pt"/>
    </style:style>
    <style:style style:name="T661_15" style:family="text">
      <style:text-properties fo:font-size="11pt" style:font-size-asian="11pt" style:font-size-complex="11pt"/>
    </style:style>
    <style:style style:name="T661_16" style:family="text">
      <style:text-properties fo:font-size="11pt" style:font-size-asian="11pt" style:font-size-complex="11pt"/>
    </style:style>
    <style:style style:name="T661_17" style:family="text">
      <style:text-properties fo:font-size="11pt" style:font-size-asian="11pt" style:font-size-complex="11pt" style:text-underline-style="solid" style:text-underline-color="font-color"/>
    </style:style>
    <style:style style:name="P66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63" style:family="paragraph" style:parent-style-name="Standard">
      <style:paragraph-properties fo:break-before="auto" fo:text-indent="-7.62cm" fo:line-height="100%" fo:margin-left="7.62cm" style:writing-mode="lr-tb">
        <style:tab-stops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63_1" style:family="text">
      <style:text-properties fo:font-size="11pt" style:font-size-asian="11pt" style:font-size-complex="11pt"/>
    </style:style>
    <style:style style:name="T663_2" style:family="text">
      <style:text-properties fo:font-size="11pt" style:font-size-asian="11pt" style:font-size-complex="11pt"/>
    </style:style>
    <style:style style:name="T663_3" style:family="text">
      <style:text-properties fo:font-size="11pt" style:font-size-asian="11pt" style:font-size-complex="11pt"/>
    </style:style>
    <style:style style:name="T663_4" style:family="text">
      <style:text-properties fo:font-size="11pt" style:font-size-asian="11pt" style:font-size-complex="11pt"/>
    </style:style>
    <style:style style:name="T663_5" style:family="text">
      <style:text-properties fo:font-size="11pt" style:font-size-asian="11pt" style:font-size-complex="11pt"/>
    </style:style>
    <style:style style:name="T663_6" style:family="text">
      <style:text-properties fo:font-size="11pt" style:font-size-asian="11pt" style:font-size-complex="11pt"/>
    </style:style>
    <style:style style:name="T663_7" style:family="text">
      <style:text-properties fo:font-size="11pt" style:font-size-asian="11pt" style:font-size-complex="11pt"/>
    </style:style>
    <style:style style:name="T663_8" style:family="text">
      <style:text-properties fo:font-size="11pt" style:font-size-asian="11pt" style:font-size-complex="11pt"/>
    </style:style>
    <style:style style:name="T663_9" style:family="text">
      <style:text-properties fo:font-size="11pt" style:font-size-asian="11pt" style:font-size-complex="11pt" style:text-underline-style="solid" style:text-underline-color="font-color"/>
    </style:style>
    <style:style style:name="P664" style:family="paragraph" style:parent-style-name="Standard">
      <style:paragraph-properties fo:break-before="auto" fo:text-indent="-3.81cm" fo:line-height="127%" fo:margin-left="7.62cm" style:writing-mode="lr-tb">
        <style:tab-stops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64_1" style:family="text">
      <style:text-properties fo:font-size="11pt" style:font-size-asian="11pt" style:font-size-complex="11pt"/>
    </style:style>
    <style:style style:name="T664_2" style:family="text">
      <style:text-properties fo:font-size="11pt" style:font-size-asian="11pt" style:font-size-complex="11pt"/>
    </style:style>
    <style:style style:name="T664_3" style:family="text">
      <style:text-properties fo:font-size="11pt" style:font-size-asian="11pt" style:font-size-complex="11pt"/>
    </style:style>
    <style:style style:name="T664_4" style:family="text">
      <style:text-properties fo:font-size="11pt" style:font-size-asian="11pt" style:font-size-complex="11pt" style:text-underline-style="solid" style:text-underline-color="font-color"/>
    </style:style>
    <style:style style:name="P665" style:family="paragraph" style:parent-style-name="Standard">
      <style:paragraph-properties fo:break-before="auto" fo:text-indent="0cm" fo:line-height="127%" fo:margin-left="7.62cm" style:writing-mode="lr-tb">
        <style:tab-stops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</style:tab-stops>
      </style:paragraph-properties>
    </style:style>
    <style:style style:name="T665_1" style:family="text">
      <style:text-properties fo:font-size="11pt" style:font-size-asian="11pt" style:font-size-complex="11pt" style:text-underline-style="solid" style:text-underline-color="font-color"/>
    </style:style>
    <style:style style:name="P666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66_1" style:family="text">
      <style:text-properties fo:font-size="11pt" style:font-size-asian="11pt" style:font-size-complex="11pt"/>
    </style:style>
    <style:style style:name="P667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T667_1" style:family="text">
      <style:text-properties fo:font-size="11pt" style:font-size-asian="11pt" style:font-size-complex="11pt" fo:font-weight="bold" style:font-weight-asian="bold" style:font-weight-complex="bold"/>
    </style:style>
    <style:style style:name="T667_2" style:family="text">
      <style:text-properties fo:font-size="11pt" style:font-size-asian="11pt" style:font-size-complex="11pt" fo:font-weight="bold" style:font-weight-asian="bold" style:font-weight-complex="bold"/>
    </style:style>
    <style:style style:name="T667_3" style:family="text">
      <style:text-properties fo:font-size="11pt" style:font-size-asian="11pt" style:font-size-complex="11pt" fo:font-weight="bold" style:font-weight-asian="bold" style:font-weight-complex="bold"/>
    </style:style>
    <style:style style:name="T667_4" style:family="text">
      <style:text-properties fo:font-size="11pt" style:font-size-asian="11pt" style:font-size-complex="11pt" fo:font-weight="bold" style:font-weight-asian="bold" style:font-weight-complex="bold"/>
    </style:style>
    <style:style style:name="T667_5" style:family="text">
      <style:text-properties fo:font-size="11pt" style:font-size-asian="11pt" style:font-size-complex="11pt" fo:font-weight="bold" style:font-weight-asian="bold" style:font-weight-complex="bold"/>
    </style:style>
    <style:style style:name="T667_6" style:family="text">
      <style:text-properties fo:font-size="11pt" style:font-size-asian="11pt" style:font-size-complex="11pt" fo:font-weight="bold" style:font-weight-asian="bold" style:font-weight-complex="bold"/>
    </style:style>
    <style:style style:name="T667_7" style:family="text">
      <style:text-properties fo:font-size="11pt" style:font-size-asian="11pt" style:font-size-complex="11pt" fo:font-weight="bold" style:font-weight-asian="bold" style:font-weight-complex="bold"/>
    </style:style>
    <style:style style:name="T667_8" style:family="text">
      <style:text-properties fo:font-size="11pt" style:font-size-asian="11pt" style:font-size-complex="11pt" fo:font-weight="bold" style:font-weight-asian="bold" style:font-weight-complex="bold"/>
    </style:style>
    <style:style style:name="P668" style:family="paragraph" style:parent-styl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6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7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71" style:family="paragraph" style:parent-style-name="Standard">
      <style:paragraph-properties fo:break-before="auto" fo:text-indent="-10.16cm" fo:line-height="100%" fo:margin-left="10.16cm" style:writing-mode="lr-tb">
        <style:tab-stops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</style:tab-stops>
      </style:paragraph-properties>
    </style:style>
    <style:style style:name="T671_1" style:family="text">
      <style:text-properties fo:font-size="11pt" style:font-size-asian="11pt" style:font-size-complex="11pt"/>
    </style:style>
    <style:style style:name="T671_2" style:family="text">
      <style:text-properties fo:font-size="11pt" style:font-size-asian="11pt" style:font-size-complex="11pt"/>
    </style:style>
    <style:style style:name="T671_3" style:family="text">
      <style:text-properties fo:font-size="11pt" style:font-size-asian="11pt" style:font-size-complex="11pt"/>
    </style:style>
    <style:style style:name="T671_4" style:family="text">
      <style:text-properties fo:font-size="11pt" style:font-size-asian="11pt" style:font-size-complex="11pt"/>
    </style:style>
    <style:style style:name="T671_5" style:family="text">
      <style:text-properties fo:font-size="11pt" style:font-size-asian="11pt" style:font-size-complex="11pt" style:text-underline-style="solid" style:text-underline-color="font-color"/>
    </style:style>
    <style:style style:name="T671_6" style:family="text">
      <style:text-properties fo:font-size="11pt" style:font-size-asian="11pt" style:font-size-complex="11pt"/>
    </style:style>
    <style:style style:name="T671_7" style:family="text">
      <style:text-properties fo:font-size="11pt" style:font-size-asian="11pt" style:font-size-complex="11pt"/>
    </style:style>
    <style:style style:name="T671_8" style:family="text">
      <style:text-properties fo:font-size="11pt" style:font-size-asian="11pt" style:font-size-complex="11pt"/>
    </style:style>
    <style:style style:name="T671_9" style:family="text">
      <style:text-properties fo:font-size="11pt" style:font-size-asian="11pt" style:font-size-complex="11pt"/>
    </style:style>
    <style:style style:name="T671_10" style:family="text">
      <style:text-properties fo:font-size="11pt" style:font-size-asian="11pt" style:font-size-complex="11pt"/>
    </style:style>
    <style:style style:name="T671_11" style:family="text">
      <style:text-properties fo:font-size="11pt" style:font-size-asian="11pt" style:font-size-complex="11pt" style:text-underline-style="solid" style:text-underline-color="font-color"/>
    </style:style>
    <style:style style:name="P67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73" style:family="paragraph" style:parent-style-name="Standard">
      <style:paragraph-properties fo:break-before="auto" fo:text-indent="-12.7cm" fo:line-height="100%" fo:margin-left="12.7cm" style:writing-mode="lr-tb">
        <style:tab-stops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73_1" style:family="text">
      <style:text-properties fo:font-size="11pt" style:font-size-asian="11pt" style:font-size-complex="11pt"/>
    </style:style>
    <style:style style:name="T673_2" style:family="text">
      <style:text-properties fo:font-size="11pt" style:font-size-asian="11pt" style:font-size-complex="11pt"/>
    </style:style>
    <style:style style:name="T673_3" style:family="text">
      <style:text-properties fo:font-size="11pt" style:font-size-asian="11pt" style:font-size-complex="11pt"/>
    </style:style>
    <style:style style:name="T673_4" style:family="text">
      <style:text-properties fo:font-size="11pt" style:font-size-asian="11pt" style:font-size-complex="11pt" style:text-underline-style="solid" style:text-underline-color="font-color"/>
    </style:style>
    <style:style style:name="T673_5" style:family="text">
      <style:text-properties fo:font-size="11pt" style:font-size-asian="11pt" style:font-size-complex="11pt"/>
    </style:style>
    <style:style style:name="T673_6" style:family="text">
      <style:text-properties fo:font-size="11pt" style:font-size-asian="11pt" style:font-size-complex="11pt"/>
    </style:style>
    <style:style style:name="T673_7" style:family="text">
      <style:text-properties fo:font-size="11pt" style:font-size-asian="11pt" style:font-size-complex="11pt"/>
    </style:style>
    <style:style style:name="T673_8" style:family="text">
      <style:text-properties fo:font-size="11pt" style:font-size-asian="11pt" style:font-size-complex="11pt"/>
    </style:style>
    <style:style style:name="P67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left" style:leader-style="none" style:position="13.97cm"/>
          <style:tab-stop style:type="left" style:leader-style="none" style:position="15.24cm"/>
          <style:tab-stop style:type="left" style:leader-style="none" style:position="16.51cm"/>
          <style:tab-stop style:type="left" style:leader-style="none" style:position="17.78cm"/>
          <style:tab-stop style:type="left" style:leader-style="none" style:position="19.05cm"/>
        </style:tab-stops>
      </style:paragraph-properties>
    </style:style>
    <style:style style:name="P675" style:family="paragraph" style:parent-style-name="Standard">
      <style:paragraph-properties fo:break-before="auto" fo:text-indent="-12.7cm" fo:line-height="100%" fo:margin-left="12.7cm" style:writing-mode="lr-tb">
        <style:tab-stops>
          <style:tab-stop style:type="left" style:leader-style="none" style:position="-12.7cm"/>
          <style:tab-stop style:type="left" style:leader-style="none" style:position="-11.43cm"/>
          <style:tab-stop style:type="left" style:leader-style="none" style:position="-10.16cm"/>
          <style:tab-stop style:type="left" style:leader-style="none" style:position="-8.89cm"/>
          <style:tab-stop style:type="left" style:leader-style="none" style:position="-7.62cm"/>
          <style:tab-stop style:type="left" style:leader-style="none" style:position="-6.35cm"/>
          <style:tab-stop style:type="left" style:leader-style="none" style:position="-5.08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</style:tab-stops>
      </style:paragraph-properties>
    </style:style>
    <style:style style:name="T675_1" style:family="text">
      <style:text-properties fo:font-size="11pt" style:font-size-asian="11pt" style:font-size-complex="11pt"/>
    </style:style>
    <style:style style:name="T675_2" style:family="text">
      <style:text-properties fo:font-size="11pt" style:font-size-asian="11pt" style:font-size-complex="11pt"/>
    </style:style>
    <style:style style:name="T675_3" style:family="text">
      <style:text-properties fo:font-size="11pt" style:font-size-asian="11pt" style:font-size-complex="11pt"/>
    </style:style>
    <style:style style:name="T675_4" style:family="text">
      <style:text-properties fo:font-size="11pt" style:font-size-asian="11pt" style:font-size-complex="11pt"/>
    </style:style>
    <style:style style:name="T675_5" style:family="text">
      <style:text-properties fo:font-size="11pt" style:font-size-asian="11pt" style:font-size-complex="11pt" style:text-underline-style="solid" style:text-underline-color="font-color"/>
    </style:style>
    <style:style style:name="T675_6" style:family="text">
      <style:text-properties fo:font-size="11pt" style:font-size-asian="11pt" style:font-size-complex="11pt"/>
    </style:style>
    <style:style style:name="T675_7" style:family="text">
      <style:text-properties fo:font-size="11pt" style:font-size-asian="11pt" style:font-size-complex="11pt" style:text-underline-style="solid" style:text-underline-color="font-color"/>
    </style:style>
    <style:style style:name="P676" style:family="paragraph" style:parent-style-name="Standard">
      <style:paragraph-properties fo:break-before="auto" fo:text-indent="-13.97cm" fo:line-height="100%" fo:margin-left="13.97cm" style:writing-mode="lr-tb">
        <style:tab-stops>
          <style:tab-stop style:type="center" style:leader-style="none" style:position="-4.445cm"/>
          <style:tab-stop style:type="left" style:leader-style="none" style:position="-3.81cm"/>
          <style:tab-stop style:type="left" style:leader-style="none" style:position="-2.54cm"/>
          <style:tab-stop style:type="left" style:leader-style="none" style:position="-1.27cm"/>
          <style:tab-stop style:type="lef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</style:tab-stops>
      </style:paragraph-properties>
    </style:style>
    <style:style style:name="T676_1" style:family="text">
      <style:text-properties fo:font-size="11pt" style:font-size-asian="11pt" style:font-size-complex="11pt"/>
    </style:style>
    <style:style style:name="T676_2" style:family="text">
      <style:text-properties fo:font-size="11pt" style:font-size-asian="11pt" style:font-size-complex="11pt"/>
    </style:style>
  </office:automatic-styles>
  <office:body>
    <office:text>
      <text:p text:style-name="P1"><text:span text:style-name="T1_1">Attachment</text:span><text:span text:style-name="T1_2"><text:s/></text:span><text:span text:style-name="T1_3">B</text:span></text:p>
      <text:p text:style-name="P2"/>
      <text:p text:style-name="P3"><text:span text:style-name="T3_1">Chesapeake</text:span><text:span text:style-name="T3_2"><text:s/></text:span><text:span text:style-name="T3_3">Bay</text:span><text:span text:style-name="T3_4"><text:s/></text:span><text:span text:style-name="T3_5">Preservation</text:span><text:span text:style-name="T3_6"><text:s/></text:span><text:span text:style-name="T3_7">Act</text:span><text:span text:style-name="T3_8"><text:s/>-<text:s/></text:span><text:span text:style-name="T3_9">Agricultural</text:span><text:span text:style-name="T3_10"><text:s/></text:span><text:span text:style-name="T3_11">Program</text:span></text:p>
      <text:p text:style-name="P4"><text:span text:style-name="T4_1">Quarterly</text:span><text:span text:style-name="T4_2"><text:s/></text:span><text:span text:style-name="T4_3">Progress</text:span><text:span text:style-name="T4_4"><text:s/></text:span><text:span text:style-name="T4_5">Report</text:span></text:p>
      <text:p text:style-name="P5"/>
      <text:p text:style-name="P6"><text:span text:style-name="T6_1">Quarterly</text:span><text:span text:style-name="T6_2"><text:s/></text:span><text:span text:style-name="T6_3">reports</text:span><text:span text:style-name="T6_4"><text:s/></text:span><text:span text:style-name="T6_5">are</text:span><text:span text:style-name="T6_6"><text:s/></text:span><text:span text:style-name="T6_7">due</text:span><text:span text:style-name="T6_8"><text:s/></text:span><text:span text:style-name="T6_9">NO</text:span><text:span text:style-name="T6_10"><text:s/></text:span><text:span text:style-name="T6_11">LATER</text:span><text:span text:style-name="T6_12"><text:s/></text:span><text:span text:style-name="T6_13">THAN</text:span><text:span text:style-name="T6_14"><text:s/></text:span><text:span text:style-name="T6_15">ten</text:span><text:span text:style-name="T6_16"><text:s/></text:span><text:span text:style-name="T6_17">calendar</text:span><text:span text:style-name="T6_18"><text:s/></text:span><text:span text:style-name="T6_19">days</text:span><text:span text:style-name="T6_20"><text:s/></text:span><text:span text:style-name="T6_21">following</text:span><text:span text:style-name="T6_22"><text:s/></text:span><text:span text:style-name="T6_23">the</text:span><text:span text:style-name="T6_24"><text:s/></text:span><text:span text:style-name="T6_25">end</text:span><text:span text:style-name="T6_26"><text:s/></text:span><text:span text:style-name="T6_27">of</text:span><text:span text:style-name="T6_28"><text:s/></text:span><text:span text:style-name="T6_29">each</text:span><text:span text:style-name="T6_30"><text:s/></text:span><text:span text:style-name="T6_31">quarter</text:span><text:span text:style-name="T6_32">.<text:s text:c="2"/></text:span><text:span text:style-name="T6_33">Please</text:span><text:span text:style-name="T6_34"><text:s/></text:span><text:span text:style-name="T6_35">use</text:span><text:span text:style-name="T6_36"><text:s/></text:span><text:span text:style-name="T6_37">the</text:span><text:span text:style-name="T6_38"><text:s/></text:span><text:span text:style-name="T6_39">forms</text:span><text:span text:style-name="T6_40"><text:s/></text:span><text:span text:style-name="T6_41">provided</text:span><text:span text:style-name="T6_42">.<text:s text:c="2"/></text:span><text:span text:style-name="T6_43">Please</text:span><text:span text:style-name="T6_44"><text:s/></text:span><text:span text:style-name="T6_45">address</text:span><text:span text:style-name="T6_46"><text:s/></text:span><text:span text:style-name="T6_47">any</text:span><text:span text:style-name="T6_48"><text:s/></text:span><text:span text:style-name="T6_49">questions</text:span><text:span text:style-name="T6_50"><text:s/></text:span><text:span text:style-name="T6_51">to</text:span><text:span text:style-name="T6_52"><text:s/></text:span><text:span text:style-name="T6_53">the</text:span><text:span text:style-name="T6_54"><text:s/></text:span><text:span text:style-name="T6_55">Agricultural</text:span><text:span text:style-name="T6_56"><text:s/></text:span><text:span text:style-name="T6_57">Program</text:span><text:span text:style-name="T6_58"><text:s/></text:span><text:span text:style-name="T6_59">Manager</text:span><text:span text:style-name="T6_60">,<text:s/></text:span><text:span text:style-name="T6_61">Ron</text:span><text:span text:style-name="T6_62"><text:s/></text:span><text:span text:style-name="T6_63">Wood</text:span><text:span text:style-name="T6_64">,<text:s/></text:span><text:span text:style-name="T6_65">at</text:span><text:span text:style-name="T6_66"><text:s/>1-800-243-7229<text:s/></text:span><text:span text:style-name="T6_67">or</text:span><text:span text:style-name="T6_68"><text:s/>804-225-3442.</text:span></text:p>
      <text:p text:style-name="P7"/>
      <text:p text:style-name="P8"><text:span text:style-name="T8_1">Grant</text:span><text:span text:style-name="T8_2"><text:s/></text:span><text:span text:style-name="T8_3">Agreement</text:span><text:span text:style-name="T8_4"><text:s/>#:<text:s/></text:span><text:span text:style-name="T8_5">__________</text:span></text:p>
      <text:p text:style-name="P9"><text:span text:style-name="T9_1">SWCD</text:span><text:span text:style-name="T9_2">:<text:s/></text:span><text:span text:style-name="T9_3">__________</text:span></text:p>
      <text:p text:style-name="P10"><text:span text:style-name="T10_1">Reporting</text:span><text:span text:style-name="T10_2"><text:s/></text:span><text:span text:style-name="T10_3">Period</text:span><text:span text:style-name="T10_4">:<text:s text:c="2"/></text:span><text:span text:style-name="T10_5">from</text:span><text:span text:style-name="T10_6"><text:s/></text:span><text:span text:style-name="T10_7"><text:s text:c="10"/></text:span><text:span text:style-name="T10_8"><text:s/></text:span><text:span text:style-name="T10_9">to</text:span><text:span text:style-name="T10_10"><text:s/></text:span><text:span text:style-name="T10_11"><text:s text:c="10"/></text:span></text:p>
      <text:p text:style-name="P11"><text:span text:style-name="T11_1">Reported</text:span><text:span text:style-name="T11_2"><text:s/></text:span><text:span text:style-name="T11_3">by</text:span><text:span text:style-name="T11_4">:<text:s text:c="2"/></text:span><text:span text:style-name="T11_5"><text:s text:c="64"/></text:span></text:p>
      <text:p text:style-name="P12"/>
      <text:p text:style-name="P13"><text:span text:style-name="T13_1">1.<text:tab/></text:span><text:span text:style-name="T13_2">Number</text:span><text:span text:style-name="T13_3"><text:s/></text:span><text:span text:style-name="T13_4">of</text:span><text:span text:style-name="T13_5"><text:s/></text:span><text:span text:style-name="T13_6">Soil</text:span><text:span text:style-name="T13_7"><text:s/></text:span><text:span text:style-name="T13_8">and</text:span><text:span text:style-name="T13_9"><text:s/></text:span><text:span text:style-name="T13_10">Water</text:span><text:span text:style-name="T13_11"><text:s/></text:span><text:span text:style-name="T13_12">Quality</text:span><text:span text:style-name="T13_13"><text:s/></text:span><text:span text:style-name="T13_14">Conservation</text:span><text:span text:style-name="T13_15"><text:s/></text:span><text:span text:style-name="T13_16">plans</text:span><text:span text:style-name="T13_17"><text:s/></text:span><text:span text:style-name="T13_18">completed</text:span><text:span text:style-name="T13_19"><text:s/></text:span><text:span text:style-name="T13_20">this</text:span><text:span text:style-name="T13_21"><text:s/></text:span><text:span text:style-name="T13_22">quarter</text:span><text:span text:style-name="T13_23">.<text:s text:c="2"/></text:span><text:span text:style-name="T13_24"><text:s text:c="16"/></text:span></text:p>
      <text:p text:style-name="P14"><text:span text:style-name="T14_1">Attach</text:span><text:span text:style-name="T14_2"><text:s/></text:span><text:span text:style-name="T14_3">copies</text:span><text:span text:style-name="T14_4"><text:s/></text:span><text:span text:style-name="T14_5">of</text:span><text:span text:style-name="T14_6"><text:s/></text:span><text:span text:style-name="T14_7">the</text:span><text:span text:style-name="T14_8"><text:s/></text:span><text:span text:style-name="T14_9">CBPA</text:span><text:span text:style-name="T14_10"><text:s/></text:span><text:span text:style-name="T14_11">Agricultural</text:span><text:span text:style-name="T14_12"><text:s/></text:span><text:span text:style-name="T14_13">Program</text:span><text:span text:style-name="T14_14"><text:s/></text:span><text:span text:style-name="T14_15">Status</text:span><text:span text:style-name="T14_16"><text:s/></text:span><text:span text:style-name="T14_17">Summary</text:span><text:span text:style-name="T14_18"><text:s/></text:span><text:span text:style-name="T14_19">Form</text:span><text:span text:style-name="T14_20"><text:s/></text:span><text:span text:style-name="T14_21">from</text:span><text:span text:style-name="T14_22"><text:s/></text:span><text:span text:style-name="T14_23">each</text:span><text:span text:style-name="T14_24"><text:s/></text:span><text:span text:style-name="T14_25">completed</text:span><text:span text:style-name="T14_26"><text:s/></text:span><text:span text:style-name="T14_27">plan</text:span><text:span text:style-name="T14_28">.</text:span></text:p>
      <text:p text:style-name="P15"/>
      <text:p text:style-name="P16"><text:span text:style-name="T16_1">2.<text:tab/></text:span><text:span text:style-name="T16_2">Describe</text:span><text:span text:style-name="T16_3"><text:s/></text:span><text:span text:style-name="T16_4">the</text:span><text:span text:style-name="T16_5"><text:s/></text:span><text:span text:style-name="T16_6">progress</text:span><text:span text:style-name="T16_7"><text:s/></text:span><text:span text:style-name="T16_8">made</text:span><text:span text:style-name="T16_9"><text:s/></text:span><text:span text:style-name="T16_10">during</text:span><text:span text:style-name="T16_11"><text:s/></text:span><text:span text:style-name="T16_12">the</text:span><text:span text:style-name="T16_13"><text:s/></text:span><text:span text:style-name="T16_14">quarter</text:span><text:span text:style-name="T16_15"><text:s/></text:span><text:span text:style-name="T16_16">toward</text:span><text:span text:style-name="T16_17"><text:s/></text:span><text:span text:style-name="T16_18">the</text:span><text:span text:style-name="T16_19"><text:s/></text:span><text:span text:style-name="T16_20">accomplishment</text:span><text:span text:style-name="T16_21"><text:s/></text:span><text:span text:style-name="T16_22">of</text:span><text:span text:style-name="T16_23"><text:s/></text:span><text:span text:style-name="T16_24">the</text:span><text:span text:style-name="T16_25"><text:s/></text:span><text:span text:style-name="T16_26">grant</text:span><text:span text:style-name="T16_27"><text:s/></text:span><text:span text:style-name="T16_28">agreement</text:span><text:span text:style-name="T16_29">=</text:span><text:span text:style-name="T16_30">s</text:span><text:span text:style-name="T16_31"><text:s/></text:span><text:span text:style-name="T16_32">scope</text:span><text:span text:style-name="T16_33"><text:s/></text:span><text:span text:style-name="T16_34">of</text:span><text:span text:style-name="T16_35"><text:s/></text:span><text:span text:style-name="T16_36">services</text:span><text:span text:style-name="T16_37">.<text:s text:c="2"/></text:span><text:span text:style-name="T16_38">Specific</text:span><text:span text:style-name="T16_39"><text:s/></text:span><text:span text:style-name="T16_40">elements</text:span><text:span text:style-name="T16_41"><text:s/></text:span><text:span text:style-name="T16_42">of</text:span><text:span text:style-name="T16_43"><text:s/></text:span><text:span text:style-name="T16_44">the</text:span><text:span text:style-name="T16_45"><text:s/></text:span><text:span text:style-name="T16_46">scope</text:span><text:span text:style-name="T16_47"><text:s/></text:span><text:span text:style-name="T16_48">of</text:span><text:span text:style-name="T16_49"><text:s/></text:span><text:span text:style-name="T16_50">services</text:span><text:span text:style-name="T16_51"><text:s/></text:span><text:span text:style-name="T16_52">are</text:span><text:span text:style-name="T16_53"><text:s/></text:span><text:span text:style-name="T16_54">listed</text:span><text:span text:style-name="T16_55"><text:s/></text:span><text:span text:style-name="T16_56">below</text:span><text:span text:style-name="T16_57">.<text:s text:c="2"/></text:span><text:span text:style-name="T16_58">Please</text:span><text:span text:style-name="T16_59"><text:s/></text:span><text:span text:style-name="T16_60">add</text:span><text:span text:style-name="T16_61"><text:s/></text:span><text:span text:style-name="T16_62">any</text:span><text:span text:style-name="T16_63"><text:s/></text:span><text:span text:style-name="T16_64">additional</text:span><text:span text:style-name="T16_65"><text:s/></text:span><text:span text:style-name="T16_66">information</text:span><text:span text:style-name="T16_67"><text:s/></text:span><text:span text:style-name="T16_68">that</text:span><text:span text:style-name="T16_69"><text:s/></text:span><text:span text:style-name="T16_70">you</text:span><text:span text:style-name="T16_71"><text:s/></text:span><text:span text:style-name="T16_72">feel</text:span><text:span text:style-name="T16_73"><text:s/></text:span><text:span text:style-name="T16_74">would</text:span><text:span text:style-name="T16_75"><text:s/></text:span><text:span text:style-name="T16_76">demonstrate</text:span><text:span text:style-name="T16_77"><text:s/></text:span><text:span text:style-name="T16_78">program</text:span><text:span text:style-name="T16_79"><text:s/></text:span><text:span text:style-name="T16_80">progress</text:span><text:span text:style-name="T16_81"><text:s/></text:span><text:span text:style-name="T16_82">during</text:span><text:span text:style-name="T16_83"><text:s/></text:span><text:span text:style-name="T16_84">the</text:span><text:span text:style-name="T16_85"><text:s/></text:span><text:span text:style-name="T16_86">quarter</text:span><text:span text:style-name="T16_87">,<text:s/></text:span><text:span text:style-name="T16_88">or</text:span><text:span text:style-name="T16_89"><text:s/></text:span><text:span text:style-name="T16_90">of</text:span><text:span text:style-name="T16_91"><text:s/></text:span><text:span text:style-name="T16_92">which</text:span><text:span text:style-name="T16_93"><text:s/></text:span><text:span text:style-name="T16_94">the</text:span><text:span text:style-name="T16_95"><text:s/></text:span><text:span text:style-name="T16_96">Agricultural</text:span><text:span text:style-name="T16_97"><text:s/></text:span><text:span text:style-name="T16_98">Program</text:span><text:span text:style-name="T16_99"><text:s/></text:span><text:span text:style-name="T16_100">Coordinator</text:span><text:span text:style-name="T16_101"><text:s/></text:span><text:span text:style-name="T16_102">should</text:span><text:span text:style-name="T16_103"><text:s/></text:span><text:span text:style-name="T16_104">be</text:span><text:span text:style-name="T16_105"><text:s/></text:span><text:span text:style-name="T16_106">aware</text:span><text:span text:style-name="T16_107">.<text:s text:c="2"/></text:span><text:span text:style-name="T16_108">Please</text:span><text:span text:style-name="T16_109"><text:s/></text:span><text:span text:style-name="T16_110">be</text:span><text:span text:style-name="T16_111"><text:s/></text:span><text:span text:style-name="T16_112">thorough</text:span><text:span text:style-name="T16_113">,<text:s/></text:span><text:span text:style-name="T16_114">this</text:span><text:span text:style-name="T16_115"><text:s/></text:span><text:span text:style-name="T16_116">information</text:span><text:span text:style-name="T16_117"><text:s/></text:span><text:span text:style-name="T16_118">will</text:span><text:span text:style-name="T16_119"><text:s/></text:span><text:span text:style-name="T16_120">be</text:span><text:span text:style-name="T16_121"><text:s/></text:span><text:span text:style-name="T16_122">used</text:span><text:span text:style-name="T16_123"><text:s/></text:span><text:span text:style-name="T16_124">to</text:span><text:span text:style-name="T16_125"><text:s/></text:span><text:span text:style-name="T16_126">determine</text:span><text:span text:style-name="T16_127"><text:s/></text:span><text:span text:style-name="T16_128">the</text:span><text:span text:style-name="T16_129"><text:s/></text:span><text:span text:style-name="T16_130">appropriateness</text:span><text:span text:style-name="T16_131"><text:s/></text:span><text:span text:style-name="T16_132">of</text:span><text:span text:style-name="T16_133"><text:s/></text:span><text:span text:style-name="T16_134">program</text:span><text:span text:style-name="T16_135"><text:s/></text:span><text:span text:style-name="T16_136">expenditures</text:span><text:span text:style-name="T16_137">.<text:s text:c="2"/></text:span><text:span text:style-name="T16_138">Attach</text:span><text:span text:style-name="T16_139"><text:s/></text:span><text:span text:style-name="T16_140">additional</text:span><text:span text:style-name="T16_141"><text:s/></text:span><text:span text:style-name="T16_142">pages</text:span><text:span text:style-name="T16_143"><text:s/></text:span><text:span text:style-name="T16_144">as</text:span><text:span text:style-name="T16_145"><text:s/></text:span><text:span text:style-name="T16_146">necessary</text:span><text:span text:style-name="T16_147">.</text:span></text:p>
      <text:p text:style-name="P17"/>
      <text:p text:style-name="P18"><text:span text:style-name="T18_1">a</text:span><text:span text:style-name="T18_2">.<text:tab/></text:span><text:span text:style-name="T18_3">Describe</text:span><text:span text:style-name="T18_4"><text:s/></text:span><text:span text:style-name="T18_5">efforts</text:span><text:span text:style-name="T18_6"><text:s/></text:span><text:span text:style-name="T18_7">to</text:span><text:span text:style-name="T18_8"><text:s/></text:span><text:span text:style-name="T18_9">identify</text:span><text:span text:style-name="T18_10"><text:s/></text:span><text:span text:style-name="T18_11">and</text:span><text:span text:style-name="T18_12"><text:s/></text:span><text:span text:style-name="T18_13">track</text:span><text:span text:style-name="T18_14"><text:s/></text:span><text:span text:style-name="T18_15">tracts</text:span><text:span text:style-name="T18_16">/</text:span><text:span text:style-name="T18_17">parcels</text:span><text:span text:style-name="T18_18"><text:s/></text:span><text:span text:style-name="T18_19">to</text:span><text:span text:style-name="T18_20"><text:s/></text:span><text:span text:style-name="T18_21">be</text:span><text:span text:style-name="T18_22"><text:s/></text:span><text:span text:style-name="T18_23">planned</text:span><text:span text:style-name="T18_24">.<text:s/></text:span></text:p>
      <text:p text:style-name="P19"/>
      <text:p text:style-name="P20"/>
      <text:p text:style-name="P21"><text:span text:style-name="T21_1">b</text:span><text:span text:style-name="T21_2">.<text:tab/></text:span><text:span text:style-name="T21_3">Describe</text:span><text:span text:style-name="T21_4"><text:s/></text:span><text:span text:style-name="T21_5">efforts</text:span><text:span text:style-name="T21_6"><text:s/></text:span><text:span text:style-name="T21_7">toward</text:span><text:span text:style-name="T21_8"><text:s/></text:span><text:span text:style-name="T21_9">soil</text:span><text:span text:style-name="T21_10"><text:s/></text:span><text:span text:style-name="T21_11">and</text:span><text:span text:style-name="T21_12"><text:s/></text:span><text:span text:style-name="T21_13">water</text:span><text:span text:style-name="T21_14"><text:s/></text:span><text:span text:style-name="T21_15">quality</text:span><text:span text:style-name="T21_16"><text:s/></text:span><text:span text:style-name="T21_17">conservation</text:span><text:span text:style-name="T21_18"><text:s/></text:span><text:span text:style-name="T21_19">plan</text:span><text:span text:style-name="T21_20"><text:s/></text:span><text:span text:style-name="T21_21">development</text:span><text:span text:style-name="T21_22">.</text:span></text:p>
      <text:p text:style-name="P22"/>
      <text:p text:style-name="P23"/>
      <text:p text:style-name="P24"><text:span text:style-name="T24_1">c</text:span><text:span text:style-name="T24_2">.<text:tab/></text:span><text:span text:style-name="T24_3">Owner</text:span><text:span text:style-name="T24_4">/</text:span><text:span text:style-name="T24_5">Operator</text:span><text:span text:style-name="T24_6"><text:s/></text:span><text:span text:style-name="T24_7">educational</text:span><text:span text:style-name="T24_8"><text:s/></text:span><text:span text:style-name="T24_9">and</text:span><text:span text:style-name="T24_10"><text:s/></text:span><text:span text:style-name="T24_11">technical</text:span><text:span text:style-name="T24_12"><text:s/></text:span><text:span text:style-name="T24_13">assistance</text:span><text:span text:style-name="T24_14"><text:s/></text:span><text:span text:style-name="T24_15">provided</text:span><text:span text:style-name="T24_16">.</text:span></text:p>
      <text:p text:style-name="P25"/>
      <text:p text:style-name="P26"/>
      <text:p text:style-name="P27"><text:span text:style-name="T27_1">d</text:span><text:span text:style-name="T27_2">.<text:tab/></text:span><text:span text:style-name="T27_3">Meetings</text:span><text:span text:style-name="T27_4"><text:s/></text:span><text:span text:style-name="T27_5">and</text:span><text:span text:style-name="T27_6"><text:s/></text:span><text:span text:style-name="T27_7">training</text:span><text:span text:style-name="T27_8"><text:s/></text:span><text:span text:style-name="T27_9">sessions</text:span><text:span text:style-name="T27_10"><text:s/></text:span><text:span text:style-name="T27_11">attended</text:span><text:span text:style-name="T27_12">.</text:span></text:p>
      <text:p text:style-name="P28"/>
      <text:p text:style-name="P29"/>
      <text:p text:style-name="P30"><text:span text:style-name="T30_1">e</text:span><text:span text:style-name="T30_2">.<text:tab/></text:span><text:span text:style-name="T30_3">SWCD</text:span><text:span text:style-name="T30_4"><text:s/></text:span><text:span text:style-name="T30_5">Board</text:span><text:span text:style-name="T30_6"><text:s/></text:span><text:span text:style-name="T30_7">education</text:span><text:span text:style-name="T30_8"><text:s/></text:span><text:span text:style-name="T30_9">and</text:span><text:span text:style-name="T30_10"><text:s/></text:span><text:span text:style-name="T30_11">information</text:span><text:span text:style-name="T30_12"><text:s/></text:span><text:span text:style-name="T30_13">provided</text:span><text:span text:style-name="T30_14">.</text:span></text:p>
      <text:p text:style-name="P31"/>
      <text:p text:style-name="P32"/>
      <text:p text:style-name="P33"><text:span text:style-name="T33_1">f</text:span><text:span text:style-name="T33_2">.<text:tab/></text:span><text:span text:style-name="T33_3">Problems</text:span><text:span text:style-name="T33_4"><text:s/></text:span><text:span text:style-name="T33_5">or</text:span><text:span text:style-name="T33_6"><text:s/></text:span><text:span text:style-name="T33_7">difficulties</text:span><text:span text:style-name="T33_8"><text:s/></text:span><text:span text:style-name="T33_9">encountered</text:span><text:span text:style-name="T33_10"><text:s/></text:span><text:span text:style-name="T33_11">which</text:span><text:span text:style-name="T33_12"><text:s/></text:span><text:span text:style-name="T33_13">could</text:span><text:span text:style-name="T33_14"><text:s/></text:span><text:span text:style-name="T33_15">delay</text:span><text:span text:style-name="T33_16"><text:s/></text:span><text:span text:style-name="T33_17">accomplishment</text:span><text:span text:style-name="T33_18"><text:s/></text:span><text:span text:style-name="T33_19">of</text:span><text:span text:style-name="T33_20"><text:s/></text:span><text:span text:style-name="T33_21">the</text:span><text:span text:style-name="T33_22"><text:s/></text:span><text:span text:style-name="T33_23">requirements</text:span><text:span text:style-name="T33_24"><text:s/></text:span><text:span text:style-name="T33_25">of</text:span><text:span text:style-name="T33_26"><text:s/></text:span><text:span text:style-name="T33_27">the</text:span><text:span text:style-name="T33_28"><text:s/></text:span><text:span text:style-name="T33_29">scope</text:span><text:span text:style-name="T33_30"><text:s/></text:span><text:span text:style-name="T33_31">of</text:span><text:span text:style-name="T33_32"><text:s/></text:span><text:span text:style-name="T33_33">services</text:span><text:span text:style-name="T33_34">.</text:span></text:p>
      <text:p text:style-name="P34"/>
      <text:p text:style-name="P35"/>
      <text:p text:style-name="P36"><text:span text:style-name="T36_1">g</text:span><text:span text:style-name="T36_2">.<text:tab/></text:span><text:span text:style-name="T36_3">Additional</text:span><text:span text:style-name="T36_4"><text:s/></text:span><text:span text:style-name="T36_5">information</text:span><text:span text:style-name="T36_6">.</text:span></text:p>
      <text:p text:style-name="P37"/>
      <text:p text:style-name="P38"><text:span text:style-name="T38_1">CBPA</text:span><text:span text:style-name="T38_2"><text:s/></text:span><text:span text:style-name="T38_3">Agricultural</text:span><text:span text:style-name="T38_4"><text:s/></text:span><text:span text:style-name="T38_5">Program</text:span><text:span text:style-name="T38_6"><text:s/></text:span><text:span text:style-name="T38_7">Status</text:span><text:span text:style-name="T38_8"><text:s/></text:span><text:span text:style-name="T38_9">Summary</text:span><text:span text:style-name="T38_10"><text:s/></text:span><text:span text:style-name="T38_11">Form</text:span><text:span text:style-name="T38_12"><text:s text:c="2"/></text:span><text:span text:style-name="T38_13">Attachment</text:span><text:span text:style-name="T38_14"><text:s/></text:span><text:span text:style-name="T38_15">C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39"/>
            <text:p text:style-name="P40"/>
          </table:table-cell>
          <table:table-cell table:style-name="Cell2">
            <text:p text:style-name="P41"/>
            <text:p text:style-name="P42"/>
          </table:table-cell>
          <table:table-cell table:style-name="Cell3">
            <text:p text:style-name="P43"/>
            <text:p text:style-name="P44"/>
          </table:table-cell>
          <table:table-cell table:style-name="Cell4">
            <text:p text:style-name="P45"/>
            <text:p text:style-name="P46"/>
          </table:table-cell>
          <table:table-cell table:style-name="Cell5">
            <text:p text:style-name="P47"/>
            <text:p text:style-name="P48"><text:span text:style-name="T48_1"><text:tab/>/</text:span></text:p>
          </table:table-cell>
        </table:table-row>
        <table:table-row table:style-name="Row2">
          <table:table-cell table:style-name="Cell6">
            <text:p text:style-name="P49"/>
            <text:p text:style-name="P50"><text:span text:style-name="T50_1">Tract</text:span><text:span text:style-name="T50_2"><text:s/></text:span><text:span text:style-name="T50_3">Identification</text:span><text:span text:style-name="T50_4"><text:s/></text:span><text:span text:style-name="T50_5">Number</text:span></text:p>
          </table:table-cell>
          <table:table-cell table:style-name="Cell7">
            <text:p text:style-name="P51"/>
            <text:p text:style-name="P52"><text:span text:style-name="T52_1">Hydro</text:span><text:span text:style-name="T52_2"><text:s/></text:span><text:span text:style-name="T52_3">Unit</text:span></text:p>
          </table:table-cell>
          <table:table-cell table:style-name="Cell8">
            <text:p text:style-name="P53"/>
            <text:p text:style-name="P54"><text:span text:style-name="T54_1"><text:s/></text:span><text:span text:style-name="T54_2">Owner</text:span><text:span text:style-name="T54_3"><text:s/></text:span><text:span text:style-name="T54_4">Name</text:span><text:span text:style-name="T54_5"><text:s/></text:span></text:p>
          </table:table-cell>
          <table:table-cell table:style-name="Cell9">
            <text:p text:style-name="P55"/>
            <text:p text:style-name="P56"><text:span text:style-name="T56_1">Operator</text:span><text:span text:style-name="T56_2"><text:s/></text:span><text:span text:style-name="T56_3">Name</text:span></text:p>
          </table:table-cell>
          <table:table-cell table:style-name="Cell10">
            <text:p text:style-name="P57"/>
            <text:p text:style-name="P58"><text:span text:style-name="T58_1">Locality</text:span><text:span text:style-name="T58_2"><text:s/>/<text:s/></text:span><text:span text:style-name="T58_3">District</text:span></text:p>
          </table:table-cell>
        </table:table-row>
      </table:table>
      <text:p text:style-name="P59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3">
          <table:table-cell table:style-name="Cell11">
            <text:p text:style-name="P60"/>
            <text:p text:style-name="P61"><text:span text:style-name="T61_1"><text:tab/></text:span><text:span text:style-name="T61_2">Initial</text:span><text:span text:style-name="T61_3"><text:s/></text:span><text:span text:style-name="T61_4">Plan</text:span><text:span text:style-name="T61_5"><text:s/></text:span><text:span text:style-name="T61_6">Dates</text:span><text:span text:style-name="T61_7"><text:s/>(</text:span><text:span text:style-name="T61_8">For</text:span><text:span text:style-name="T61_9"><text:s/></text:span><text:span text:style-name="T61_10">Revisions</text:span><text:span text:style-name="T61_11">,<text:s/></text:span><text:span text:style-name="T61_12">please</text:span><text:span text:style-name="T61_13"><text:s/></text:span><text:span text:style-name="T61_14">complete</text:span><text:span text:style-name="T61_15"><text:s/></text:span><text:span text:style-name="T61_16">the</text:span><text:span text:style-name="T61_17"><text:s/></text:span><text:span text:style-name="T61_18">revision</text:span><text:span text:style-name="T61_19"><text:s/></text:span><text:span text:style-name="T61_20">form</text:span><text:span text:style-name="T61_21"><text:s/></text:span><text:span text:style-name="T61_22">AND</text:span><text:span text:style-name="T61_23"><text:s/></text:span><text:span text:style-name="T61_24">the</text:span><text:span text:style-name="T61_25"><text:s/></text:span><text:span text:style-name="T61_26">field</text:span><text:span text:style-name="T61_27"><text:s/></text:span><text:span text:style-name="T61_28">information</text:span><text:span text:style-name="T61_29"><text:s/></text:span><text:span text:style-name="T61_30">below</text:span><text:span text:style-name="T61_31">)<text:s/></text:span></text:p>
          </table:table-cell>
          <table:table-cell table:style-name="Cell12">
            <text:p text:style-name="P62"/>
          </table:table-cell>
          <table:table-cell table:style-name="Cell13">
            <text:p text:style-name="P63"/>
          </table:table-cell>
          <table:table-cell table:style-name="Cell14">
            <text:p text:style-name="P64"/>
          </table:table-cell>
          <table:table-cell table:style-name="Cell15">
            <text:p text:style-name="P65"/>
          </table:table-cell>
          <table:table-cell table:style-name="Cell16">
            <text:p text:style-name="P66"/>
          </table:table-cell>
          <table:table-cell table:style-name="Cell17">
            <text:p text:style-name="P67"/>
          </table:table-cell>
          <table:table-cell table:style-name="Cell18">
            <text:p text:style-name="P68"/>
          </table:table-cell>
        </table:table-row>
        <table:table-row table:style-name="Row4">
          <table:table-cell table:style-name="Cell19">
            <text:p text:style-name="P69"/>
            <text:p text:style-name="P70"/>
          </table:table-cell>
          <table:table-cell table:style-name="Cell20">
            <text:p text:style-name="P71"/>
            <text:p text:style-name="P72"/>
          </table:table-cell>
          <table:table-cell table:style-name="Cell21">
            <text:p text:style-name="P73"/>
            <text:p text:style-name="P74"/>
          </table:table-cell>
          <table:table-cell table:style-name="Cell22">
            <text:p text:style-name="P75"/>
            <text:p text:style-name="P76"/>
          </table:table-cell>
          <table:table-cell table:style-name="Cell23">
            <text:p text:style-name="P77"/>
            <text:p text:style-name="P78"/>
          </table:table-cell>
          <table:table-cell table:style-name="Cell24">
            <text:p text:style-name="P79"/>
            <text:p text:style-name="P80"/>
          </table:table-cell>
          <table:table-cell table:style-name="Cell25">
            <text:p text:style-name="P81"/>
            <text:p text:style-name="P82"/>
          </table:table-cell>
          <table:table-cell table:style-name="Cell26">
            <text:p text:style-name="P83"/>
            <text:p text:style-name="P84"/>
          </table:table-cell>
        </table:table-row>
        <table:table-row table:style-name="Row5">
          <table:table-cell table:style-name="Cell27">
            <text:p text:style-name="P85"/>
            <text:p text:style-name="P86"><text:span text:style-name="T86_1">Plan</text:span><text:span text:style-name="T86_2"><text:s/></text:span><text:span text:style-name="T86_3">Initiated</text:span></text:p>
          </table:table-cell>
          <table:table-cell table:style-name="Cell28">
            <text:p text:style-name="P87"/>
            <text:p text:style-name="P88"><text:span text:style-name="T88_1">Plan</text:span><text:span text:style-name="T88_2"><text:s/></text:span><text:span text:style-name="T88_3">Developed</text:span></text:p>
          </table:table-cell>
          <table:table-cell table:style-name="Cell29">
            <text:p text:style-name="P89"/>
            <text:p text:style-name="P90"><text:span text:style-name="T90_1">Nutrient</text:span><text:span text:style-name="T90_2"><text:s/></text:span><text:span text:style-name="T90_3">Plan</text:span><text:span text:style-name="T90_4"><text:s/></text:span><text:span text:style-name="T90_5">Written</text:span><text:span text:style-name="T90_6"><text:s/></text:span><text:span text:style-name="T90_7">by</text:span><text:span text:style-name="T90_8">:<text:s/></text:span><text:span text:style-name="T90_9">SWCD</text:span><text:span text:style-name="T90_10">,<text:s/></text:span><text:span text:style-name="T90_11">DCR</text:span><text:span text:style-name="T90_12">,<text:s/></text:span><text:span text:style-name="T90_13">or</text:span><text:span text:style-name="T90_14"><text:s/></text:span><text:span text:style-name="T90_15">other</text:span></text:p>
          </table:table-cell>
          <table:table-cell table:style-name="Cell30">
            <text:p text:style-name="P91"/>
            <text:p text:style-name="P92"><text:span text:style-name="T92_1">RUSLE</text:span><text:span text:style-name="T92_2"><text:s/></text:span><text:span text:style-name="T92_3">performed</text:span><text:span text:style-name="T92_4"><text:s/></text:span><text:span text:style-name="T92_5">by</text:span><text:span text:style-name="T92_6">:<text:s/></text:span><text:span text:style-name="T92_7">SWCD</text:span><text:span text:style-name="T92_8">,<text:s/></text:span><text:span text:style-name="T92_9">DCR</text:span><text:span text:style-name="T92_10">,<text:s/></text:span><text:span text:style-name="T92_11">or</text:span><text:span text:style-name="T92_12"><text:s/></text:span><text:span text:style-name="T92_13">other</text:span></text:p>
          </table:table-cell>
          <table:table-cell table:style-name="Cell31">
            <text:p text:style-name="P93"/>
            <text:p text:style-name="P94"><text:span text:style-name="T94_1">Operator</text:span><text:span text:style-name="T94_2"><text:s/></text:span><text:span text:style-name="T94_3">Signature</text:span></text:p>
          </table:table-cell>
          <table:table-cell table:style-name="Cell32">
            <text:p text:style-name="P95"/>
            <text:p text:style-name="P96"><text:span text:style-name="T96_1">TRC</text:span><text:span text:style-name="T96_2"><text:s/></text:span><text:span text:style-name="T96_3">Approval</text:span></text:p>
          </table:table-cell>
          <table:table-cell table:style-name="Cell33">
            <text:p text:style-name="P97"/>
            <text:p text:style-name="P98"><text:span text:style-name="T98_1">Landowner</text:span><text:span text:style-name="T98_2"><text:s/></text:span><text:span text:style-name="T98_3">Signature</text:span></text:p>
          </table:table-cell>
          <table:table-cell table:style-name="Cell34">
            <text:p text:style-name="P99"/>
            <text:p text:style-name="P100"><text:span text:style-name="T100_1">SWCD</text:span><text:span text:style-name="T100_2"><text:s/></text:span><text:span text:style-name="T100_3">Board</text:span><text:span text:style-name="T100_4"><text:s/></text:span><text:span text:style-name="T100_5">Approval</text:span></text:p>
          </table:table-cell>
        </table:table-row>
      </table:table>
      <text:p text:style-name="P101"/>
      <table:table table:style-name="Table3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row table:style-name="Row6">
          <table:table-cell table:style-name="Cell35">
            <text:p text:style-name="P102"/>
            <text:p text:style-name="P103"/>
            <text:p text:style-name="P104"><text:span text:style-name="T104_1">Field</text:span></text:p>
            <text:p text:style-name="P105"><text:span text:style-name="T105_1">#</text:span></text:p>
          </table:table-cell>
          <table:table-cell table:style-name="Cell36">
            <text:p text:style-name="P106"/>
            <text:p text:style-name="P107"/>
            <text:p text:style-name="P108"><text:span text:style-name="T108_1">Field</text:span></text:p>
            <text:p text:style-name="P109"><text:span text:style-name="T109_1">Acres</text:span></text:p>
          </table:table-cell>
          <table:table-cell table:style-name="Cell37">
            <text:p text:style-name="P110"/>
            <text:p text:style-name="P111"/>
            <text:p text:style-name="P112"><text:span text:style-name="T112_1">CBPA</text:span><text:span text:style-name="T112_2">?</text:span></text:p>
            <text:p text:style-name="P113"><text:span text:style-name="T113_1">()</text:span></text:p>
          </table:table-cell>
          <table:table-cell table:style-name="Cell38">
            <text:p text:style-name="P114"/>
            <text:p text:style-name="P115"><text:span text:style-name="T115_1">Length</text:span><text:span text:style-name="T115_2"><text:s/></text:span><text:span text:style-name="T115_3">of</text:span><text:span text:style-name="T115_4"><text:s/></text:span><text:span text:style-name="T115_5">Planned</text:span></text:p>
            <text:p text:style-name="P116"><text:span text:style-name="T116_1">Minimum</text:span><text:span text:style-name="T116_2"><text:s/></text:span><text:span text:style-name="T116_3">RPA</text:span><text:span text:style-name="T116_4"><text:s/></text:span><text:span text:style-name="T116_5">Buffer</text:span><text:span text:style-name="T116_6"><text:s/></text:span><text:span text:style-name="T116_7">Width</text:span></text:p>
          </table:table-cell>
          <table:table-cell table:style-name="Cell39">
            <text:p text:style-name="P117"/>
            <text:p text:style-name="P118"><text:span text:style-name="T118_1">Area</text:span><text:span text:style-name="T118_2"><text:s/></text:span><text:span text:style-name="T118_3">of</text:span><text:span text:style-name="T118_4"><text:s/></text:span><text:span text:style-name="T118_5">Land</text:span></text:p>
            <text:p text:style-name="P119"><text:span text:style-name="T119_1">Converted</text:span><text:span text:style-name="T119_2"><text:s/></text:span><text:span text:style-name="T119_3">from</text:span><text:span text:style-name="T119_4"><text:s/></text:span><text:span text:style-name="T119_5">Annual</text:span><text:span text:style-name="T119_6"><text:s/></text:span><text:span text:style-name="T119_7">Crops</text:span><text:span text:style-name="T119_8"><text:s/></text:span><text:span text:style-name="T119_9">to</text:span><text:span text:style-name="T119_10"><text:s/></text:span><text:span text:style-name="T119_11">Buffer</text:span><text:span text:style-name="T119_12"><text:s/></text:span><text:span text:style-name="T119_13">to</text:span><text:span text:style-name="T119_14"><text:s/></text:span></text:p>
            <text:p text:style-name="P120"><text:span text:style-name="T120_1">(</text:span><text:span text:style-name="T120_2">acres</text:span><text:span text:style-name="T120_3">)</text:span></text:p>
          </table:table-cell>
          <table:table-cell table:style-name="Cell40">
            <text:p text:style-name="P121"/>
            <text:p text:style-name="P122"><text:span text:style-name="T122_1">New</text:span><text:span text:style-name="T122_2"><text:s/></text:span><text:span text:style-name="T122_3">Forested</text:span></text:p>
            <text:p text:style-name="P123"><text:span text:style-name="T123_1">Buffer</text:span><text:span text:style-name="T123_2"><text:s/></text:span><text:span text:style-name="T123_3">With</text:span></text:p>
            <text:p text:style-name="P124"><text:span text:style-name="T124_1">Width</text:span></text:p>
            <text:p text:style-name="P125"><text:span text:style-name="T125_1">Exceeding</text:span></text:p>
            <text:p text:style-name="P126"><text:span text:style-name="T126_1">35<text:s/></text:span><text:span text:style-name="T126_2">feet</text:span><text:span text:style-name="T126_3"><text:s/></text:span></text:p>
            <text:p text:style-name="P127"><text:span text:style-name="T127_1"><text:s/>()</text:span></text:p>
          </table:table-cell>
          <table:table-cell table:style-name="Cell41">
            <text:p text:style-name="P128"/>
            <text:p text:style-name="P129"><text:span text:style-name="T129_1">Crop</text:span><text:span text:style-name="T129_2"><text:s/>(</text:span><text:span text:style-name="T129_3">A</text:span><text:span text:style-name="T129_4">A</text:span><text:span text:style-name="T129_5">@</text:span><text:span text:style-name="T129_6"><text:s/></text:span><text:span text:style-name="T129_7">for</text:span><text:span text:style-name="T129_8"><text:s/></text:span><text:span text:style-name="T129_9">annual</text:span><text:span text:style-name="T129_10">;<text:s/></text:span><text:span text:style-name="T129_11">A</text:span><text:span text:style-name="T129_12">H</text:span><text:span text:style-name="T129_13">@</text:span><text:span text:style-name="T129_14"><text:s/></text:span><text:span text:style-name="T129_15">for</text:span><text:span text:style-name="T129_16"><text:s/></text:span><text:span text:style-name="T129_17">Hay</text:span><text:span text:style-name="T129_18">;<text:s/></text:span><text:span text:style-name="T129_19">A</text:span><text:span text:style-name="T129_20">P</text:span><text:span text:style-name="T129_21">@</text:span><text:span text:style-name="T129_22"><text:s/></text:span><text:span text:style-name="T129_23">for</text:span><text:span text:style-name="T129_24"><text:s/></text:span><text:span text:style-name="T129_25">Pasture</text:span><text:span text:style-name="T129_26">;<text:s/></text:span><text:span text:style-name="T129_27">or</text:span><text:span text:style-name="T129_28"><text:s/></text:span><text:span text:style-name="T129_29">CRP</text:span><text:span text:style-name="T129_30"><text:s/></text:span><text:span text:style-name="T129_31">for</text:span><text:span text:style-name="T129_32"><text:s/></text:span><text:span text:style-name="T129_33">New</text:span><text:span text:style-name="T129_34"><text:s/></text:span><text:span text:style-name="T129_35">CRP</text:span><text:span text:style-name="T129_36">)</text:span></text:p>
          </table:table-cell>
          <table:table-cell table:style-name="Cell42">
            <text:p text:style-name="P130"/>
            <text:p text:style-name="P131"><text:span text:style-name="T131_1">Planned</text:span><text:span text:style-name="T131_2"><text:s/></text:span><text:span text:style-name="T131_3">to</text:span><text:span text:style-name="T131_4"><text:s/></text:span><text:span text:style-name="T131_5">T</text:span><text:span text:style-name="T131_6"><text:s/>(</text:span><text:span text:style-name="T131_7">RMS</text:span><text:span text:style-name="T131_8">)<text:s/></text:span><text:span text:style-name="T131_9">or</text:span><text:span text:style-name="T131_10"><text:s/></text:span></text:p>
            <text:p text:style-name="P132"><text:span text:style-name="T132_1">2</text:span><text:span text:style-name="T132_2">T</text:span><text:span text:style-name="T132_3"><text:s/>(</text:span><text:span text:style-name="T132_4">ACS</text:span><text:span text:style-name="T132_5">)</text:span></text:p>
          </table:table-cell>
          <table:table-cell table:style-name="Cell43">
            <text:p text:style-name="P133"/>
            <text:p text:style-name="P134"><text:span text:style-name="T134_1">Measures</text:span><text:span text:style-name="T134_2"><text:s/></text:span><text:span text:style-name="T134_3">Implemented</text:span></text:p>
            <text:p text:style-name="P135"><text:span text:style-name="T135_1">(<text:s/></text:span><text:span text:style-name="T135_2">appropriate</text:span><text:span text:style-name="T135_3">)</text:span></text:p>
          </table:table-cell>
          <table:table-cell table:style-name="Cell44">
            <text:p text:style-name="P136"/>
          </table:table-cell>
          <table:table-cell table:style-name="Cell45">
            <text:p text:style-name="P137"/>
          </table:table-cell>
          <table:table-cell table:style-name="Cell46">
            <text:p text:style-name="P138"/>
          </table:table-cell>
          <table:table-cell table:style-name="Cell47">
            <text:p text:style-name="P139"/>
          </table:table-cell>
          <table:table-cell table:style-name="Cell48">
            <text:p text:style-name="P140"/>
          </table:table-cell>
          <table:table-cell table:style-name="Cell49">
            <text:p text:style-name="P141"/>
          </table:table-cell>
          <table:table-cell table:style-name="Cell50">
            <text:p text:style-name="P142"/>
          </table:table-cell>
        </table:table-row>
        <table:table-row table:style-name="Row7">
          <table:table-cell table:style-name="Cell51">
            <text:p text:style-name="P143"/>
          </table:table-cell>
          <table:table-cell table:style-name="Cell52">
            <text:p text:style-name="P144"/>
          </table:table-cell>
          <table:table-cell table:style-name="Cell53">
            <text:p text:style-name="P145"/>
          </table:table-cell>
          <table:table-cell table:style-name="Cell54">
            <text:p text:style-name="P146"/>
            <text:p text:style-name="P147"><text:span text:style-name="T147_1">100<text:s/></text:span><text:span text:style-name="T147_2">feet</text:span></text:p>
            <text:p text:style-name="P148"><text:span text:style-name="T148_1"><text:s/></text:span><text:span text:style-name="T148_2">Buffer</text:span></text:p>
            <text:p text:style-name="P149"><text:span text:style-name="T149_1">(</text:span><text:span text:style-name="T149_2">feet</text:span><text:span text:style-name="T149_3">)</text:span></text:p>
          </table:table-cell>
          <table:table-cell table:style-name="Cell55">
            <text:p text:style-name="P150"/>
            <text:p text:style-name="P151"><text:span text:style-name="T151_1">50<text:s/></text:span><text:span text:style-name="T151_2">feet</text:span></text:p>
            <text:p text:style-name="P152"><text:span text:style-name="T152_1">Buffer</text:span></text:p>
            <text:p text:style-name="P153"><text:span text:style-name="T153_1">(</text:span><text:span text:style-name="T153_2">feet</text:span><text:span text:style-name="T153_3">)</text:span></text:p>
          </table:table-cell>
          <table:table-cell table:style-name="Cell56">
            <text:p text:style-name="P154"/>
            <text:p text:style-name="P155"><text:span text:style-name="T155_1">25<text:s/></text:span><text:span text:style-name="T155_2">feet</text:span></text:p>
            <text:p text:style-name="P156"><text:span text:style-name="T156_1">Buffer</text:span></text:p>
            <text:p text:style-name="P157"><text:span text:style-name="T157_1">(</text:span><text:span text:style-name="T157_2">feet</text:span><text:span text:style-name="T157_3">)</text:span></text:p>
          </table:table-cell>
          <table:table-cell table:style-name="Cell57">
            <text:p text:style-name="P158"/>
          </table:table-cell>
          <table:table-cell table:style-name="Cell58">
            <text:p text:style-name="P159"/>
          </table:table-cell>
          <table:table-cell table:style-name="Cell59">
            <text:p text:style-name="P160"/>
          </table:table-cell>
          <table:table-cell table:style-name="Cell60">
            <text:p text:style-name="P161"/>
          </table:table-cell>
          <table:table-cell table:style-name="Cell61">
            <text:p text:style-name="P162"/>
            <text:p text:style-name="P163"><text:span text:style-name="T163_1">Erosion</text:span></text:p>
            <text:p text:style-name="P164"><text:span text:style-name="T164_1">Control</text:span></text:p>
          </table:table-cell>
          <table:table-cell table:style-name="Cell62">
            <text:p text:style-name="P165"/>
            <text:p text:style-name="P166"><text:span text:style-name="T166_1">Nutrient</text:span></text:p>
            <text:p text:style-name="P167"><text:span text:style-name="T167_1">Management</text:span></text:p>
          </table:table-cell>
          <table:table-cell table:style-name="Cell63">
            <text:p text:style-name="P168"/>
            <text:p text:style-name="P169"><text:span text:style-name="T169_1">Pest</text:span></text:p>
            <text:p text:style-name="P170"><text:span text:style-name="T170_1">Management</text:span></text:p>
          </table:table-cell>
          <table:table-cell table:style-name="Cell64">
            <text:p text:style-name="P171"/>
          </table:table-cell>
          <table:table-cell table:style-name="Cell65">
            <text:p text:style-name="P172"/>
          </table:table-cell>
          <table:table-cell table:style-name="Cell66">
            <text:p text:style-name="P173"/>
          </table:table-cell>
        </table:table-row>
        <table:table-row table:style-name="Row8">
          <table:table-cell table:style-name="Cell67">
            <text:p text:style-name="P174"/>
          </table:table-cell>
          <table:table-cell table:style-name="Cell68">
            <text:p text:style-name="P175"/>
          </table:table-cell>
          <table:table-cell table:style-name="Cell69">
            <text:p text:style-name="P176"/>
          </table:table-cell>
          <table:table-cell table:style-name="Cell70">
            <text:p text:style-name="P177"/>
          </table:table-cell>
          <table:table-cell table:style-name="Cell71">
            <text:p text:style-name="P178"/>
          </table:table-cell>
          <table:table-cell table:style-name="Cell72">
            <text:p text:style-name="P179"/>
          </table:table-cell>
          <table:table-cell table:style-name="Cell73">
            <text:p text:style-name="P180"/>
          </table:table-cell>
          <table:table-cell table:style-name="Cell74">
            <text:p text:style-name="P181"/>
          </table:table-cell>
          <table:table-cell table:style-name="Cell75">
            <text:p text:style-name="P182"/>
          </table:table-cell>
          <table:table-cell table:style-name="Cell76">
            <text:p text:style-name="P183"/>
          </table:table-cell>
          <table:table-cell table:style-name="Cell77">
            <text:p text:style-name="P184"/>
            <text:p text:style-name="P185"><text:span text:style-name="T185_1">Pre</text:span><text:span text:style-name="T185_2">-</text:span></text:p>
            <text:p text:style-name="P186"><text:span text:style-name="T186_1">Plan</text:span></text:p>
          </table:table-cell>
          <table:table-cell table:style-name="Cell78">
            <text:p text:style-name="P187"/>
            <text:p text:style-name="P188"><text:span text:style-name="T188_1">Post</text:span><text:span text:style-name="T188_2">-</text:span></text:p>
            <text:p text:style-name="P189"><text:span text:style-name="T189_1">Plan</text:span></text:p>
          </table:table-cell>
          <table:table-cell table:style-name="Cell79">
            <text:p text:style-name="P190"/>
            <text:p text:style-name="P191"><text:span text:style-name="T191_1">Pre</text:span><text:span text:style-name="T191_2">-</text:span></text:p>
            <text:p text:style-name="P192"><text:span text:style-name="T192_1">Plan</text:span></text:p>
          </table:table-cell>
          <table:table-cell table:style-name="Cell80">
            <text:p text:style-name="P193"/>
            <text:p text:style-name="P194"><text:span text:style-name="T194_1">Post</text:span><text:span text:style-name="T194_2">-</text:span></text:p>
            <text:p text:style-name="P195"><text:span text:style-name="T195_1">Plan</text:span></text:p>
          </table:table-cell>
          <table:table-cell table:style-name="Cell81">
            <text:p text:style-name="P196"/>
            <text:p text:style-name="P197"><text:span text:style-name="T197_1">Pre</text:span><text:span text:style-name="T197_2">-</text:span></text:p>
            <text:p text:style-name="P198"><text:span text:style-name="T198_1">Plan</text:span></text:p>
          </table:table-cell>
          <table:table-cell table:style-name="Cell82">
            <text:p text:style-name="P199"/>
            <text:p text:style-name="P200"><text:span text:style-name="T200_1">Post</text:span><text:span text:style-name="T200_2">-</text:span><text:span text:style-name="T200_3">Plan</text:span></text:p>
          </table:table-cell>
        </table:table-row>
        <table:table-row table:style-name="Row9">
          <table:table-cell table:style-name="Cell83">
            <text:p text:style-name="P201"/>
            <text:p text:style-name="P202"/>
          </table:table-cell>
          <table:table-cell table:style-name="Cell84">
            <text:p text:style-name="P203"/>
            <text:p text:style-name="P204"/>
          </table:table-cell>
          <table:table-cell table:style-name="Cell85">
            <text:p text:style-name="P205"/>
            <text:p text:style-name="P206"/>
          </table:table-cell>
          <table:table-cell table:style-name="Cell86">
            <text:p text:style-name="P207"/>
            <text:p text:style-name="P208"/>
          </table:table-cell>
          <table:table-cell table:style-name="Cell87">
            <text:p text:style-name="P209"/>
            <text:p text:style-name="P210"/>
          </table:table-cell>
          <table:table-cell table:style-name="Cell88">
            <text:p text:style-name="P211"/>
            <text:p text:style-name="P212"/>
          </table:table-cell>
          <table:table-cell table:style-name="Cell89">
            <text:p text:style-name="P213"/>
            <text:p text:style-name="P214"/>
          </table:table-cell>
          <table:table-cell table:style-name="Cell90">
            <text:p text:style-name="P215"/>
            <text:p text:style-name="P216"/>
          </table:table-cell>
          <table:table-cell table:style-name="Cell91">
            <text:p text:style-name="P217"/>
            <text:p text:style-name="P218"/>
          </table:table-cell>
          <table:table-cell table:style-name="Cell92">
            <text:p text:style-name="P219"/>
            <text:p text:style-name="P220"/>
          </table:table-cell>
          <table:table-cell table:style-name="Cell93">
            <text:p text:style-name="P221"/>
            <text:p text:style-name="P222"/>
          </table:table-cell>
          <table:table-cell table:style-name="Cell94">
            <text:p text:style-name="P223"/>
            <text:p text:style-name="P224"><draw:frame svg:x="0cm" svg:y="0cm" svg:width="0.432cm" svg:height="0.466cm" draw:style-name="FR1" text:anchor-type="as-char" draw:z-index="0"><draw:image xlink:href="Pictures/image1.png" xlink:type="simple" xlink:show="embed" xlink:actuate="onLoad"/></draw:frame></text:p>
            <text:p text:style-name="P225"/>
          </table:table-cell>
          <table:table-cell table:style-name="Cell95">
            <text:p text:style-name="P226"/>
            <text:p text:style-name="P227"/>
          </table:table-cell>
          <table:table-cell table:style-name="Cell96">
            <text:p text:style-name="P228"/>
            <text:p text:style-name="P229"/>
          </table:table-cell>
          <table:table-cell table:style-name="Cell97">
            <text:p text:style-name="P230"/>
            <text:p text:style-name="P231"/>
          </table:table-cell>
          <table:table-cell table:style-name="Cell98">
            <text:p text:style-name="P232"/>
            <text:p text:style-name="P233"><draw:frame svg:x="0cm" svg:y="0cm" svg:width="0.432cm" svg:height="0.466cm" draw:style-name="FR2" text:anchor-type="as-char" draw:z-index="0"><draw:image xlink:href="Pictures/image2.png" xlink:type="simple" xlink:show="embed" xlink:actuate="onLoad"/></draw:frame></text:p>
            <text:p text:style-name="P234"/>
          </table:table-cell>
        </table:table-row>
        <table:table-row table:style-name="Row10">
          <table:table-cell table:style-name="Cell99">
            <text:p text:style-name="P235"/>
            <text:p text:style-name="P236"/>
          </table:table-cell>
          <table:table-cell table:style-name="Cell100">
            <text:p text:style-name="P237"/>
            <text:p text:style-name="P238"/>
          </table:table-cell>
          <table:table-cell table:style-name="Cell101">
            <text:p text:style-name="P239"/>
            <text:p text:style-name="P240"/>
          </table:table-cell>
          <table:table-cell table:style-name="Cell102">
            <text:p text:style-name="P241"/>
            <text:p text:style-name="P242"/>
          </table:table-cell>
          <table:table-cell table:style-name="Cell103">
            <text:p text:style-name="P243"/>
            <text:p text:style-name="P244"/>
          </table:table-cell>
          <table:table-cell table:style-name="Cell104">
            <text:p text:style-name="P245"/>
            <text:p text:style-name="P246"/>
          </table:table-cell>
          <table:table-cell table:style-name="Cell105">
            <text:p text:style-name="P247"/>
            <text:p text:style-name="P248"/>
          </table:table-cell>
          <table:table-cell table:style-name="Cell106">
            <text:p text:style-name="P249"/>
            <text:p text:style-name="P250"/>
          </table:table-cell>
          <table:table-cell table:style-name="Cell107">
            <text:p text:style-name="P251"/>
            <text:p text:style-name="P252"/>
          </table:table-cell>
          <table:table-cell table:style-name="Cell108">
            <text:p text:style-name="P253"/>
            <text:p text:style-name="P254"/>
          </table:table-cell>
          <table:table-cell table:style-name="Cell109">
            <text:p text:style-name="P255"/>
            <text:p text:style-name="P256"/>
          </table:table-cell>
          <table:table-cell table:style-name="Cell110">
            <text:p text:style-name="P257"/>
            <text:p text:style-name="P258"><draw:frame svg:x="0cm" svg:y="0cm" svg:width="0.432cm" svg:height="0.466cm" draw:style-name="FR3" text:anchor-type="as-char" draw:z-index="0"><draw:image xlink:href="Pictures/image3.png" xlink:type="simple" xlink:show="embed" xlink:actuate="onLoad"/></draw:frame></text:p>
            <text:p text:style-name="P259"/>
          </table:table-cell>
          <table:table-cell table:style-name="Cell111">
            <text:p text:style-name="P260"/>
            <text:p text:style-name="P261"/>
          </table:table-cell>
          <table:table-cell table:style-name="Cell112">
            <text:p text:style-name="P262"/>
            <text:p text:style-name="P263"/>
          </table:table-cell>
          <table:table-cell table:style-name="Cell113">
            <text:p text:style-name="P264"/>
            <text:p text:style-name="P265"/>
          </table:table-cell>
          <table:table-cell table:style-name="Cell114">
            <text:p text:style-name="P266"/>
            <text:p text:style-name="P267"><draw:frame svg:x="0cm" svg:y="0cm" svg:width="0.432cm" svg:height="0.466cm" draw:style-name="FR4" text:anchor-type="as-char" draw:z-index="0"><draw:image xlink:href="Pictures/image4.png" xlink:type="simple" xlink:show="embed" xlink:actuate="onLoad"/></draw:frame></text:p>
            <text:p text:style-name="P268"/>
          </table:table-cell>
        </table:table-row>
        <table:table-row table:style-name="Row11">
          <table:table-cell table:style-name="Cell115">
            <text:p text:style-name="P269"/>
            <text:p text:style-name="P270"/>
          </table:table-cell>
          <table:table-cell table:style-name="Cell116">
            <text:p text:style-name="P271"/>
            <text:p text:style-name="P272"/>
          </table:table-cell>
          <table:table-cell table:style-name="Cell117">
            <text:p text:style-name="P273"/>
            <text:p text:style-name="P274"/>
          </table:table-cell>
          <table:table-cell table:style-name="Cell118">
            <text:p text:style-name="P275"/>
            <text:p text:style-name="P276"/>
          </table:table-cell>
          <table:table-cell table:style-name="Cell119">
            <text:p text:style-name="P277"/>
            <text:p text:style-name="P278"/>
          </table:table-cell>
          <table:table-cell table:style-name="Cell120">
            <text:p text:style-name="P279"/>
            <text:p text:style-name="P280"/>
          </table:table-cell>
          <table:table-cell table:style-name="Cell121">
            <text:p text:style-name="P281"/>
            <text:p text:style-name="P282"/>
          </table:table-cell>
          <table:table-cell table:style-name="Cell122">
            <text:p text:style-name="P283"/>
            <text:p text:style-name="P284"/>
          </table:table-cell>
          <table:table-cell table:style-name="Cell123">
            <text:p text:style-name="P285"/>
            <text:p text:style-name="P286"/>
          </table:table-cell>
          <table:table-cell table:style-name="Cell124">
            <text:p text:style-name="P287"/>
            <text:p text:style-name="P288"/>
          </table:table-cell>
          <table:table-cell table:style-name="Cell125">
            <text:p text:style-name="P289"/>
            <text:p text:style-name="P290"/>
          </table:table-cell>
          <table:table-cell table:style-name="Cell126">
            <text:p text:style-name="P291"/>
            <text:p text:style-name="P292"><draw:frame svg:x="0cm" svg:y="0cm" svg:width="0.432cm" svg:height="0.466cm" draw:style-name="FR5" text:anchor-type="as-char" draw:z-index="0"><draw:image xlink:href="Pictures/image5.png" xlink:type="simple" xlink:show="embed" xlink:actuate="onLoad"/></draw:frame></text:p>
            <text:p text:style-name="P293"/>
          </table:table-cell>
          <table:table-cell table:style-name="Cell127">
            <text:p text:style-name="P294"/>
            <text:p text:style-name="P295"/>
          </table:table-cell>
          <table:table-cell table:style-name="Cell128">
            <text:p text:style-name="P296"/>
            <text:p text:style-name="P297"/>
          </table:table-cell>
          <table:table-cell table:style-name="Cell129">
            <text:p text:style-name="P298"/>
            <text:p text:style-name="P299"/>
          </table:table-cell>
          <table:table-cell table:style-name="Cell130">
            <text:p text:style-name="P300"/>
            <text:p text:style-name="P301"><draw:frame svg:x="0cm" svg:y="0cm" svg:width="0.432cm" svg:height="0.466cm" draw:style-name="FR6" text:anchor-type="as-char" draw:z-index="0"><draw:image xlink:href="Pictures/image6.png" xlink:type="simple" xlink:show="embed" xlink:actuate="onLoad"/></draw:frame></text:p>
            <text:p text:style-name="P302"/>
          </table:table-cell>
        </table:table-row>
        <table:table-row table:style-name="Row12">
          <table:table-cell table:style-name="Cell131">
            <text:p text:style-name="P303"/>
            <text:p text:style-name="P304"/>
          </table:table-cell>
          <table:table-cell table:style-name="Cell132">
            <text:p text:style-name="P305"/>
            <text:p text:style-name="P306"/>
          </table:table-cell>
          <table:table-cell table:style-name="Cell133">
            <text:p text:style-name="P307"/>
            <text:p text:style-name="P308"/>
          </table:table-cell>
          <table:table-cell table:style-name="Cell134">
            <text:p text:style-name="P309"/>
            <text:p text:style-name="P310"/>
          </table:table-cell>
          <table:table-cell table:style-name="Cell135">
            <text:p text:style-name="P311"/>
            <text:p text:style-name="P312"/>
          </table:table-cell>
          <table:table-cell table:style-name="Cell136">
            <text:p text:style-name="P313"/>
            <text:p text:style-name="P314"/>
          </table:table-cell>
          <table:table-cell table:style-name="Cell137">
            <text:p text:style-name="P315"/>
            <text:p text:style-name="P316"/>
          </table:table-cell>
          <table:table-cell table:style-name="Cell138">
            <text:p text:style-name="P317"/>
            <text:p text:style-name="P318"/>
          </table:table-cell>
          <table:table-cell table:style-name="Cell139">
            <text:p text:style-name="P319"/>
            <text:p text:style-name="P320"/>
          </table:table-cell>
          <table:table-cell table:style-name="Cell140">
            <text:p text:style-name="P321"/>
            <text:p text:style-name="P322"/>
          </table:table-cell>
          <table:table-cell table:style-name="Cell141">
            <text:p text:style-name="P323"/>
            <text:p text:style-name="P324"/>
          </table:table-cell>
          <table:table-cell table:style-name="Cell142">
            <text:p text:style-name="P325"/>
            <text:p text:style-name="P326"><draw:frame svg:x="0cm" svg:y="0cm" svg:width="0.432cm" svg:height="0.466cm" draw:style-name="FR7" text:anchor-type="as-char" draw:z-index="0"><draw:image xlink:href="Pictures/image7.png" xlink:type="simple" xlink:show="embed" xlink:actuate="onLoad"/></draw:frame></text:p>
            <text:p text:style-name="P327"/>
          </table:table-cell>
          <table:table-cell table:style-name="Cell143">
            <text:p text:style-name="P328"/>
            <text:p text:style-name="P329"/>
          </table:table-cell>
          <table:table-cell table:style-name="Cell144">
            <text:p text:style-name="P330"/>
            <text:p text:style-name="P331"/>
          </table:table-cell>
          <table:table-cell table:style-name="Cell145">
            <text:p text:style-name="P332"/>
            <text:p text:style-name="P333"/>
          </table:table-cell>
          <table:table-cell table:style-name="Cell146">
            <text:p text:style-name="P334"/>
            <text:p text:style-name="P335"><draw:frame svg:x="0cm" svg:y="0cm" svg:width="0.432cm" svg:height="0.466cm" draw:style-name="FR8" text:anchor-type="as-char" draw:z-index="0"><draw:image xlink:href="Pictures/image8.png" xlink:type="simple" xlink:show="embed" xlink:actuate="onLoad"/></draw:frame></text:p>
            <text:p text:style-name="P336"/>
          </table:table-cell>
        </table:table-row>
        <table:table-row table:style-name="Row13">
          <table:table-cell table:style-name="Cell147">
            <text:p text:style-name="P337"/>
            <text:p text:style-name="P338"/>
          </table:table-cell>
          <table:table-cell table:style-name="Cell148">
            <text:p text:style-name="P339"/>
            <text:p text:style-name="P340"/>
          </table:table-cell>
          <table:table-cell table:style-name="Cell149">
            <text:p text:style-name="P341"/>
            <text:p text:style-name="P342"/>
          </table:table-cell>
          <table:table-cell table:style-name="Cell150">
            <text:p text:style-name="P343"/>
            <text:p text:style-name="P344"/>
          </table:table-cell>
          <table:table-cell table:style-name="Cell151">
            <text:p text:style-name="P345"/>
            <text:p text:style-name="P346"/>
          </table:table-cell>
          <table:table-cell table:style-name="Cell152">
            <text:p text:style-name="P347"/>
            <text:p text:style-name="P348"/>
          </table:table-cell>
          <table:table-cell table:style-name="Cell153">
            <text:p text:style-name="P349"/>
            <text:p text:style-name="P350"/>
          </table:table-cell>
          <table:table-cell table:style-name="Cell154">
            <text:p text:style-name="P351"/>
            <text:p text:style-name="P352"/>
          </table:table-cell>
          <table:table-cell table:style-name="Cell155">
            <text:p text:style-name="P353"/>
            <text:p text:style-name="P354"/>
          </table:table-cell>
          <table:table-cell table:style-name="Cell156">
            <text:p text:style-name="P355"/>
            <text:p text:style-name="P356"/>
          </table:table-cell>
          <table:table-cell table:style-name="Cell157">
            <text:p text:style-name="P357"/>
            <text:p text:style-name="P358"/>
          </table:table-cell>
          <table:table-cell table:style-name="Cell158">
            <text:p text:style-name="P359"/>
            <text:p text:style-name="P360"><draw:frame svg:x="0cm" svg:y="0cm" svg:width="0.432cm" svg:height="0.466cm" draw:style-name="FR9" text:anchor-type="as-char" draw:z-index="0"><draw:image xlink:href="Pictures/image9.png" xlink:type="simple" xlink:show="embed" xlink:actuate="onLoad"/></draw:frame></text:p>
            <text:p text:style-name="P361"/>
          </table:table-cell>
          <table:table-cell table:style-name="Cell159">
            <text:p text:style-name="P362"/>
            <text:p text:style-name="P363"/>
          </table:table-cell>
          <table:table-cell table:style-name="Cell160">
            <text:p text:style-name="P364"/>
            <text:p text:style-name="P365"/>
          </table:table-cell>
          <table:table-cell table:style-name="Cell161">
            <text:p text:style-name="P366"/>
            <text:p text:style-name="P367"/>
          </table:table-cell>
          <table:table-cell table:style-name="Cell162">
            <text:p text:style-name="P368"/>
            <text:p text:style-name="P369"><draw:frame svg:x="0cm" svg:y="0cm" svg:width="0.432cm" svg:height="0.466cm" draw:style-name="FR10" text:anchor-type="as-char" draw:z-index="0"><draw:image xlink:href="Pictures/image10.png" xlink:type="simple" xlink:show="embed" xlink:actuate="onLoad"/></draw:frame></text:p>
            <text:p text:style-name="P370"/>
          </table:table-cell>
        </table:table-row>
        <table:table-row table:style-name="Row14">
          <table:table-cell table:style-name="Cell163">
            <text:p text:style-name="P371"/>
            <text:p text:style-name="P372"/>
          </table:table-cell>
          <table:table-cell table:style-name="Cell164">
            <text:p text:style-name="P373"/>
            <text:p text:style-name="P374"/>
          </table:table-cell>
          <table:table-cell table:style-name="Cell165">
            <text:p text:style-name="P375"/>
            <text:p text:style-name="P376"/>
          </table:table-cell>
          <table:table-cell table:style-name="Cell166">
            <text:p text:style-name="P377"/>
            <text:p text:style-name="P378"/>
          </table:table-cell>
          <table:table-cell table:style-name="Cell167">
            <text:p text:style-name="P379"/>
            <text:p text:style-name="P380"/>
          </table:table-cell>
          <table:table-cell table:style-name="Cell168">
            <text:p text:style-name="P381"/>
            <text:p text:style-name="P382"/>
          </table:table-cell>
          <table:table-cell table:style-name="Cell169">
            <text:p text:style-name="P383"/>
            <text:p text:style-name="P384"/>
          </table:table-cell>
          <table:table-cell table:style-name="Cell170">
            <text:p text:style-name="P385"/>
            <text:p text:style-name="P386"/>
          </table:table-cell>
          <table:table-cell table:style-name="Cell171">
            <text:p text:style-name="P387"/>
            <text:p text:style-name="P388"/>
          </table:table-cell>
          <table:table-cell table:style-name="Cell172">
            <text:p text:style-name="P389"/>
            <text:p text:style-name="P390"/>
          </table:table-cell>
          <table:table-cell table:style-name="Cell173">
            <text:p text:style-name="P391"/>
            <text:p text:style-name="P392"/>
          </table:table-cell>
          <table:table-cell table:style-name="Cell174">
            <text:p text:style-name="P393"/>
            <text:p text:style-name="P394"><draw:frame svg:x="0cm" svg:y="0cm" svg:width="0.432cm" svg:height="0.466cm" draw:style-name="FR11" text:anchor-type="as-char" draw:z-index="0"><draw:image xlink:href="Pictures/image11.png" xlink:type="simple" xlink:show="embed" xlink:actuate="onLoad"/></draw:frame></text:p>
            <text:p text:style-name="P395"/>
          </table:table-cell>
          <table:table-cell table:style-name="Cell175">
            <text:p text:style-name="P396"/>
            <text:p text:style-name="P397"/>
          </table:table-cell>
          <table:table-cell table:style-name="Cell176">
            <text:p text:style-name="P398"/>
            <text:p text:style-name="P399"/>
          </table:table-cell>
          <table:table-cell table:style-name="Cell177">
            <text:p text:style-name="P400"/>
            <text:p text:style-name="P401"/>
          </table:table-cell>
          <table:table-cell table:style-name="Cell178">
            <text:p text:style-name="P402"/>
            <text:p text:style-name="P403"><draw:frame svg:x="0cm" svg:y="0cm" svg:width="0.432cm" svg:height="0.466cm" draw:style-name="FR12" text:anchor-type="as-char" draw:z-index="0"><draw:image xlink:href="Pictures/image12.png" xlink:type="simple" xlink:show="embed" xlink:actuate="onLoad"/></draw:frame></text:p>
            <text:p text:style-name="P404"/>
          </table:table-cell>
        </table:table-row>
        <table:table-row table:style-name="Row15">
          <table:table-cell table:style-name="Cell179">
            <text:p text:style-name="P405"/>
            <text:p text:style-name="P406"/>
          </table:table-cell>
          <table:table-cell table:style-name="Cell180">
            <text:p text:style-name="P407"/>
            <text:p text:style-name="P408"/>
          </table:table-cell>
          <table:table-cell table:style-name="Cell181">
            <text:p text:style-name="P409"/>
            <text:p text:style-name="P410"/>
          </table:table-cell>
          <table:table-cell table:style-name="Cell182">
            <text:p text:style-name="P411"/>
            <text:p text:style-name="P412"/>
          </table:table-cell>
          <table:table-cell table:style-name="Cell183">
            <text:p text:style-name="P413"/>
            <text:p text:style-name="P414"/>
          </table:table-cell>
          <table:table-cell table:style-name="Cell184">
            <text:p text:style-name="P415"/>
            <text:p text:style-name="P416"/>
          </table:table-cell>
          <table:table-cell table:style-name="Cell185">
            <text:p text:style-name="P417"/>
            <text:p text:style-name="P418"/>
          </table:table-cell>
          <table:table-cell table:style-name="Cell186">
            <text:p text:style-name="P419"/>
            <text:p text:style-name="P420"/>
          </table:table-cell>
          <table:table-cell table:style-name="Cell187">
            <text:p text:style-name="P421"/>
            <text:p text:style-name="P422"/>
          </table:table-cell>
          <table:table-cell table:style-name="Cell188">
            <text:p text:style-name="P423"/>
            <text:p text:style-name="P424"/>
          </table:table-cell>
          <table:table-cell table:style-name="Cell189">
            <text:p text:style-name="P425"/>
            <text:p text:style-name="P426"/>
          </table:table-cell>
          <table:table-cell table:style-name="Cell190">
            <text:p text:style-name="P427"/>
            <text:p text:style-name="P428"><draw:frame svg:x="0cm" svg:y="0cm" svg:width="0.432cm" svg:height="0.466cm" draw:style-name="FR13" text:anchor-type="as-char" draw:z-index="0"><draw:image xlink:href="Pictures/image13.png" xlink:type="simple" xlink:show="embed" xlink:actuate="onLoad"/></draw:frame></text:p>
            <text:p text:style-name="P429"/>
          </table:table-cell>
          <table:table-cell table:style-name="Cell191">
            <text:p text:style-name="P430"/>
            <text:p text:style-name="P431"/>
          </table:table-cell>
          <table:table-cell table:style-name="Cell192">
            <text:p text:style-name="P432"/>
            <text:p text:style-name="P433"/>
          </table:table-cell>
          <table:table-cell table:style-name="Cell193">
            <text:p text:style-name="P434"/>
            <text:p text:style-name="P435"/>
          </table:table-cell>
          <table:table-cell table:style-name="Cell194">
            <text:p text:style-name="P436"/>
            <text:p text:style-name="P437"><draw:frame svg:x="0cm" svg:y="0cm" svg:width="0.432cm" svg:height="0.466cm" draw:style-name="FR14" text:anchor-type="as-char" draw:z-index="0"><draw:image xlink:href="Pictures/image14.png" xlink:type="simple" xlink:show="embed" xlink:actuate="onLoad"/></draw:frame></text:p>
            <text:p text:style-name="P438"/>
          </table:table-cell>
        </table:table-row>
        <table:table-row table:style-name="Row16">
          <table:table-cell table:style-name="Cell195">
            <text:p text:style-name="P439"/>
            <text:p text:style-name="P440"/>
          </table:table-cell>
          <table:table-cell table:style-name="Cell196">
            <text:p text:style-name="P441"/>
            <text:p text:style-name="P442"/>
          </table:table-cell>
          <table:table-cell table:style-name="Cell197">
            <text:p text:style-name="P443"/>
            <text:p text:style-name="P444"/>
          </table:table-cell>
          <table:table-cell table:style-name="Cell198">
            <text:p text:style-name="P445"/>
            <text:p text:style-name="P446"/>
          </table:table-cell>
          <table:table-cell table:style-name="Cell199">
            <text:p text:style-name="P447"/>
            <text:p text:style-name="P448"/>
          </table:table-cell>
          <table:table-cell table:style-name="Cell200">
            <text:p text:style-name="P449"/>
            <text:p text:style-name="P450"/>
          </table:table-cell>
          <table:table-cell table:style-name="Cell201">
            <text:p text:style-name="P451"/>
            <text:p text:style-name="P452"/>
          </table:table-cell>
          <table:table-cell table:style-name="Cell202">
            <text:p text:style-name="P453"/>
            <text:p text:style-name="P454"/>
          </table:table-cell>
          <table:table-cell table:style-name="Cell203">
            <text:p text:style-name="P455"/>
            <text:p text:style-name="P456"/>
          </table:table-cell>
          <table:table-cell table:style-name="Cell204">
            <text:p text:style-name="P457"/>
            <text:p text:style-name="P458"/>
          </table:table-cell>
          <table:table-cell table:style-name="Cell205">
            <text:p text:style-name="P459"/>
            <text:p text:style-name="P460"/>
          </table:table-cell>
          <table:table-cell table:style-name="Cell206">
            <text:p text:style-name="P461"/>
            <text:p text:style-name="P462"><draw:frame svg:x="0cm" svg:y="0cm" svg:width="0.432cm" svg:height="0.466cm" draw:style-name="FR15" text:anchor-type="as-char" draw:z-index="0"><draw:image xlink:href="Pictures/image15.png" xlink:type="simple" xlink:show="embed" xlink:actuate="onLoad"/></draw:frame></text:p>
            <text:p text:style-name="P463"/>
          </table:table-cell>
          <table:table-cell table:style-name="Cell207">
            <text:p text:style-name="P464"/>
            <text:p text:style-name="P465"/>
          </table:table-cell>
          <table:table-cell table:style-name="Cell208">
            <text:p text:style-name="P466"/>
            <text:p text:style-name="P467"/>
          </table:table-cell>
          <table:table-cell table:style-name="Cell209">
            <text:p text:style-name="P468"/>
            <text:p text:style-name="P469"/>
          </table:table-cell>
          <table:table-cell table:style-name="Cell210">
            <text:p text:style-name="P470"/>
            <text:p text:style-name="P471"><draw:frame svg:x="0cm" svg:y="0cm" svg:width="0.432cm" svg:height="0.466cm" draw:style-name="FR16" text:anchor-type="as-char" draw:z-index="0"><draw:image xlink:href="Pictures/image16.png" xlink:type="simple" xlink:show="embed" xlink:actuate="onLoad"/></draw:frame></text:p>
            <text:p text:style-name="P472"/>
          </table:table-cell>
        </table:table-row>
        <table:table-row table:style-name="Row17">
          <table:table-cell table:style-name="Cell211">
            <text:p text:style-name="P473"/>
            <text:p text:style-name="P474"/>
          </table:table-cell>
          <table:table-cell table:style-name="Cell212">
            <text:p text:style-name="P475"/>
            <text:p text:style-name="P476"/>
          </table:table-cell>
          <table:table-cell table:style-name="Cell213">
            <text:p text:style-name="P477"/>
            <text:p text:style-name="P478"/>
          </table:table-cell>
          <table:table-cell table:style-name="Cell214">
            <text:p text:style-name="P479"/>
            <text:p text:style-name="P480"/>
          </table:table-cell>
          <table:table-cell table:style-name="Cell215">
            <text:p text:style-name="P481"/>
            <text:p text:style-name="P482"/>
          </table:table-cell>
          <table:table-cell table:style-name="Cell216">
            <text:p text:style-name="P483"/>
            <text:p text:style-name="P484"/>
          </table:table-cell>
          <table:table-cell table:style-name="Cell217">
            <text:p text:style-name="P485"/>
            <text:p text:style-name="P486"/>
          </table:table-cell>
          <table:table-cell table:style-name="Cell218">
            <text:p text:style-name="P487"/>
            <text:p text:style-name="P488"/>
          </table:table-cell>
          <table:table-cell table:style-name="Cell219">
            <text:p text:style-name="P489"/>
            <text:p text:style-name="P490"/>
          </table:table-cell>
          <table:table-cell table:style-name="Cell220">
            <text:p text:style-name="P491"/>
            <text:p text:style-name="P492"/>
          </table:table-cell>
          <table:table-cell table:style-name="Cell221">
            <text:p text:style-name="P493"/>
            <text:p text:style-name="P494"/>
          </table:table-cell>
          <table:table-cell table:style-name="Cell222">
            <text:p text:style-name="P495"/>
            <text:p text:style-name="P496"><draw:frame svg:x="0cm" svg:y="0cm" svg:width="0.432cm" svg:height="0.504cm" draw:style-name="FR17" text:anchor-type="as-char" draw:z-index="0"><draw:image xlink:href="Pictures/image17.png" xlink:type="simple" xlink:show="embed" xlink:actuate="onLoad"/></draw:frame></text:p>
            <text:p text:style-name="P497"/>
          </table:table-cell>
          <table:table-cell table:style-name="Cell223">
            <text:p text:style-name="P498"/>
            <text:p text:style-name="P499"/>
          </table:table-cell>
          <table:table-cell table:style-name="Cell224">
            <text:p text:style-name="P500"/>
            <text:p text:style-name="P501"/>
          </table:table-cell>
          <table:table-cell table:style-name="Cell225">
            <text:p text:style-name="P502"/>
            <text:p text:style-name="P503"/>
          </table:table-cell>
          <table:table-cell table:style-name="Cell226">
            <text:p text:style-name="P504"/>
            <text:p text:style-name="P505"><draw:frame svg:x="0cm" svg:y="0cm" svg:width="0.432cm" svg:height="0.466cm" draw:style-name="FR18" text:anchor-type="as-char" draw:z-index="0"><draw:image xlink:href="Pictures/image18.png" xlink:type="simple" xlink:show="embed" xlink:actuate="onLoad"/></draw:frame></text:p>
            <text:p text:style-name="P506"/>
          </table:table-cell>
        </table:table-row>
        <table:table-row table:style-name="Row18">
          <table:table-cell table:style-name="Cell227">
            <text:p text:style-name="P507"/>
            <text:p text:style-name="P508"/>
          </table:table-cell>
          <table:table-cell table:style-name="Cell228">
            <text:p text:style-name="P509"/>
            <text:p text:style-name="P510"/>
          </table:table-cell>
          <table:table-cell table:style-name="Cell229">
            <text:p text:style-name="P511"/>
            <text:p text:style-name="P512"/>
          </table:table-cell>
          <table:table-cell table:style-name="Cell230">
            <text:p text:style-name="P513"/>
            <text:p text:style-name="P514"/>
          </table:table-cell>
          <table:table-cell table:style-name="Cell231">
            <text:p text:style-name="P515"/>
            <text:p text:style-name="P516"/>
          </table:table-cell>
          <table:table-cell table:style-name="Cell232">
            <text:p text:style-name="P517"/>
            <text:p text:style-name="P518"/>
          </table:table-cell>
          <table:table-cell table:style-name="Cell233">
            <text:p text:style-name="P519"/>
            <text:p text:style-name="P520"/>
          </table:table-cell>
          <table:table-cell table:style-name="Cell234">
            <text:p text:style-name="P521"/>
            <text:p text:style-name="P522"/>
          </table:table-cell>
          <table:table-cell table:style-name="Cell235">
            <text:p text:style-name="P523"/>
            <text:p text:style-name="P524"/>
          </table:table-cell>
          <table:table-cell table:style-name="Cell236">
            <text:p text:style-name="P525"/>
            <text:p text:style-name="P526"/>
          </table:table-cell>
          <table:table-cell table:style-name="Cell237">
            <text:p text:style-name="P527"/>
            <text:p text:style-name="P528"/>
          </table:table-cell>
          <table:table-cell table:style-name="Cell238">
            <text:p text:style-name="P529"/>
            <text:p text:style-name="P530"><draw:frame svg:x="0cm" svg:y="0cm" svg:width="0.432cm" svg:height="0.504cm" draw:style-name="FR19" text:anchor-type="as-char" draw:z-index="0"><draw:image xlink:href="Pictures/image19.png" xlink:type="simple" xlink:show="embed" xlink:actuate="onLoad"/></draw:frame></text:p>
            <text:p text:style-name="P531"/>
          </table:table-cell>
          <table:table-cell table:style-name="Cell239">
            <text:p text:style-name="P532"/>
            <text:p text:style-name="P533"/>
          </table:table-cell>
          <table:table-cell table:style-name="Cell240">
            <text:p text:style-name="P534"/>
            <text:p text:style-name="P535"/>
          </table:table-cell>
          <table:table-cell table:style-name="Cell241">
            <text:p text:style-name="P536"/>
            <text:p text:style-name="P537"/>
          </table:table-cell>
          <table:table-cell table:style-name="Cell242">
            <text:p text:style-name="P538"/>
            <text:p text:style-name="P539"><draw:frame svg:x="0cm" svg:y="0cm" svg:width="0.432cm" svg:height="0.466cm" draw:style-name="FR20" text:anchor-type="as-char" draw:z-index="0"><draw:image xlink:href="Pictures/image20.png" xlink:type="simple" xlink:show="embed" xlink:actuate="onLoad"/></draw:frame></text:p>
            <text:p text:style-name="P540"/>
          </table:table-cell>
        </table:table-row>
      </table:table>
      <text:p text:style-name="P541"/>
      <table:table table:style-name="Table4">
        <table:table-column table:style-name="Column30"/>
        <table:table-column table:style-name="Column31"/>
        <table:table-column table:style-name="Column32"/>
        <table:table-column table:style-name="Column33"/>
        <table:table-row table:style-name="Row19">
          <table:table-cell table:style-name="Cell243">
            <text:p text:style-name="P542"/>
            <text:p text:style-name="P543"><text:span text:style-name="T543_1">Dates</text:span><text:span text:style-name="T543_2"><text:s/></text:span><text:span text:style-name="T543_3">of</text:span><text:span text:style-name="T543_4"><text:s/></text:span><text:span text:style-name="T543_5">Field</text:span><text:span text:style-name="T543_6"><text:s/></text:span><text:span text:style-name="T543_7">Visits</text:span><text:span text:style-name="T543_8">:</text:span></text:p>
          </table:table-cell>
          <table:table-cell table:style-name="Cell244">
            <text:p text:style-name="P544"/>
            <text:p text:style-name="P545"/>
          </table:table-cell>
          <table:table-cell table:style-name="Cell245">
            <text:p text:style-name="P546"/>
            <text:p text:style-name="P547"><text:span text:style-name="T547_1">Dates</text:span><text:span text:style-name="T547_2"><text:s/></text:span><text:span text:style-name="T547_3">of</text:span><text:span text:style-name="T547_4"><text:s/></text:span><text:span text:style-name="T547_5">Compliance</text:span><text:span text:style-name="T547_6"><text:s/></text:span><text:span text:style-name="T547_7">Checks</text:span><text:span text:style-name="T547_8">:</text:span></text:p>
          </table:table-cell>
          <table:table-cell table:style-name="Cell246">
            <text:p text:style-name="P548"/>
            <text:p text:style-name="P549"/>
          </table:table-cell>
        </table:table-row>
      </table:table>
      <text:p text:style-name="P550"/>
      <text:p text:style-name="P551"><text:span text:style-name="T551_1"><text:tab/></text:span><text:span text:style-name="T551_2">Revision</text:span><text:span text:style-name="T551_3"><text:s/></text:span><text:span text:style-name="T551_4">Reporting</text:span><text:span text:style-name="T551_5"><text:s/></text:span><text:span text:style-name="T551_6">Form</text:span><text:span text:style-name="T551_7"><text:s/><text:tab/><text:tab/><text:tab/><text:tab/><text:tab/><text:tab/><text:tab/></text:span><text:span text:style-name="T551_8">Attachment</text:span><text:span text:style-name="T551_9"><text:s/></text:span><text:span text:style-name="T551_10">D</text:span></text:p>
      <table:table table:style-name="Table5"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row table:style-name="Row20">
          <table:table-cell table:style-name="Cell247">
            <text:p text:style-name="P552"/>
            <text:p text:style-name="P553"/>
          </table:table-cell>
          <table:table-cell table:style-name="Cell248">
            <text:p text:style-name="P554"/>
            <text:p text:style-name="P555"/>
          </table:table-cell>
          <table:table-cell table:style-name="Cell249">
            <text:p text:style-name="P556"/>
            <text:p text:style-name="P557"/>
          </table:table-cell>
          <table:table-cell table:style-name="Cell250">
            <text:p text:style-name="P558"/>
            <text:p text:style-name="P559"/>
          </table:table-cell>
          <table:table-cell table:style-name="Cell251">
            <text:p text:style-name="P560"/>
            <text:p text:style-name="P561"><text:span text:style-name="T561_1"><text:tab/>/</text:span></text:p>
          </table:table-cell>
        </table:table-row>
        <table:table-row table:style-name="Row21">
          <table:table-cell table:style-name="Cell252">
            <text:p text:style-name="P562"/>
            <text:p text:style-name="P563"><text:span text:style-name="T563_1">Tract</text:span><text:span text:style-name="T563_2"><text:s/></text:span><text:span text:style-name="T563_3">Identification</text:span><text:span text:style-name="T563_4"><text:s/></text:span><text:span text:style-name="T563_5">Number</text:span></text:p>
          </table:table-cell>
          <table:table-cell table:style-name="Cell253">
            <text:p text:style-name="P564"/>
            <text:p text:style-name="P565"><text:span text:style-name="T565_1">Hydro</text:span><text:span text:style-name="T565_2"><text:s/></text:span><text:span text:style-name="T565_3">Unit</text:span></text:p>
          </table:table-cell>
          <table:table-cell table:style-name="Cell254">
            <text:p text:style-name="P566"/>
            <text:p text:style-name="P567"><text:span text:style-name="T567_1"><text:s/></text:span><text:span text:style-name="T567_2">Owner</text:span><text:span text:style-name="T567_3"><text:s/></text:span><text:span text:style-name="T567_4">Name</text:span></text:p>
          </table:table-cell>
          <table:table-cell table:style-name="Cell255">
            <text:p text:style-name="P568"/>
            <text:p text:style-name="P569"><text:span text:style-name="T569_1">Operator</text:span><text:span text:style-name="T569_2"><text:s/></text:span><text:span text:style-name="T569_3">Name</text:span></text:p>
          </table:table-cell>
          <table:table-cell table:style-name="Cell256">
            <text:p text:style-name="P570"/>
            <text:p text:style-name="P571"><text:span text:style-name="T571_1">Locality</text:span><text:span text:style-name="T571_2"><text:s/>/<text:s/></text:span><text:span text:style-name="T571_3">District</text:span></text:p>
          </table:table-cell>
        </table:table-row>
      </table:table>
      <text:p text:style-name="P572"/>
      <text:p text:style-name="P573"/>
      <table:table table:style-name="Table6"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22">
          <table:table-cell table:style-name="Cell257">
            <text:p text:style-name="P574"/>
            <text:p text:style-name="P575"><text:span text:style-name="T575_1"><text:tab/><text:tab/></text:span><text:span text:style-name="T575_2">Revision</text:span><text:span text:style-name="T575_3"><text:s/></text:span><text:span text:style-name="T575_4">Dates</text:span></text:p>
          </table:table-cell>
          <table:table-cell table:style-name="Cell258">
            <text:p text:style-name="P576"/>
          </table:table-cell>
          <table:table-cell table:style-name="Cell259">
            <text:p text:style-name="P577"/>
          </table:table-cell>
          <table:table-cell table:style-name="Cell260">
            <text:p text:style-name="P578"/>
          </table:table-cell>
          <table:table-cell table:style-name="Cell261">
            <text:p text:style-name="P579"/>
          </table:table-cell>
          <table:table-cell table:style-name="Cell262">
            <text:p text:style-name="P580"/>
          </table:table-cell>
        </table:table-row>
        <table:table-row table:style-name="Row23">
          <table:table-cell table:style-name="Cell263">
            <text:p text:style-name="P581"/>
            <text:p text:style-name="P582"/>
          </table:table-cell>
          <table:table-cell table:style-name="Cell264">
            <text:p text:style-name="P583"/>
            <text:p text:style-name="P584"/>
          </table:table-cell>
          <table:table-cell table:style-name="Cell265">
            <text:p text:style-name="P585"/>
            <text:p text:style-name="P586"/>
          </table:table-cell>
          <table:table-cell table:style-name="Cell266">
            <text:p text:style-name="P587"/>
            <text:p text:style-name="P588"/>
          </table:table-cell>
          <table:table-cell table:style-name="Cell267">
            <text:p text:style-name="P589"/>
            <text:p text:style-name="P590"/>
          </table:table-cell>
          <table:table-cell table:style-name="Cell268">
            <text:p text:style-name="P591"/>
            <text:p text:style-name="P592"/>
          </table:table-cell>
        </table:table-row>
        <table:table-row table:style-name="Row24">
          <table:table-cell table:style-name="Cell269">
            <text:p text:style-name="P593"/>
            <text:p text:style-name="P594"><text:span text:style-name="T594_1">Revision</text:span><text:span text:style-name="T594_2"><text:s/></text:span><text:span text:style-name="T594_3">Initiated</text:span></text:p>
          </table:table-cell>
          <table:table-cell table:style-name="Cell270">
            <text:p text:style-name="P595"/>
            <text:p text:style-name="P596"><text:span text:style-name="T596_1">Revision</text:span><text:span text:style-name="T596_2"><text:s/></text:span><text:span text:style-name="T596_3">Developed</text:span></text:p>
          </table:table-cell>
          <table:table-cell table:style-name="Cell271">
            <text:p text:style-name="P597"/>
            <text:p text:style-name="P598"><text:span text:style-name="T598_1">Operator</text:span><text:span text:style-name="T598_2"><text:s/></text:span><text:span text:style-name="T598_3">Signature</text:span></text:p>
          </table:table-cell>
          <table:table-cell table:style-name="Cell272">
            <text:p text:style-name="P599"/>
            <text:p text:style-name="P600"><text:span text:style-name="T600_1">TRC</text:span><text:span text:style-name="T600_2"><text:s/></text:span><text:span text:style-name="T600_3">Approval</text:span></text:p>
          </table:table-cell>
          <table:table-cell table:style-name="Cell273">
            <text:p text:style-name="P601"/>
            <text:p text:style-name="P602"><text:span text:style-name="T602_1">Landowner</text:span><text:span text:style-name="T602_2"><text:s/></text:span><text:span text:style-name="T602_3">Signature</text:span></text:p>
          </table:table-cell>
          <table:table-cell table:style-name="Cell274">
            <text:p text:style-name="P603"/>
            <text:p text:style-name="P604"><text:span text:style-name="T604_1">SWCD</text:span><text:span text:style-name="T604_2"><text:s/></text:span><text:span text:style-name="T604_3">Board</text:span><text:span text:style-name="T604_4"><text:s/></text:span><text:span text:style-name="T604_5">Approval</text:span></text:p>
          </table:table-cell>
        </table:table-row>
      </table:table>
      <text:p text:style-name="P605"/>
      <text:p text:style-name="P606"/>
      <text:p text:style-name="P607"><text:span text:style-name="T607_1">Actions</text:span></text:p>
      <text:p text:style-name="P608"><text:span text:style-name="T608_1">Step</text:span><text:span text:style-name="T608_2"><text:tab/><text:tab/><text:tab/></text:span><text:span text:style-name="T608_3">Action</text:span><text:span text:style-name="T608_4"><text:tab/><text:tab/><text:tab/><text:tab/><text:tab/><text:tab/></text:span><text:span text:style-name="T608_5">Points</text:span><text:span text:style-name="T608_6"><text:tab/><text:tab/></text:span><text:span text:style-name="T608_7">Performed</text:span><text:span text:style-name="T608_8"><text:s/></text:span><text:span text:style-name="T608_9">by</text:span><text:span text:style-name="T608_10"><text:s/></text:span><text:span text:style-name="T608_11">District</text:span><text:span text:style-name="T608_12"><text:s/></text:span><text:span text:style-name="T608_13">Staff</text:span><text:span text:style-name="T608_14"><text:tab/></text:span></text:p>
      <text:p text:style-name="P609"><text:span text:style-name="T609_1">I</text:span><text:span text:style-name="T609_2"><text:tab/></text:span><text:span text:style-name="T609_3">Field</text:span><text:span text:style-name="T609_4"><text:s/></text:span><text:span text:style-name="T609_5">visit</text:span><text:span text:style-name="T609_6"><text:s/></text:span><text:span text:style-name="T609_7">to</text:span><text:span text:style-name="T609_8"><text:s/></text:span><text:span text:style-name="T609_9">Determine</text:span><text:span text:style-name="T609_10"><text:s/></text:span><text:span text:style-name="T609_11">buffer</text:span><text:span text:style-name="T609_12"><text:s/></text:span><text:span text:style-name="T609_13">existance</text:span><text:span text:style-name="T609_14"><text:s/></text:span><text:span text:style-name="T609_15">and</text:span><text:span text:style-name="T609_16"><text:s/></text:span><text:span text:style-name="T609_17">LS</text:span><text:span text:style-name="T609_18"><text:s/></text:span><text:span text:style-name="T609_19">factor</text:span><text:span text:style-name="T609_20"><text:tab/><text:tab/>1<text:s/><text:tab/><text:tab/>________________________<text:tab/><text:tab/><text:tab/><text:tab/><text:tab/></text:span></text:p>
      <text:p text:style-name="P610"><text:span text:style-name="T610_1">II</text:span><text:span text:style-name="T610_2"><text:tab/></text:span><text:span text:style-name="T610_3">Soil</text:span><text:span text:style-name="T610_4"><text:s/></text:span><text:span text:style-name="T610_5">Mapping</text:span><text:span text:style-name="T610_6"><text:s/>(</text:span><text:span text:style-name="T610_7">acres</text:span><text:span text:style-name="T610_8"><text:s/></text:span><text:span text:style-name="T610_9">of</text:span><text:span text:style-name="T610_10"><text:s/></text:span><text:span text:style-name="T610_11">each</text:span><text:span text:style-name="T610_12"><text:s/></text:span><text:span text:style-name="T610_13">MUID</text:span><text:span text:style-name="T610_14"><text:s/></text:span><text:span text:style-name="T610_15">within</text:span><text:span text:style-name="T610_16"><text:s/></text:span><text:span text:style-name="T610_17">each</text:span><text:span text:style-name="T610_18"><text:s/></text:span><text:span text:style-name="T610_19">field</text:span><text:span text:style-name="T610_20"><text:s/></text:span><text:span text:style-name="T610_21">boundary</text:span><text:span text:style-name="T610_22"><text:tab/>1<text:s/><text:tab/><text:tab/>________________________<text:tab/></text:span><text:span text:style-name="T610_23"><text:tab/></text:span></text:p>
      <text:p text:style-name="P611"><text:span text:style-name="T611_1">III</text:span><text:span text:style-name="T611_2"><text:tab/></text:span><text:span text:style-name="T611_3">Perform</text:span><text:span text:style-name="T611_4"><text:s/></text:span><text:span text:style-name="T611_5">RUSLE</text:span><text:span text:style-name="T611_6"><text:s/></text:span><text:span text:style-name="T611_7">equation</text:span><text:span text:style-name="T611_8"><text:tab/><text:tab/><text:tab/><text:tab/><text:tab/>1<text:s/><text:tab/><text:tab/>_____________________<text:tab/><text:tab/></text:span></text:p>
      <text:p text:style-name="P612"><text:span text:style-name="T612_1">IV</text:span><text:span text:style-name="T612_2"><text:tab/></text:span><text:span text:style-name="T612_3">Document</text:span><text:span text:style-name="T612_4">/</text:span><text:span text:style-name="T612_5">calculate</text:span><text:span text:style-name="T612_6"><text:s/></text:span><text:span text:style-name="T612_7">VALUES</text:span><text:span text:style-name="T612_8"><text:s/></text:span><text:span text:style-name="T612_9">for</text:span><text:span text:style-name="T612_10"><text:s/></text:span><text:span text:style-name="T612_11">relevant</text:span><text:span text:style-name="T612_12"><text:s/></text:span><text:span text:style-name="T612_13">crops</text:span><text:span text:style-name="T612_14"><text:tab/><text:tab/><text:tab/>1<text:s/><text:tab/><text:tab/>_____________________<text:tab/><text:tab/><text:tab/><text:tab/><text:tab/></text:span></text:p>
      <text:p text:style-name="P613"><text:span text:style-name="T613_1">V</text:span><text:span text:style-name="T613_2"><text:tab/></text:span><text:span text:style-name="T613_3">Calculate</text:span><text:span text:style-name="T613_4"><text:s/></text:span><text:span text:style-name="T613_5">nutrient</text:span><text:span text:style-name="T613_6"><text:s/></text:span><text:span text:style-name="T613_7">balance</text:span><text:span text:style-name="T613_8"><text:s/></text:span><text:span text:style-name="T613_9">sheet</text:span><text:span text:style-name="T613_10"><text:tab/><text:tab/><text:tab/><text:tab/>1<text:s/><text:tab/><text:tab/>_____________________<text:tab/><text:tab/><text:tab/><text:tab/><text:tab/></text:span></text:p>
      <text:p text:style-name="P614"><text:span text:style-name="T614_1">VI</text:span><text:span text:style-name="T614_2"><text:tab/></text:span><text:span text:style-name="T614_3">write</text:span><text:span text:style-name="T614_4"><text:s/></text:span><text:span text:style-name="T614_5">the</text:span><text:span text:style-name="T614_6"><text:s/></text:span><text:span text:style-name="T614_7">plan</text:span><text:span text:style-name="T614_8"><text:s/>(</text:span><text:span text:style-name="T614_9">currently</text:span><text:span text:style-name="T614_10"><text:s/></text:span><text:span text:style-name="T614_11">performed</text:span><text:span text:style-name="T614_12"><text:s/></text:span><text:span text:style-name="T614_13">in</text:span><text:span text:style-name="T614_14"><text:s/></text:span><text:span text:style-name="T614_15">FOCS</text:span><text:span text:style-name="T614_16">)<text:tab/><text:tab/><text:tab/>1<text:s/><text:tab/><text:tab/>_____________________<text:tab/><text:tab/><text:tab/><text:tab/><text:tab/></text:span></text:p>
      <text:p text:style-name="P615"><text:span text:style-name="T615_1">VII</text:span><text:span text:style-name="T615_2"><text:tab/></text:span><text:span text:style-name="T615_3">create</text:span><text:span text:style-name="T615_4"><text:s/></text:span><text:span text:style-name="T615_5">plan</text:span><text:span text:style-name="T615_6"><text:s/></text:span><text:span text:style-name="T615_7">maps</text:span><text:span text:style-name="T615_8"><text:s/>(</text:span><text:span text:style-name="T615_9">highlight</text:span><text:span text:style-name="T615_10"><text:s/></text:span><text:span text:style-name="T615_11">and</text:span><text:span text:style-name="T615_12"><text:s/></text:span><text:span text:style-name="T615_13">make</text:span><text:span text:style-name="T615_14"><text:s/></text:span><text:span text:style-name="T615_15">copies</text:span><text:span text:style-name="T615_16">)<text:tab/><text:tab/><text:tab/>1<text:s/><text:tab/><text:tab/>_____________________<text:tab/><text:tab/><text:tab/><text:tab/><text:tab/></text:span></text:p>
      <text:p text:style-name="P616"><text:span text:style-name="T616_1">VIII</text:span><text:span text:style-name="T616_2"><text:tab/></text:span><text:span text:style-name="T616_3">Present</text:span><text:span text:style-name="T616_4"><text:s/></text:span><text:span text:style-name="T616_5">plan</text:span><text:span text:style-name="T616_6"><text:s/></text:span><text:span text:style-name="T616_7">to</text:span><text:span text:style-name="T616_8"><text:s/></text:span><text:span text:style-name="T616_9">farmer</text:span><text:span text:style-name="T616_10"><text:s/></text:span><text:span text:style-name="T616_11">for</text:span><text:span text:style-name="T616_12"><text:s/></text:span><text:span text:style-name="T616_13">signature</text:span><text:span text:style-name="T616_14">/</text:span><text:span text:style-name="T616_15">approval</text:span><text:span text:style-name="T616_16"><text:tab/><text:tab/><text:tab/>1<text:s/><text:tab/><text:tab/>_____________________<text:tab/><text:tab/><text:tab/><text:tab/><text:tab/></text:span></text:p>
      <text:p text:style-name="P617"><text:span text:style-name="T617_1">IX</text:span><text:span text:style-name="T617_2"><text:tab/></text:span><text:span text:style-name="T617_3">Present</text:span><text:span text:style-name="T617_4"><text:s/></text:span><text:span text:style-name="T617_5">plan</text:span><text:span text:style-name="T617_6"><text:s/></text:span><text:span text:style-name="T617_7">to</text:span><text:span text:style-name="T617_8"><text:s/></text:span><text:span text:style-name="T617_9">TRC</text:span><text:span text:style-name="T617_10"><text:s/>&amp;<text:s/></text:span><text:span text:style-name="T617_11">Board</text:span><text:span text:style-name="T617_12"><text:s/></text:span><text:span text:style-name="T617_13">for</text:span><text:span text:style-name="T617_14"><text:s/></text:span><text:span text:style-name="T617_15">approval</text:span><text:span text:style-name="T617_16"><text:tab/><text:tab/><text:tab/>1<text:s/><text:tab/><text:tab/>_____________________<text:tab/><text:tab/><text:tab/><text:tab/><text:tab/></text:span></text:p>
      <text:p text:style-name="P618"><text:span text:style-name="T618_1">X</text:span><text:span text:style-name="T618_2"><text:tab/></text:span><text:span text:style-name="T618_3">Present</text:span><text:span text:style-name="T618_4"><text:s/></text:span><text:span text:style-name="T618_5">plan</text:span><text:span text:style-name="T618_6"><text:s/></text:span><text:span text:style-name="T618_7">to</text:span><text:span text:style-name="T618_8"><text:s/></text:span><text:span text:style-name="T618_9">landowner</text:span><text:span text:style-name="T618_10"><text:s/></text:span><text:span text:style-name="T618_11">for</text:span><text:span text:style-name="T618_12"><text:s/></text:span><text:span text:style-name="T618_13">approval</text:span><text:span text:style-name="T618_14"><text:s/><text:tab/><text:tab/><text:tab/><text:tab/>1<text:s/><text:tab/><text:tab/>_____________________<text:tab/><text:tab/><text:tab/><text:tab/><text:tab/></text:span></text:p>
      <text:p text:style-name="P619"><text:span text:style-name="T619_1">Total</text:span><text:span text:style-name="T619_2"><text:s/></text:span><text:span text:style-name="T619_3">Possible</text:span><text:span text:style-name="T619_4"><text:s/></text:span><text:span text:style-name="T619_5">Points</text:span><text:span text:style-name="T619_6"><text:s/></text:span><text:span text:style-name="T619_7">for</text:span><text:span text:style-name="T619_8"><text:s/></text:span><text:span text:style-name="T619_9">the</text:span><text:span text:style-name="T619_10"><text:s/></text:span><text:span text:style-name="T619_11">revision</text:span><text:span text:style-name="T619_12"><text:s/></text:span><text:span text:style-name="T619_13">of</text:span><text:span text:style-name="T619_14"><text:s/></text:span><text:span text:style-name="T619_15">a</text:span><text:span text:style-name="T619_16"><text:s/></text:span><text:span text:style-name="T619_17">SWQCP</text:span><text:span text:style-name="T619_18">:<text:tab/><text:tab/></text:span><text:span text:style-name="T619_19">10</text:span><text:span text:style-name="T619_20"><text:tab/><text:tab/><text:tab/><text:tab/><text:tab/><text:tab/><text:tab/><text:tab/></text:span></text:p>
      <text:p text:style-name="P620"/>
      <text:p text:style-name="P621"><text:span text:style-name="T621_1">Total</text:span><text:span text:style-name="T621_2"><text:s/></text:span><text:span text:style-name="T621_3">Plan</text:span><text:span text:style-name="T621_4">/</text:span><text:span text:style-name="T621_5">Tract</text:span><text:span text:style-name="T621_6"><text:s/></text:span><text:span text:style-name="T621_7">Acres</text:span><text:span text:style-name="T621_8">:<text:tab/><text:s/><text:tab/><text:tab/><text:tab/>__________<text:tab/><text:tab/></text:span><text:span text:style-name="T621_9">Total</text:span><text:span text:style-name="T621_10"><text:s/></text:span><text:span text:style-name="T621_11">Actions</text:span><text:span text:style-name="T621_12"><text:s/></text:span><text:span text:style-name="T621_13">Performed</text:span><text:span text:style-name="T621_14">:<text:s/>__________<text:tab/></text:span></text:p>
      <text:p text:style-name="P622"><text:span text:style-name="T622_1">Number</text:span><text:span text:style-name="T622_2"><text:s/></text:span><text:span text:style-name="T622_3">of</text:span><text:span text:style-name="T622_4"><text:s/></text:span><text:span text:style-name="T622_5">acres</text:span><text:span text:style-name="T622_6"><text:s/></text:span><text:span text:style-name="T622_7">affected</text:span><text:span text:style-name="T622_8"><text:s/></text:span><text:span text:style-name="T622_9">by</text:span><text:span text:style-name="T622_10"><text:s/></text:span><text:span text:style-name="T622_11">the</text:span><text:span text:style-name="T622_12"><text:s/></text:span><text:span text:style-name="T622_13">revision</text:span><text:span text:style-name="T622_14">:<text:tab/>__________<text:tab/><text:tab/><text:tab/><text:tab/></text:span></text:p>
      <text:p text:style-name="P623"><text:span text:style-name="T623_1">%<text:s/></text:span><text:span text:style-name="T623_2">of</text:span><text:span text:style-name="T623_3"><text:s/></text:span><text:span text:style-name="T623_4">Acres</text:span><text:span text:style-name="T623_5"><text:s/></text:span><text:span text:style-name="T623_6">affected</text:span><text:span text:style-name="T623_7"><text:s/></text:span><text:span text:style-name="T623_8">by</text:span><text:span text:style-name="T623_9"><text:s/></text:span><text:span text:style-name="T623_10">the</text:span><text:span text:style-name="T623_11"><text:s/></text:span><text:span text:style-name="T623_12">revision</text:span><text:span text:style-name="T623_13">:<text:tab/><text:tab/>__________<text:tab/><text:tab/></text:span><text:span text:style-name="T623_14">Plan</text:span><text:span text:style-name="T623_15"><text:s/></text:span><text:span text:style-name="T623_16">Credit</text:span><text:span text:style-name="T623_17"><text:note text:note-class="footnote"><text:note-citation/><text:note-body><text:p text:style-name="P624"><text:span text:style-name="T624_1">(</text:span><text:span text:style-name="T624_2">Rounding</text:span><text:span text:style-name="T624_3"><text:s/></text:span><text:span text:style-name="T624_4">Points</text:span><text:span text:style-name="T624_5"><text:s/></text:span><text:span text:style-name="T624_6">to</text:span><text:span text:style-name="T624_7"><text:s/></text:span><text:span text:style-name="T624_8">Percentages</text:span><text:span text:style-name="T624_9"><text:s/></text:span><text:span text:style-name="T624_10">for</text:span><text:span text:style-name="T624_11"><text:s/></text:span><text:span text:style-name="T624_12">revision</text:span><text:span text:style-name="T624_13"><text:s/></text:span><text:span text:style-name="T624_14">credits</text:span><text:span text:style-name="T624_15">:<text:s/>0-4<text:s/></text:span><text:span text:style-name="T624_16">pts</text:span><text:span text:style-name="T624_17">=<text:s/>33%<text:s/></text:span><text:span text:style-name="T624_18">or</text:span><text:span text:style-name="T624_19"><text:s/>1/3;<text:s/>5-7</text:span><text:span text:style-name="T624_20">pts</text:span><text:span text:style-name="T624_21">=50%<text:s/></text:span><text:span text:style-name="T624_22">or</text:span><text:span text:style-name="T624_23"><text:s/>1/2;<text:s/>&gt;7</text:span><text:span text:style-name="T624_24">pts</text:span><text:span text:style-name="T624_25">=100%<text:s/></text:span><text:span text:style-name="T624_26">or</text:span><text:span text:style-name="T624_27"><text:s/>1<text:s/></text:span><text:span text:style-name="T624_28">plan</text:span><text:span text:style-name="T624_29"><text:s/></text:span><text:span text:style-name="T624_30">deliverable</text:span><text:span text:style-name="T624_31">)</text:span></text:p></text:note-body></text:note></text:span><text:span text:style-name="T624_32"><text:s/>(.33,<text:s/>.5,<text:s/></text:span><text:span text:style-name="T624_33">or</text:span><text:span text:style-name="T624_34"><text:s/>1):__________</text:span></text:p>
      <text:p text:style-name="P625"><text:span text:style-name="T625_1">Reason</text:span><text:span text:style-name="T625_2"><text:s/></text:span><text:span text:style-name="T625_3">For</text:span><text:span text:style-name="T625_4"><text:s/></text:span><text:span text:style-name="T625_5">Revision</text:span><text:span text:style-name="T625_6">:<text:s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626"/>
      <text:p text:style-name="P627"><text:span text:style-name="T627_1">CHESAPEAKE</text:span><text:span text:style-name="T627_2"><text:s/></text:span><text:span text:style-name="T627_3">BAY</text:span><text:span text:style-name="T627_4"><text:s/></text:span><text:span text:style-name="T627_5">LOCAL</text:span><text:span text:style-name="T627_6"><text:s/></text:span><text:span text:style-name="T627_7">ASSISTANCE</text:span><text:span text:style-name="T627_8"><text:s/></text:span><text:span text:style-name="T627_9">DEPARTMENT</text:span></text:p>
      <text:p text:style-name="P628"><text:span text:style-name="T628_1">CHESAPEAKE</text:span><text:span text:style-name="T628_2"><text:s/></text:span><text:span text:style-name="T628_3">BAY</text:span><text:span text:style-name="T628_4"><text:s/></text:span><text:span text:style-name="T628_5">PRESERVATION</text:span><text:span text:style-name="T628_6"><text:s/></text:span><text:span text:style-name="T628_7">ACT</text:span><text:span text:style-name="T628_8"><text:s/></text:span><text:span text:style-name="T628_9">AGRICULTURAL</text:span><text:span text:style-name="T628_10"><text:s/></text:span><text:span text:style-name="T628_11">WATER</text:span><text:span text:style-name="T628_12"><text:s/></text:span><text:span text:style-name="T628_13">QUALITY</text:span><text:span text:style-name="T628_14"><text:s/></text:span><text:span text:style-name="T628_15">GRANT</text:span><text:span text:style-name="T628_16"><text:s/></text:span><text:span text:style-name="T628_17">PROGRAM</text:span><text:span text:style-name="T628_18"><text:s/></text:span><text:span text:style-name="T628_19">Attachment</text:span><text:span text:style-name="T628_20"><text:s/></text:span><text:span text:style-name="T628_21">E</text:span></text:p>
      <text:p text:style-name="P629"/>
      <text:p text:style-name="P630"><text:span text:style-name="T630_1">REQUEST</text:span><text:span text:style-name="T630_2"><text:s/></text:span><text:span text:style-name="T630_3">FOR</text:span><text:span text:style-name="T630_4"><text:s/></text:span><text:span text:style-name="T630_5">FUNDS</text:span><text:span text:style-name="T630_6"><text:s/></text:span></text:p>
      <text:p text:style-name="P631"><text:span text:style-name="T631_1">(</text:span><text:span text:style-name="T631_2">Due</text:span><text:span text:style-name="T631_3"><text:s/>7/10/2000<text:s/></text:span><text:span text:style-name="T631_4">and</text:span><text:span text:style-name="T631_5"><text:s/>1/10/2001,<text:s/></text:span><text:span text:style-name="T631_6">Originals</text:span><text:span text:style-name="T631_7"><text:s/></text:span><text:span text:style-name="T631_8">Only</text:span><text:span text:style-name="T631_9">,<text:s/></text:span><text:span text:style-name="T631_10">No</text:span><text:span text:style-name="T631_11"><text:s/></text:span><text:span text:style-name="T631_12">Copies</text:span><text:span text:style-name="T631_13"><text:s/></text:span><text:span text:style-name="T631_14">or</text:span><text:span text:style-name="T631_15"><text:s/></text:span><text:span text:style-name="T631_16">Faxes</text:span><text:span text:style-name="T631_17">)</text:span></text:p>
      <text:p text:style-name="P632"/>
      <text:p text:style-name="P633"><text:span text:style-name="T633_1">District</text:span><text:span text:style-name="T633_2"><text:s/></text:span><text:span text:style-name="T633_3">Name</text:span><text:span text:style-name="T633_4">:<text:s text:c="2"/></text:span><text:span text:style-name="T633_5">__________</text:span><text:span text:style-name="T633_6"><text:tab/><text:tab/><text:s/></text:span><text:span text:style-name="T633_7"><text:tab/><text:tab/><text:tab/><text:tab/><text:tab/><text:tab/><text:s text:c="3"/></text:span><text:span text:style-name="T633_8">FIN</text:span><text:span text:style-name="T633_9">:</text:span><text:span text:style-name="T633_10"><text:s text:c="2"/></text:span><text:span text:style-name="T633_11"><text:s text:c="25"/></text:span><text:span text:style-name="T633_12"><text:s/></text:span></text:p>
      <text:p text:style-name="P634"><text:span text:style-name="T634_1">Federal</text:span><text:span text:style-name="T634_2"><text:s/></text:span><text:span text:style-name="T634_3">Identification</text:span><text:span text:style-name="T634_4"><text:s/></text:span><text:span text:style-name="T634_5">Number</text:span></text:p>
      <text:p text:style-name="P635"><text:span text:style-name="T635_1">Contract</text:span><text:span text:style-name="T635_2"><text:s/></text:span><text:span text:style-name="T635_3">Number</text:span><text:span text:style-name="T635_4">:<text:s/></text:span><text:span text:style-name="T635_5">__________</text:span><text:span text:style-name="T635_6"><text:tab/><text:tab/><text:tab/></text:span></text:p>
      <text:p text:style-name="P636"/>
      <text:p text:style-name="P637"><text:span text:style-name="T637_1">1.<text:tab/></text:span><text:span text:style-name="T637_2">Total</text:span><text:span text:style-name="T637_3"><text:s/></text:span><text:span text:style-name="T637_4">Award</text:span><text:span text:style-name="T637_5"><text:s/></text:span><text:span text:style-name="T637_6">for</text:span><text:span text:style-name="T637_7"><text:s/></text:span><text:span text:style-name="T637_8">Fiscal</text:span><text:span text:style-name="T637_9"><text:s/></text:span><text:span text:style-name="T637_10">Year</text:span><text:span text:style-name="T637_11"><text:s/>2001:<text:tab/><text:tab/><text:tab/><text:tab/><text:tab/>$</text:span><text:span text:style-name="T637_12"><text:s text:c="39"/></text:span></text:p>
      <text:p text:style-name="P638"><text:span text:style-name="T638_1">Initial</text:span><text:span text:style-name="T638_2"><text:s/></text:span><text:span text:style-name="T638_3">CBLAD</text:span><text:span text:style-name="T638_4"><text:s/></text:span><text:span text:style-name="T638_5">Adjustment</text:span><text:span text:style-name="T638_6">:<text:tab/>$</text:span><text:span text:style-name="T638_7"><text:s text:c="25"/></text:span><text:span text:style-name="T638_8"><text:s text:c="2"/></text:span></text:p>
      <text:p text:style-name="P639"/>
      <text:p text:style-name="P640"><text:span text:style-name="T640_1">2.<text:s/><text:tab/></text:span><text:span text:style-name="T640_2">Total</text:span><text:span text:style-name="T640_3"><text:s/></text:span><text:span text:style-name="T640_4">Funds</text:span><text:span text:style-name="T640_5"><text:s/></text:span><text:span text:style-name="T640_6">Rec</text:span><text:span text:style-name="T640_7">'</text:span><text:span text:style-name="T640_8">d</text:span><text:span text:style-name="T640_9"><text:s/></text:span><text:span text:style-name="T640_10">to</text:span><text:span text:style-name="T640_11"><text:s/></text:span><text:span text:style-name="T640_12">Date</text:span><text:span text:style-name="T640_13"><text:s/></text:span><text:span text:style-name="T640_14">for</text:span><text:span text:style-name="T640_15"><text:s/></text:span><text:span text:style-name="T640_16">this</text:span><text:span text:style-name="T640_17"><text:s/></text:span><text:span text:style-name="T640_18">FY</text:span><text:span text:style-name="T640_19">:<text:tab/>$</text:span><text:span text:style-name="T640_20"><text:s text:c="25"/></text:span></text:p>
      <text:p text:style-name="P641"><text:span text:style-name="T641_1"><text:s text:c="5"/></text:span></text:p>
      <text:p text:style-name="P642"><text:span text:style-name="T642_1">3.<text:tab/></text:span><text:span text:style-name="T642_2"><text:tab/><text:tab/></text:span><text:span text:style-name="T642_3">Net</text:span><text:span text:style-name="T642_4"><text:s/></text:span><text:span text:style-name="T642_5">Amount</text:span><text:span text:style-name="T642_6"><text:s/></text:span><text:span text:style-name="T642_7">This</text:span><text:span text:style-name="T642_8"><text:s/></text:span><text:span text:style-name="T642_9">Request</text:span><text:span text:style-name="T642_10"><text:s text:c="38"/>$</text:span><text:span text:style-name="T642_11"><text:s/></text:span><text:span text:style-name="T642_12"><text:s text:c="22"/></text:span><text:span text:style-name="T642_13"><text:s/></text:span><text:span text:style-name="T642_14"><text:s text:c="22"/></text:span></text:p>
      <text:p text:style-name="P643"><text:span text:style-name="T643_1">4.<text:tab/><text:s/><text:tab/><text:tab/><text:s/></text:span><text:span text:style-name="T643_2">Award</text:span><text:span text:style-name="T643_3"><text:s text:c="2"/></text:span><text:span text:style-name="T643_4">Balance</text:span><text:span text:style-name="T643_5"><text:tab/>$</text:span><text:span text:style-name="T643_6"><text:s text:c="24"/></text:span><text:span text:style-name="T643_7"><text:s/></text:span></text:p>
      <text:p text:style-name="P644"><text:span text:style-name="T644_1"><text:s text:c="6"/>(</text:span><text:span text:style-name="T644_2">Lines</text:span><text:span text:style-name="T644_3"><text:s/>1-<text:s/></text:span><text:span text:style-name="T644_4">adj</text:span><text:span text:style-name="T644_5">)<text:s/>-<text:s/>(2+3)<text:s text:c="5"/></text:span></text:p>
      <text:p text:style-name="P645"/>
      <text:p text:style-name="P646"><text:span text:style-name="T646_1">SUMMARY</text:span><text:span text:style-name="T646_2"><text:s/></text:span><text:span text:style-name="T646_3">OF</text:span><text:span text:style-name="T646_4"><text:s/></text:span><text:span text:style-name="T646_5">EXPENDITURES</text:span><text:span text:style-name="T646_6"><text:s/></text:span><text:span text:style-name="T646_7">FOR</text:span><text:span text:style-name="T646_8"><text:s/></text:span><text:span text:style-name="T646_9">THIS</text:span><text:span text:style-name="T646_10"><text:s/></text:span><text:span text:style-name="T646_11">FY</text:span></text:p>
      <text:p text:style-name="P647"/>
      <text:p text:style-name="P648"><text:span text:style-name="T648_1">Report</text:span><text:span text:style-name="T648_2"><text:s/></text:span><text:span text:style-name="T648_3">Period</text:span><text:span text:style-name="T648_4"><text:s/></text:span><text:span text:style-name="T648_5">Ending</text:span><text:span text:style-name="T648_6">:<text:s/></text:span><text:span text:style-name="T648_7"><text:s text:c="2"/></text:span><text:span text:style-name="T648_8"><text:s text:c="21"/></text:span></text:p>
      <text:p text:style-name="P649"><text:span text:style-name="T649_1"><text:s text:c="2"/></text:span></text:p>
      <text:p text:style-name="P650"><text:span text:style-name="T650_1">Total</text:span><text:span text:style-name="T650_2"><text:s/></text:span><text:span text:style-name="T650_3">Grant</text:span><text:span text:style-name="T650_4"><text:s/></text:span><text:span text:style-name="T650_5">Expenditures</text:span><text:span text:style-name="T650_6"><text:s/></text:span><text:span text:style-name="T650_7">to</text:span><text:span text:style-name="T650_8"><text:s/></text:span><text:span text:style-name="T650_9">date</text:span><text:span text:style-name="T650_10">:<text:s text:c="10"/>$<text:s/>_____________</text:span></text:p>
      <text:p text:style-name="P651"/>
      <text:p text:style-name="P652"><text:span text:style-name="T652_1">Total</text:span><text:span text:style-name="T652_2"><text:s/></text:span><text:span text:style-name="T652_3">Plans</text:span><text:span text:style-name="T652_4"><text:s/></text:span><text:span text:style-name="T652_5">Completed</text:span><text:span text:style-name="T652_6"><text:s/></text:span><text:span text:style-name="T652_7">to</text:span><text:span text:style-name="T652_8"><text:s/></text:span><text:span text:style-name="T652_9">Date</text:span><text:span text:style-name="T652_10">:<text:tab/></text:span><text:span text:style-name="T652_11"><text:tab/></text:span><text:span text:style-name="T652_12"><text:s text:c="11"/></text:span></text:p>
      <text:p text:style-name="P653"><text:span text:style-name="T653_1">Total</text:span><text:span text:style-name="T653_2"><text:s/></text:span><text:span text:style-name="T653_3">Plans</text:span><text:span text:style-name="T653_4"><text:s/></text:span><text:span text:style-name="T653_5">Required</text:span><text:span text:style-name="T653_6"><text:s/></text:span><text:span text:style-name="T653_7">by</text:span><text:span text:style-name="T653_8"><text:s/></text:span><text:span text:style-name="T653_9">Agreement</text:span><text:span text:style-name="T653_10">:<text:tab/><text:tab/></text:span><text:span text:style-name="T653_11">_____</text:span></text:p>
      <text:p text:style-name="P654"><text:span text:style-name="T654_1"><text:s text:c="7"/></text:span></text:p>
      <text:p text:style-name="P655"><text:span text:style-name="T655_1">All</text:span><text:span text:style-name="T655_2"><text:s/></text:span><text:span text:style-name="T655_3">amounts</text:span><text:span text:style-name="T655_4"><text:s/></text:span><text:span text:style-name="T655_5">claimed</text:span><text:span text:style-name="T655_6"><text:s/></text:span><text:span text:style-name="T655_7">on</text:span><text:span text:style-name="T655_8"><text:s/></text:span><text:span text:style-name="T655_9">this</text:span><text:span text:style-name="T655_10"><text:s/></text:span><text:span text:style-name="T655_11">request</text:span><text:span text:style-name="T655_12"><text:s/></text:span><text:span text:style-name="T655_13">constitute</text:span><text:span text:style-name="T655_14"><text:s/></text:span><text:span text:style-name="T655_15">allowable</text:span><text:span text:style-name="T655_16"><text:s/></text:span><text:span text:style-name="T655_17">disbursements</text:span><text:span text:style-name="T655_18"><text:s/></text:span><text:span text:style-name="T655_19">in</text:span><text:span text:style-name="T655_20"><text:s/></text:span><text:span text:style-name="T655_21">accordance</text:span><text:span text:style-name="T655_22"><text:s/></text:span><text:span text:style-name="T655_23">with</text:span><text:span text:style-name="T655_24"><text:s/></text:span><text:span text:style-name="T655_25">the</text:span><text:span text:style-name="T655_26"><text:s/></text:span><text:span text:style-name="T655_27">terms</text:span><text:span text:style-name="T655_28"><text:s/></text:span><text:span text:style-name="T655_29">of</text:span><text:span text:style-name="T655_30"><text:s/></text:span><text:span text:style-name="T655_31">the</text:span><text:span text:style-name="T655_32"><text:s/></text:span><text:span text:style-name="T655_33">contract</text:span><text:span text:style-name="T655_34">.</text:span></text:p>
      <text:p text:style-name="P656"/>
      <text:p text:style-name="P657"><text:span text:style-name="T657_1"><text:s text:c="67"/></text:span><text:span text:style-name="T657_2"><text:s text:c="5"/><text:tab/><text:tab/><text:tab/></text:span><text:span text:style-name="T657_3"><text:s text:c="34"/></text:span><text:span text:style-name="T657_4"><text:s text:c="5"/></text:span><text:span text:style-name="T657_5"><text:s text:c="38"/></text:span></text:p>
      <text:p text:style-name="P658"><text:span text:style-name="T658_1">Authorized</text:span><text:span text:style-name="T658_2"><text:s/></text:span><text:span text:style-name="T658_3">District</text:span><text:span text:style-name="T658_4"><text:s/></text:span><text:span text:style-name="T658_5">signature</text:span><text:span text:style-name="T658_6"><text:s/>(</text:span><text:span text:style-name="T658_7">Contractor</text:span><text:span text:style-name="T658_8">)<text:tab/><text:tab/><text:tab/><text:s/></text:span><text:span text:style-name="T658_9">Title</text:span><text:span text:style-name="T658_10"><text:s text:c="31"/></text:span><text:span text:style-name="T658_11">Date</text:span><text:span text:style-name="T658_12"><text:s/></text:span><text:span text:style-name="T658_13">Signed</text:span></text:p>
      <text:p text:style-name="P659"/>
      <text:p text:style-name="P660"/>
      <text:p text:style-name="P661"><text:span text:style-name="T661_1">Contact</text:span><text:span text:style-name="T661_2"><text:s/></text:span><text:span text:style-name="T661_3">Person</text:span><text:span text:style-name="T661_4">:<text:s text:c="2"/></text:span><text:span text:style-name="T661_5"><text:s text:c="47"/></text:span><text:span text:style-name="T661_6"><text:s text:c="2"/></text:span><text:span text:style-name="T661_7">Telephone</text:span><text:span text:style-name="T661_8"><text:s/></text:span><text:span text:style-name="T661_9">No</text:span><text:span text:style-name="T661_10">:<text:s/></text:span><text:span text:style-name="T661_11"><text:s text:c="29"/></text:span><text:span text:style-name="T661_12"><text:s text:c="2"/></text:span><text:span text:style-name="T661_13">Fax</text:span><text:span text:style-name="T661_14"><text:s/></text:span><text:span text:style-name="T661_15">No</text:span><text:span text:style-name="T661_16">:<text:s text:c="2"/></text:span><text:span text:style-name="T661_17"><text:s text:c="26"/></text:span></text:p>
      <text:p text:style-name="P662"/>
      <text:p text:style-name="P663"><text:span text:style-name="T663_1">Make</text:span><text:span text:style-name="T663_2"><text:s/></text:span><text:span text:style-name="T663_3">payment</text:span><text:span text:style-name="T663_4"><text:s/></text:span><text:span text:style-name="T663_5">to</text:span><text:span text:style-name="T663_6">:<text:s/><text:tab/><text:tab/></text:span><text:span text:style-name="T663_7">Name</text:span><text:span text:style-name="T663_8">:<text:s/><text:tab/><text:tab/></text:span><text:span text:style-name="T663_9"><text:s text:c="66"/></text:span></text:p>
      <text:p text:style-name="P664"><text:span text:style-name="T664_1"><text:s text:c="10"/></text:span><text:span text:style-name="T664_2">Address</text:span><text:span text:style-name="T664_3">:<text:s text:c="6"/><text:tab/></text:span><text:span text:style-name="T664_4"><text:s text:c="66"/></text:span></text:p>
      <text:p text:style-name="P665"><text:span text:style-name="T665_1"><text:s text:c="66"/></text:span></text:p>
      <text:p text:style-name="P666"><text:span text:style-name="T666_1"><text:s text:c="2"/></text:span></text:p>
      <text:p text:style-name="P667"><text:span text:style-name="T667_1">For</text:span><text:span text:style-name="T667_2"><text:s/></text:span><text:span text:style-name="T667_3">CBLAD</text:span><text:span text:style-name="T667_4"><text:s/></text:span><text:span text:style-name="T667_5">Use</text:span><text:span text:style-name="T667_6"><text:s/></text:span><text:span text:style-name="T667_7">Only</text:span><text:span text:style-name="T667_8">:</text:span></text:p>
      <text:p text:style-name="P668"><draw:frame svg:x="1.27cm" svg:y="21.908cm" svg:width="19.05cm" svg:height="0.423cm" draw:style-name="FR21" text:anchor-type="char" draw:z-index="0"><draw:image xlink:href="Pictures/image21.png" xlink:type="simple" xlink:show="embed" xlink:actuate="onLoad"/></draw:frame></text:p>
      <text:p text:style-name="P669"/>
      <text:p text:style-name="P670"/>
      <text:p text:style-name="P671"><text:span text:style-name="T671_1">District</text:span><text:span text:style-name="T671_2"><text:s/></text:span><text:span text:style-name="T671_3">Request</text:span><text:span text:style-name="T671_4">:<text:tab/><text:s/></text:span><text:span text:style-name="T671_5"><text:s text:c="25"/></text:span><text:span text:style-name="T671_6">_<text:tab/><text:tab/><text:tab/></text:span><text:span text:style-name="T671_7">Approved</text:span><text:span text:style-name="T671_8"><text:s/></text:span><text:span text:style-name="T671_9">by</text:span><text:span text:style-name="T671_10">:<text:s text:c="3"/></text:span><text:span text:style-name="T671_11"><text:s text:c="33"/></text:span></text:p>
      <text:p text:style-name="P672"/>
      <text:p text:style-name="P673"><text:span text:style-name="T673_1"><text:s text:c="6"/></text:span><text:span text:style-name="T673_2">Adjustment</text:span><text:span text:style-name="T673_3">:<text:s/><text:tab/><text:s/></text:span><text:span text:style-name="T673_4"><text:s text:c="25"/></text:span><text:span text:style-name="T673_5">_<text:tab/><text:tab/><text:tab/><text:tab/><text:tab/></text:span><text:span text:style-name="T673_6">Program</text:span><text:span text:style-name="T673_7"><text:s/></text:span><text:span text:style-name="T673_8">Manager</text:span></text:p>
      <text:p text:style-name="P674"/>
      <text:p text:style-name="P675"><text:span text:style-name="T675_1">Authorized</text:span><text:span text:style-name="T675_2"><text:s/></text:span><text:span text:style-name="T675_3">Payment</text:span><text:span text:style-name="T675_4">:<text:tab/><text:s/></text:span><text:span text:style-name="T675_5"><text:s text:c="25"/></text:span><text:span text:style-name="T675_6"><text:s text:c="2"/><text:tab/><text:tab/><text:tab/><text:tab/><text:tab/></text:span><text:span text:style-name="T675_7"><text:s text:c="33"/></text:span></text:p>
      <text:p text:style-name="P676"><text:span text:style-name="T676_1"><text:tab/><text:tab/><text:tab/><text:tab/><text:tab/></text:span><text:span text:style-name="T676_2">Dat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Noto Symbol" svg:font-family="Noto Symbol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1.27cm" fo:padding-right="0cm" fo:margin-right="1.27cm"/>
      <style:header-style>
        <style:header-footer-properties fo:min-height="0.656cm" fo:margin-bottom="0.656cm" style:dynamic-spacing="true"/>
      </style:header-style>
      <style:footer-style>
        <style:header-footer-properties fo:min-height="-0.614cm" fo:margin-top="-0.614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00%" fo:margin-left="1.27cm" style:writing-mode="lr-tb"/>
    </style:style>
    <style:style style:name="T1_1" style:family="text">
      <style:text-properties fo:font-style="italic" style:font-style-asian="italic" style:font-style-complex="italic" fo:font-size="6pt" style:font-size-asian="6pt" style:font-size-complex="6pt"/>
    </style:style>
    <style:style style:name="T1_2" style:family="text">
      <style:text-properties fo:font-style="italic" style:font-style-asian="italic" style:font-style-complex="italic" fo:font-size="6pt" style:font-size-asian="6pt" style:font-size-complex="6pt"/>
    </style:style>
    <style:style style:name="T1_3" style:family="text">
      <style:text-properties fo:font-style="italic" style:font-style-asian="italic" style:font-style-complex="italic" fo:font-size="6pt" style:font-size-asian="6pt" style:font-size-complex="6pt"/>
    </style:style>
    <style:style style:name="T1_4" style:family="text">
      <style:text-properties fo:font-style="italic" style:font-style-asian="italic" style:font-style-complex="italic" fo:font-size="6pt" style:font-size-asian="6pt" style:font-size-complex="6pt"/>
    </style:style>
    <style:style style:name="P2" style:family="paragraph" style:parent-style-name="Standard">
      <style:paragraph-properties fo:break-before="auto" fo:text-indent="0cm" fo:line-height="100%" fo:margin-left="0cm" style:writing-mode="lr-tb"/>
    </style:style>
    <style:style style:name="P3" style:family="paragraph" style:parent-style-name="Standard">
      <style:paragraph-properties fo:break-before="auto" fo:text-indent="0cm" fo:line-height="100%" fo:margin-left="0cm" style:writing-mode="lr-tb"/>
    </style:style>
    <style:style style:name="P4" style:family="paragraph" style:parent-style-name="Standard">
      <style:paragraph-properties fo:break-before="auto" fo:text-indent="0cm" fo:line-height="100%" fo:margin-left="1.27cm" fo:margin-right="1.27cm" style:writing-mode="lr-tb"/>
    </style:style>
    <style:style style:name="T4_1" style:family="text">
      <style:text-properties fo:font-size="7pt" style:font-size-asian="7pt" style:font-size-complex="7pt"/>
    </style:style>
    <style:style style:name="T4_2" style:family="text">
      <style:text-properties fo:font-size="7pt" style:font-size-asian="7pt" style:font-size-complex="7pt"/>
    </style:style>
    <style:style style:name="T4_3" style:family="text">
      <style:text-properties fo:font-size="7pt" style:font-size-asian="7pt" style:font-size-complex="7pt"/>
    </style:style>
    <style:style style:name="T4_4" style:family="text">
      <style:text-properties fo:font-size="7pt" style:font-size-asian="7pt" style:font-size-complex="7pt"/>
    </style:style>
    <style:style style:name="T4_5" style:family="text">
      <style:text-properties fo:font-size="7pt" style:font-size-asian="7pt" style:font-size-complex="7pt"/>
    </style:style>
    <style:style style:name="T4_6" style:family="text">
      <style:text-properties fo:font-size="7pt" style:font-size-asian="7pt" style:font-size-complex="7pt"/>
    </style:style>
    <style:style style:name="T4_7" style:family="text">
      <style:text-properties fo:font-size="7pt" style:font-size-asian="7pt" style:font-size-complex="7pt"/>
    </style:style>
    <style:style style:name="T4_8" style:family="text">
      <style:text-properties fo:font-size="7pt" style:font-size-asian="7pt" style:font-size-complex="7pt"/>
    </style:style>
    <style:style style:name="T4_9" style:family="text">
      <style:text-properties fo:font-size="7pt" style:font-size-asian="7pt" style:font-size-complex="7pt"/>
    </style:style>
    <style:style style:name="T4_10" style:family="text">
      <style:text-properties fo:font-size="7pt" style:font-size-asian="7pt" style:font-size-complex="7pt"/>
    </style:style>
    <style:style style:name="T4_11" style:family="text">
      <style:text-properties fo:font-size="7pt" style:font-size-asian="7pt" style:font-size-complex="7pt"/>
    </style:style>
    <style:style style:name="T4_12" style:family="text">
      <style:text-properties fo:font-size="7pt" style:font-size-asian="7pt" style:font-size-complex="7pt"/>
    </style:style>
    <style:style style:name="T4_13" style:family="text">
      <style:text-properties fo:font-size="7pt" style:font-size-asian="7pt" style:font-size-complex="7pt"/>
    </style:style>
    <style:style style:name="T4_14" style:family="text">
      <style:text-properties fo:font-size="7pt" style:font-size-asian="7pt" style:font-size-complex="7pt"/>
    </style:style>
    <style:style style:name="T4_15" style:family="text">
      <style:text-properties fo:font-size="7pt" style:font-size-asian="7pt" style:font-size-complex="7pt"/>
    </style:style>
    <style:style style:name="T4_16" style:family="text">
      <style:text-properties fo:font-size="7pt" style:font-size-asian="7pt" style:font-size-complex="7pt"/>
    </style:style>
    <style:style style:name="T4_17" style:family="text">
      <style:text-properties fo:font-size="7pt" style:font-size-asian="7pt" style:font-size-complex="7pt"/>
    </style:style>
    <style:style style:name="T4_18" style:family="text">
      <style:text-properties fo:font-size="7pt" style:font-size-asian="7pt" style:font-size-complex="7pt"/>
    </style:style>
    <style:style style:name="T4_19" style:family="text">
      <style:text-properties fo:font-size="7pt" style:font-size-asian="7pt" style:font-size-complex="7pt"/>
    </style:style>
    <style:style style:name="T4_20" style:family="text">
      <style:text-properties fo:font-size="7pt" style:font-size-asian="7pt" style:font-size-complex="7pt"/>
    </style:style>
    <style:style style:name="T4_21" style:family="text">
      <style:text-properties fo:font-size="7pt" style:font-size-asian="7pt" style:font-size-complex="7pt"/>
    </style:style>
    <style:style style:name="T4_22" style:family="text">
      <style:text-properties fo:font-size="7pt" style:font-size-asian="7pt" style:font-size-complex="7pt"/>
    </style:style>
    <style:style style:name="T4_23" style:family="text">
      <style:text-properties fo:font-size="7pt" style:font-size-asian="7pt" style:font-size-complex="7pt"/>
    </style:style>
    <style:style style:name="T4_24" style:family="text">
      <style:text-properties fo:font-size="7pt" style:font-size-asian="7pt" style:font-size-complex="7pt"/>
    </style:style>
    <style:style style:name="T4_25" style:family="text">
      <style:text-properties fo:font-size="7pt" style:font-size-asian="7pt" style:font-size-complex="7pt"/>
    </style:style>
    <style:style style:name="T4_26" style:family="text">
      <style:text-properties fo:font-size="7pt" style:font-size-asian="7pt" style:font-size-complex="7pt"/>
    </style:style>
    <style:style style:name="T4_27" style:family="text">
      <style:text-properties fo:font-size="7pt" style:font-size-asian="7pt" style:font-size-complex="7pt"/>
    </style:style>
    <style:style style:name="T4_28" style:family="text">
      <style:text-properties fo:font-size="7pt" style:font-size-asian="7pt" style:font-size-complex="7pt"/>
    </style:style>
    <style:style style:name="T4_29" style:family="text">
      <style:text-properties fo:font-size="7pt" style:font-size-asian="7pt" style:font-size-complex="7pt"/>
    </style:style>
    <style:style style:name="T4_30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right" fo:break-before="auto" fo:text-indent="0cm" fo:line-height="100%" fo:margin-left="0cm" style:writing-mode="lr-tb"/>
    </style:style>
    <style:style style:name="P6" style:family="paragraph" style:parent-style-name="Standard">
      <style:paragraph-properties fo:break-before="auto" fo:text-indent="0cm" fo:line-height="100%" fo:margin-left="1.27cm" fo:margin-right="1.27cm" style:writing-mode="lr-tb"/>
    </style:style>
  </office:automatic-styles>
  <office:master-styles>
    <style:master-page style:name="Standard" style:page-layout-name="pm1">
      <style:header>
        <text:p text:style-name="P1"><text:span text:style-name="T1_1">Grant</text:span><text:span text:style-name="T1_2"><text:s/></text:span><text:span text:style-name="T1_3">Agreement</text:span><text:span text:style-name="T1_4"><text:s/>#<text:s/></text:span></text:p>
        <text:p text:style-name="P2"/>
      </style:header>
      <style:footer>
        <text:p text:style-name="P3"/>
        <text:p text:style-name="P4"><text:span text:style-name="T4_1">C</text:span><text:span text:style-name="T4_2">:\</text:span><text:span text:style-name="T4_3">RON</text:span><text:span text:style-name="T4_4"><text:s/></text:span><text:span text:style-name="T4_5">WOOD</text:span><text:span text:style-name="T4_6">'</text:span><text:span text:style-name="T4_7">S</text:span><text:span text:style-name="T4_8"><text:s/></text:span><text:span text:style-name="T4_9">STUFF</text:span><text:span text:style-name="T4_10">\</text:span><text:span text:style-name="T4_11">WOOD</text:span><text:span text:style-name="T4_12">\</text:span><text:span text:style-name="T4_13">FY</text:span><text:span text:style-name="T4_14">01\</text:span><text:span text:style-name="T4_15">AGREEMENTS</text:span><text:span text:style-name="T4_16">\</text:span><text:span text:style-name="T4_17">FINAL</text:span><text:span text:style-name="T4_18"><text:s/></text:span><text:span text:style-name="T4_19">DRAFT</text:span><text:span text:style-name="T4_20"><text:s/></text:span><text:span text:style-name="T4_21">OF</text:span><text:span text:style-name="T4_22"><text:s/></text:span><text:span text:style-name="T4_23">FY</text:span><text:span text:style-name="T4_24">01<text:s/></text:span><text:span text:style-name="T4_25">TO</text:span><text:span text:style-name="T4_26"><text:s/></text:span><text:span text:style-name="T4_27">DISTRIBUTE</text:span><text:span text:style-name="T4_28">.</text:span><text:span text:style-name="T4_29">DOC</text:span><text:span text:style-name="T4_30"><text:page-number text:select-page="current"/></text:span></text:p>
        <text:p text:style-name="P5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